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fo:font-style="italic"/>
    </style:style>
    <style:style style:name="T2" style:family="text">
      <style:text-properties fo:font-size="22.00pt" fo:font-weight="bold" fo:font-family="'Times New Roman'" style:font-family-asian="'Times New Roman'" style:font-family-complex="'Times New Roman'" fo:background-color="transparent" style:use-window-font-color="true"/>
    </style:style>
    <style:style style:name="T3"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fo:font-style="italic"/>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fo:font-style="italic"/>
    </style:style>
    <style:style style:name="T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fo:font-style="italic"/>
    </style:style>
    <style:style style:name="T1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fo:font-style="italic"/>
    </style:style>
    <style:style style:name="T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21" style:family="text">
      <style:text-properties fo:font-size="11.00pt" fo:font-weight="normal" fo:font-family="Calibri" style:font-family-asian="Calibri" style:font-family-complex="Calibri" fo:background-color="transparent" style:use-window-font-color="true" fo:font-style="italic"/>
    </style:style>
    <style:style style:name="T2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fo:font-style="italic"/>
    </style:style>
    <style:style style:name="T2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52"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67" style:family="text">
      <style:text-properties fo:font-size="14.00pt" fo:font-weight="bold" fo:font-family="Calibri" style:font-family-asian="Calibri" style:font-family-complex="Calibri" fo:background-color="transparent" style:use-window-font-color="true" fo:font-style="italic"/>
    </style:style>
    <style:style style:name="T68" style:family="text">
      <style:text-properties fo:font-size="11.00pt" fo:font-weight="normal" fo:font-family="Calibri" style:font-family-asian="Calibri" style:font-family-complex="Calibri" fo:background-color="transparent" style:use-window-font-color="true" fo:font-style="italic"/>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73" style:family="text">
      <style:text-properties fo:font-size="11.00pt" fo:font-weight="normal" fo:font-family="'Courier New'" style:font-family-asian="'Courier New'" style:font-family-complex="'Courier New'" fo:background-color="transparent" style:use-window-font-color="true"/>
    </style:style>
    <style:style style:name="T74"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75" style:family="text">
      <style:text-properties fo:font-size="11.00pt" fo:font-weight="normal" fo:font-family="'Courier New'" style:font-family-asian="'Courier New'" style:font-family-complex="'Courier New'" fo:background-color="transparent" style:use-window-font-color="true"/>
    </style:style>
    <style:style style:name="T76"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77" style:family="text">
      <style:text-properties fo:font-size="11.00pt" fo:font-weight="normal" fo:font-family="'Courier New'" style:font-family-asian="'Courier New'" style:font-family-complex="'Courier New'"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240.00%" fo:text-align="center" fo:margin-top="17.00pt" fo:margin-bottom="16.5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style:style style:name="P7" style:family="paragraph">
      <style:paragraph-properties fo:line-height="100.00%" fo:text-align="left" fo:margin-bottom="10.00pt"/>
    </style:style>
    <style:style style:name="P8" style:family="paragraph">
      <style:paragraph-properties fo:line-height="115.00%" fo:text-align="left" fo:margin-bottom="10.00pt"/>
    </style:style>
    <style:style style:name="P9" style:family="paragraph">
      <style:paragraph-properties fo:line-height="115.00%" fo:text-align="left" fo:margin-left="36.00pt" fo:text-indent="-18.00pt" fo:margin-bottom="10.00pt"/>
    </style:style>
    <style:style style:name="P10" style:family="paragraph">
      <style:paragraph-properties fo:line-height="115.00%" fo:text-align="left" fo:margin-bottom="10.00pt"/>
    </style:style>
    <style:style style:name="P11" style:family="paragraph">
      <style:paragraph-properties fo:line-height="115.00%" fo:text-align="left" fo:margin-left="36.00pt" fo:text-indent="-18.00pt" fo:margin-bottom="10.00pt"/>
    </style:style>
    <style:style style:name="P12" style:family="paragraph">
      <style:paragraph-properties fo:line-height="115.00%" fo:text-align="left" fo:margin-bottom="10.00pt"/>
    </style:style>
    <style:style style:name="P13" style:family="paragraph">
      <style:paragraph-properties fo:line-height="100.00%" fo:text-align="left"/>
    </style:style>
    <style:style style:name="P14" style:family="paragraph">
      <style:paragraph-properties fo:line-height="115.00%" fo:text-align="left" fo:margin-bottom="10.00pt"/>
    </style:style>
    <style:style style:name="P15" style:family="paragraph">
      <style:paragraph-properties fo:line-height="115.00%" fo:text-align="left" fo:margin-bottom="10.00pt"/>
    </style:style>
  </office:automatic-styles>
  <office:body>
    <office:text>
      <text:p text:style-name="P1"><text:span text:style-name="T1">PROJECT REPORT</text:span><text:span text:style-name="T2"/></text:p>
      <text:p text:style-name="P2"><text:span text:style-name="T3">1 INTRODUCTION<text:s/></text:span><text:span text:style-name="T4"/></text:p>
      <text:p text:style-name="P2"><text:span text:style-name="T4"><text:s/></text:span><text:span text:style-name="T5">1.1<text:s text:c="2"/></text:span><text:span text:style-name="T6">Overview<text:s/></text:span><text:span text:style-name="T7"/></text:p>
      <text:p text:style-name="P2"><text:span text:style-name="T7"><text:tab/>Intelligent Customer Help Desk with Smart Document Understanding</text:span></text:p>
      <text:p text:style-name="P2"><text:span text:style-name="T7"><text:tab/><text:tab/>In this project a chatbot is designed for customer's help for easy interaction with the stores. A customer need not call and wait for an official to talk. Instead he can directly ask his queries of customers using Smart Document Understanding.</text:span></text:p>
      <text:p text:style-name="P2"><text:span text:style-name="T8"><text:s/>1.2<text:s text:c="2"/></text:span><text:span text:style-name="T9">Purpose</text:span><text:span text:style-name="T10"/></text:p>
      <text:p text:style-name="P2"><text:span text:style-name="T10"><text:tab/>This project is mainly for the customers to ask their queries regarding the store details. A chatbot is being designed for communication of customers. This typical customer care chatbot can answer simple questions, such as store locations and hours, directions, and maybe even making appointments.</text:span></text:p>
      <text:p text:style-name="P2"><text:span text:style-name="T10"/></text:p>
      <text:p text:style-name="P2"><text:span text:style-name="T11">2 LITERATURE SURVEY</text:span><text:span text:style-name="T12"/></text:p>
      <text:p text:style-name="P2"><text:span text:style-name="T12"><text:s text:c="2"/></text:span><text:span text:style-name="T13">2.1<text:s text:c="2"/></text:span><text:span text:style-name="T14">Existing problem</text:span><text:span text:style-name="T15"/></text:p>
      <text:p text:style-name="P2"><text:span text:style-name="T16"><text:tab/>A customer usually faces a problem while contacting the store for their queries.They have to wait until the store manager is available for interacting with customer which is a time taking process indeed. The timings of the store may not be feasible for customer to ask their doubts or queries.</text:span></text:p>
      <text:p text:style-name="P2"><text:span text:style-name="T17"><text:s text:c="2"/>2.2<text:s text:c="2"/></text:span><text:span text:style-name="T18">Proposed solution</text:span><text:span text:style-name="T19"/></text:p>
      <text:p text:style-name="P2"><text:span text:style-name="T19"><text:tab/>Keeping in mind the problems of the customers, a new idea of building a CHATBOT which could answer the customers regarding the store timings, locations and also their queries about the products of the store ,etc. This chatbot is trained in such a way that it is ready to answer the customer's queries. Smart Document Understanding plays a major role in designing chatbot precisely.</text:span></text:p>
      <text:p text:style-name="P2"><text:span text:style-name="T20">3 THEORITICAL ANALYSIS</text:span></text:p>
      <text:p text:style-name="P2"><text:span text:style-name="T21"><text:s text:c="2"/>3.1<text:s text:c="2"/></text:span><text:span text:style-name="T22">Block diagram</text:span><text:span text:style-name="T23"/></text:p>
      <text:p text:style-name="P3"><draw:frame text:anchor-type="as-char" svg:width="176.40mm" svg:height="95.63mm" style:rel-width="scale" style:rel-height="scale"><draw:object-ole xlink:href="OleObj1"/><draw:image xlink:href="ObjectReplacements/OleObj1"/></draw:frame><text:span text:style-name="T25"/></text:p>
      <text:p text:style-name="P3"><text:span text:style-name="T25">BLOCK-DIAGRAM </text:span></text:p>
      <text:p text:style-name="P3"><text:span text:style-name="T25">Diagram Shows the interaction between User-Chatbot-Cloud function-Discovery-Training Data set to fetch the results of the queries asked by the customer using chatbot.</text:span></text:p>
      <text:p text:style-name="P4"><text:span text:style-name="T25"/></text:p>
      <text:p text:style-name="P4"><text:span text:style-name="T25"><text:tab/></text:span></text:p>
      <text:p text:style-name="P4"><text:span text:style-name="T25"><text:s/></text:span><text:span text:style-name="T26"><text:s/>3.2<text:s text:c="2"/></text:span><text:span text:style-name="T27">Hardware / Software designing</text:span><text:span text:style-name="T28"/></text:p>
      <text:p text:style-name="P4"><text:span text:style-name="T28"><text:tab/>Initially chatbot is being designed in order provide interaction between the customers and the store to find out about the store details.</text:span></text:p>
      <text:p text:style-name="P4"><text:span text:style-name="T28">Once the Techo-Bot receives a query about the store, it redirects to the Cloud Function.</text:span></text:p>
      <text:p text:style-name="P4"><text:span text:style-name="T28">The cloud function checks the data of the Discovery through Smart Document Understanding and fetches the data related to the query asked by the customer.</text:span></text:p>
      <text:p text:style-name="P4"><text:span text:style-name="T28">The data retrieved from discovery is being displayed to the customer through Techo-bot response.</text:span></text:p>
      <text:p text:style-name="P4"><text:span text:style-name="T29"/></text:p>
      <text:p text:style-name="P4"><text:span text:style-name="T29">4 EXPERIMENTAL INVESTIGATIONS</text:span></text:p>
      <text:p text:style-name="P4"><text:span text:style-name="T30"><text:tab/>While designing this chatbot it has given me many examples of other chatbots and their requirements in today's updating world. I have gained much more knowledge on how to design the questions and the related answeres that customers would ask the stores about. I have understood about watson,discovery, node-red and its applications efficiently.</text:span></text:p>
      <text:p text:style-name="P4"><text:span text:style-name="T31">5 FLOWCHART</text:span><text:span text:style-name="T32"/></text:p>
      <text:p text:style-name="P5"><draw:frame text:anchor-type="as-char" svg:width="168.77mm" svg:height="120.14mm" style:rel-width="scale" style:rel-height="scale"><draw:object-ole xlink:href="OleObj2"/><draw:image xlink:href="ObjectReplacements/OleObj2"/></draw:frame><text:span text:style-name="T34"/></text:p>
      <text:p text:style-name="P6"><text:span text:style-name="T35"/></text:p>
      <text:p text:style-name="P6"><text:span text:style-name="T35">6 RESULT</text:span></text:p>
      <text:p text:style-name="P6"><text:span text:style-name="T36">GREETINGS:</text:span></text:p>
      <text:p text:style-name="P7"><draw:frame text:anchor-type="as-char" svg:width="152.40mm" svg:height="47.84mm" style:rel-width="scale" style:rel-height="scale"><draw:object-ole xlink:href="OleObj3"/><draw:image xlink:href="ObjectReplacements/OleObj3"/></draw:frame><text:span text:style-name="T38"/></text:p>
      <text:p text:style-name="P7"><text:span text:style-name="T38">TIMINGS:</text:span></text:p>
      <text:p text:style-name="P7"><draw:frame text:anchor-type="as-char" svg:width="152.40mm" svg:height="47.78mm" style:rel-width="scale" style:rel-height="scale"><draw:object-ole xlink:href="OleObj4"/><draw:image xlink:href="ObjectReplacements/OleObj4"/></draw:frame><text:span text:style-name="T40"/></text:p>
      <text:p text:style-name="P7"><text:span text:style-name="T40">LOCATION:</text:span></text:p>
      <text:p text:style-name="P7"><draw:frame text:anchor-type="as-char" svg:width="152.40mm" svg:height="47.84mm" style:rel-width="scale" style:rel-height="scale"><draw:object-ole xlink:href="OleObj5"/><draw:image xlink:href="ObjectReplacements/OleObj5"/></draw:frame><text:span text:style-name="T42"/></text:p>
      <text:p text:style-name="P7"><text:span text:style-name="T42">APPOINTMENT:</text:span></text:p>
      <text:p text:style-name="P7"><draw:frame text:anchor-type="as-char" svg:width="152.40mm" svg:height="47.63mm" style:rel-width="scale" style:rel-height="scale"><draw:object-ole xlink:href="OleObj6"/><draw:image xlink:href="ObjectReplacements/OleObj6"/></draw:frame><text:span text:style-name="T44"/></text:p>
      <text:p text:style-name="P7"><text:span text:style-name="T44"/></text:p>
      <text:p text:style-name="P7"><text:span text:style-name="T44">QUERY RESULTS USING DISCOVERY</text:span></text:p>
      <text:p text:style-name="P7"><text:span text:style-name="T44">Steps for installing Wallmount:</text:span></text:p>
      <text:p text:style-name="P7"><draw:frame text:anchor-type="as-char" svg:width="152.40mm" svg:height="47.26mm" style:rel-width="scale" style:rel-height="scale"><draw:object-ole xlink:href="OleObj7"/><draw:image xlink:href="ObjectReplacements/OleObj7"/></draw:frame><text:span text:style-name="T46"/></text:p>
      <text:p text:style-name="P7"><text:span text:style-name="T46">What is Samsung Auto Remote App:</text:span></text:p>
      <text:p text:style-name="P7"><draw:frame text:anchor-type="as-char" svg:width="152.40mm" svg:height="47.84mm" style:rel-width="scale" style:rel-height="scale"><draw:object-ole xlink:href="OleObj8"/><draw:image xlink:href="ObjectReplacements/OleObj8"/></draw:frame><text:span text:style-name="T48"/></text:p>
      <text:p text:style-name="P7"><text:span text:style-name="T48">THANKYOU:</text:span></text:p>
      <text:p text:style-name="P7"><draw:frame text:anchor-type="as-char" svg:width="151.40mm" svg:height="38.83mm" style:rel-width="scale" style:rel-height="scale"><draw:object-ole xlink:href="OleObj9"/><draw:image xlink:href="ObjectReplacements/OleObj9"/></draw:frame><text:span text:style-name="T50"/></text:p>
      <text:p text:style-name="P7"><text:span text:style-name="T50"/></text:p>
      <text:p text:style-name="P7"><text:span text:style-name="T50"/></text:p>
      <text:p text:style-name="P7"><text:span text:style-name="T50"/></text:p>
      <text:p text:style-name="P7"><text:span text:style-name="T50"/></text:p>
      <text:p text:style-name="P7"><text:span text:style-name="T50"/></text:p>
      <text:p text:style-name="P8"><text:span text:style-name="T51"/></text:p>
      <text:p text:style-name="P8"><text:span text:style-name="T52">7 ADVANTAGES &amp;DISADVANTAGES</text:span><text:span text:style-name="T53"/></text:p>
      <text:p text:style-name="P8"><text:span text:style-name="T54">ADVANTAGES</text:span><text:span text:style-name="T55"/></text:p>
      <text:p text:style-name="P9"><text:span text:style-name="T55">Chatbots are a smarter way to ensure that customers receive the instant response that they demand.</text:span></text:p>
      <text:p text:style-name="P9"><text:span text:style-name="T55">Reducing the time and cost associated with transferring a customer between different departments.</text:span></text:p>
      <text:p text:style-name="P9"><text:span text:style-name="T55"><text:s/>Chatbots help reduce costs by reducing manpower as well enables cost optimisation.</text:span></text:p>
      <text:p text:style-name="P9"><text:span text:style-name="T55">Less customer stress and Bestter self service.</text:span></text:p>
      <text:p text:style-name="P9"><text:span text:style-name="T55">Chatbots can be used 24/7 even during the stores are closed.</text:span></text:p>
      <text:p text:style-name="P10"><text:span text:style-name="T55"/></text:p>
      <text:p text:style-name="P10"><text:span text:style-name="T56"><text:s/>DISADVANTAGES</text:span><text:span text:style-name="T57"/></text:p>
      <text:p text:style-name="P11"><text:span text:style-name="T57">Complex Chatbots Could Cost More</text:span></text:p>
      <text:p text:style-name="P11"><text:span text:style-name="T57">Not All Business Can Use Chatbots and all customers maynot be able to chat and clear their queries on their own.</text:span></text:p>
      <text:p text:style-name="P11"><text:span text:style-name="T57">Cannot be accessed when the server is<text:s text:c="2"/>busy or overloaded.</text:span></text:p>
      <text:p text:style-name="P12"><text:span text:style-name="T58">8 APPLICATIONS</text:span><text:span text:style-name="T59"/></text:p>
      <text:p text:style-name="P12"><text:span text:style-name="T59">Customer service chatbots perform those daily activities diligently which can potentially get monotonous for human employees. With telephone losing its primacy, chatbots when integrated through mobile apps, social media and web chats can quickly become a preferred channel of communication.</text:span></text:p>
      <text:p text:style-name="P12"><text:span text:style-name="T59">Watson Assistant. IBM's Watson Assistant is an AI powered chatbot application that offers multi-device and multi-platform support.</text:span></text:p>
      <text:p text:style-name="P12"><text:span text:style-name="T59">Chatbots are often associated with Artificial Intelligence : AI can be used by chatbots, but it is not always the case. Most advanced chatbots use AI and natural language processing (NLP) to understand complete sentences from customers like real humans. Concretely, the interaction with a chatbot looks like a conversation in messaging apps you already know.</text:span></text:p>
      <text:p text:style-name="P12"><text:span text:style-name="T60">9 CONCLUSION</text:span><text:span text:style-name="T61"/></text:p>
      <text:p text:style-name="P12"><text:span text:style-name="T61">By this project there will be proper interaction betweeen the customer and the store. The customer's queries will be answered according to the store Data that is being trained using Smart Document Understanding.</text:span></text:p>
      <text:p text:style-name="P12"><text:span text:style-name="T61">The chatbot will be even able to make appointments for the customers within the store timings.If anq query asked by the customer falls out of the scope then the cahtbot asks the customer to rephrase or assign any official to clarify the customer.</text:span></text:p>
      <text:p text:style-name="P12"><text:span text:style-name="T62">10 FUTURE SCOPE</text:span><text:span text:style-name="T63"/></text:p>
      <text:p text:style-name="P12"><text:span text:style-name="T63">Since the Chatbot being easy for usage it cane be further trained for deep queries and make it even more specific and productive. This chatbot ensures proper communication with the customer and the store. This can be further built in such a way that it can be made in different languages for making it customer friendly.</text:span></text:p>
      <text:p text:style-name="P12"><text:span text:style-name="T64">11 BIBILOGRAPHY<text:s/></text:span><text:span text:style-name="T65"/></text:p>
      <text:p text:style-name="P12"><text:span text:style-name="T65">Youtube</text:span></text:p>
      <text:p text:style-name="P12"><text:span text:style-name="T65">Slack Channel</text:span></text:p>
      <text:p text:style-name="P12"><text:span text:style-name="T65">Smartbridge Mentors</text:span></text:p>
      <text:p text:style-name="P12"><text:span text:style-name="T65">Google</text:span></text:p>
      <text:p text:style-name="P12"><text:span text:style-name="T65">Github</text:span></text:p>
      <text:p text:style-name="P12"><text:span text:style-name="T66">APPENDIX</text:span><text:span text:style-name="T67"/></text:p>
      <text:p text:style-name="P12"><text:span text:style-name="T67"><text:s text:c="2"/>A. Source code</text:span></text:p>
      <text:p text:style-name="P12"><text:span text:style-name="T68">NODE-RED FLOW</text:span><text:span text:style-name="T69"/></text:p>
      <text:p text:style-name="P12"><text:span text:style-name="T69">[{"id":"56690a5f.33acc4","type":"tab","label":"Flow 2","disabled":false,"info":""},{"id":"f1206654.b3b4a8","type":"function","z":"56690a5f.33acc4","name":"","func":"msg.payload=msg.payload.text;\nreturn msg;","outputs":1,"noerr":0,"x":250,"y":140,"wires":[["81b9561b.793cc8"]]},{"id":"5ad95c32.760694","type":"ui_form","z":"56690a5f.33acc4","name":"","label":"","group":"1eb267fe.61b0f8","order":3,"width":12,"height":2,"options":[{"label":"Try Techo-Bot","value":"text","type":"text","required":true,"rows":null}],"formValue":{"text":""},"payload":"","submit":"submit","cancel":"cancel","topic":"","x":130,"y":140,"wires":[["f1206654.b3b4a8"]]},{"id":"81b9561b.793cc8","type":"watson-conversation-v1","z":"56690a5f.33acc4","name":"chatbot","workspaceid":"4350d2df-064e-48ff-9b79-0dd33c818bac","multiuser":false,"context":true,"empty-payload":false,"service-endpoint":"","timeout":"","optout-learning":false,"x":380,"y":140,"wires":[["be9669c2.1bfb68"]]},{"id":"5ed1b66e.0c3218","type":"debug","z":"56690a5f.33acc4","name":"","active":true,"tosidebar":true,"console":false,"tostatus":false,"complete":"payload","targetType":"msg","x":670,"y":80,"wires":[]},{"id":"be9669c2.1bfb68","type":"function","z":"56690a5f.33acc4","name":"","func":"msg.payload=msg.payload.output.text[0];\nreturn msg;","outputs":1,"noerr":0,"x":510,"y":140,"wires":[["371243af.74c5cc","5ed1b66e.0c3218"]]},{"id":"371243af.74c5cc","type":"ui_text","z":"56690a5f.33acc4","group":"1eb267fe.61b0f8","order":2,"width":15,"height":5,"name":"","label":"Techo-Bot response","format":"{{msg.payload}}","layout":"col-center","x":680,"y":180,"wires":[]},{"id":"1eb267fe.61b0f8","type":"ui_group","z":"","name":"Hey this is Techo-Bot here to assist you regarding samsung products.","tab":"b08137c6.a1a518","order":1,"disp":true,"width":"27","collapse":false},{"id":"b08137c6.a1a518","type":"ui_tab","z":"","name":"Techo-Bot","icon":"dashboard","disabled":false,"hidden":false}]</text:span></text:p>
      <text:p text:style-name="P12"><text:span text:style-name="T70">CLOUD FUNCTION CODE</text:span></text:p>
      <text:p text:style-name="P12"><text:span text:style-name="T71">/**</text:span></text:p>
      <text:p text:style-name="P12"><text:span text:style-name="T71"><text:s text:c="2"/>*</text:span></text:p>
      <text:p text:style-name="P12"><text:span text:style-name="T71"><text:s text:c="2"/>* @param {object} params</text:span></text:p>
      <text:p text:style-name="P12"><text:span text:style-name="T71"><text:s text:c="2"/>* @param {string} params.iam_apikey</text:span></text:p>
      <text:p text:style-name="P12"><text:span text:style-name="T71"><text:s text:c="2"/>* @param {string} params.url</text:span></text:p>
      <text:p text:style-name="P12"><text:span text:style-name="T71"><text:s text:c="2"/>* @param {string} params.username</text:span></text:p>
      <text:p text:style-name="P12"><text:span text:style-name="T71"><text:s text:c="2"/>* @param {string} params.password</text:span></text:p>
      <text:p text:style-name="P12"><text:span text:style-name="T71"><text:s text:c="2"/>* @param {string} params.environment_id</text:span></text:p>
      <text:p text:style-name="P12"><text:span text:style-name="T71"><text:s text:c="2"/>* @param {string} params.collection_id</text:span></text:p>
      <text:p text:style-name="P12"><text:span text:style-name="T71"><text:s text:c="2"/>* @param {string} params.configuration_id</text:span></text:p>
      <text:p text:style-name="P12"><text:span text:style-name="T71"><text:s text:c="2"/>* @param {string} params.input</text:span></text:p>
      <text:p text:style-name="P12"><text:span text:style-name="T71"><text:s text:c="2"/>*</text:span></text:p>
      <text:p text:style-name="P12"><text:span text:style-name="T71"><text:s text:c="2"/>* @return {object}</text:span></text:p>
      <text:p text:style-name="P12"><text:span text:style-name="T71"><text:s text:c="2"/>*</text:span></text:p>
      <text:p text:style-name="P12"><text:span text:style-name="T71"><text:s text:c="2"/>*/</text:span></text:p>
      <text:p text:style-name="P12"><text:span text:style-name="T71"/></text:p>
      <text:p text:style-name="P12"><text:span text:style-name="T71">const assert = require('assert');</text:span></text:p>
      <text:p text:style-name="P12"><text:span text:style-name="T71">const DiscoveryV1 = require('watson-developer-cloud/discovery/v1');</text:span></text:p>
      <text:p text:style-name="P12"><text:span text:style-name="T71"/></text:p>
      <text:p text:style-name="P12"><text:span text:style-name="T71">/**</text:span></text:p>
      <text:p text:style-name="P12"><text:span text:style-name="T71"><text:s text:c="2"/>*</text:span></text:p>
      <text:p text:style-name="P12"><text:span text:style-name="T71"><text:s text:c="2"/>* main() will be run when you invoke this action</text:span></text:p>
      <text:p text:style-name="P12"><text:span text:style-name="T71"><text:s text:c="2"/>*</text:span></text:p>
      <text:p text:style-name="P12"><text:span text:style-name="T71"><text:s text:c="2"/>* @param Cloud Functions actions accept a single parameter, which must be a JSON object.</text:span></text:p>
      <text:p text:style-name="P12"><text:span text:style-name="T71"><text:s text:c="2"/>*</text:span></text:p>
      <text:p text:style-name="P12"><text:span text:style-name="T71"><text:s text:c="2"/>* @return The output of this action, which must be a JSON object.</text:span></text:p>
      <text:p text:style-name="P12"><text:span text:style-name="T71"><text:s text:c="2"/>*</text:span></text:p>
      <text:p text:style-name="P12"><text:span text:style-name="T71"><text:s text:c="2"/>*/</text:span></text:p>
      <text:p text:style-name="P12"><text:span text:style-name="T71">function main(params) {</text:span></text:p>
      <text:p text:style-name="P12"><text:span text:style-name="T71"><text:s text:c="2"/>return new Promise(function (resolve, reject) {</text:span></text:p>
      <text:p text:style-name="P12"><text:span text:style-name="T71"/></text:p>
      <text:p text:style-name="P12"><text:span text:style-name="T71"><text:s text:c="4"/>let discovery;</text:span></text:p>
      <text:p text:style-name="P12"><text:span text:style-name="T71"/></text:p>
      <text:p text:style-name="P12"><text:span text:style-name="T71"><text:s text:c="4"/>if (params.iam_apikey){</text:span></text:p>
      <text:p text:style-name="P12"><text:span text:style-name="T71"><text:s text:c="6"/>discovery = new DiscoveryV1({</text:span></text:p>
      <text:p text:style-name="P12"><text:span text:style-name="T71"><text:s text:c="8"/>'iam_apikey': params.iam_apikey,</text:span></text:p>
      <text:p text:style-name="P12"><text:span text:style-name="T71"><text:s text:c="8"/>'url': params.url,</text:span></text:p>
      <text:p text:style-name="P12"><text:span text:style-name="T71"><text:s text:c="8"/>'version': '2019-03-25'</text:span></text:p>
      <text:p text:style-name="P12"><text:span text:style-name="T71"><text:s text:c="6"/>});</text:span></text:p>
      <text:p text:style-name="P12"><text:span text:style-name="T71"><text:s text:c="4"/>}</text:span></text:p>
      <text:p text:style-name="P12"><text:span text:style-name="T71"><text:s text:c="4"/>else {</text:span></text:p>
      <text:p text:style-name="P12"><text:span text:style-name="T71"><text:s text:c="6"/>discovery = new DiscoveryV1({</text:span></text:p>
      <text:p text:style-name="P12"><text:span text:style-name="T71"><text:s text:c="8"/>'username': params.username,</text:span></text:p>
      <text:p text:style-name="P12"><text:span text:style-name="T71"><text:s text:c="8"/>'password': params.password,</text:span></text:p>
      <text:p text:style-name="P12"><text:span text:style-name="T71"><text:s text:c="8"/>'url': params.url,</text:span></text:p>
      <text:p text:style-name="P12"><text:span text:style-name="T71"><text:s text:c="8"/>'version': '2019-03-25'</text:span></text:p>
      <text:p text:style-name="P12"><text:span text:style-name="T71"><text:s text:c="6"/>});</text:span></text:p>
      <text:p text:style-name="P12"><text:span text:style-name="T71"><text:s text:c="4"/>}</text:span></text:p>
      <text:p text:style-name="P12"><text:span text:style-name="T71"/></text:p>
      <text:p text:style-name="P12"><text:span text:style-name="T71"><text:s text:c="4"/>discovery.query({</text:span></text:p>
      <text:p text:style-name="P12"><text:span text:style-name="T71"><text:s text:c="6"/>'environment_id': params.environment_id,</text:span></text:p>
      <text:p text:style-name="P12"><text:span text:style-name="T71"><text:s text:c="6"/>'collection_id': params.collection_id,</text:span></text:p>
      <text:p text:style-name="P12"><text:span text:style-name="T71"><text:s text:c="6"/>'natural_language_query': params.input,</text:span></text:p>
      <text:p text:style-name="P12"><text:span text:style-name="T71"><text:s text:c="6"/>'passages': true,</text:span></text:p>
      <text:p text:style-name="P12"><text:span text:style-name="T71"><text:s text:c="6"/>'count': 3,</text:span></text:p>
      <text:p text:style-name="P12"><text:span text:style-name="T71"><text:s text:c="6"/>'passages_count': 3</text:span></text:p>
      <text:p text:style-name="P12"><text:span text:style-name="T71"><text:s text:c="4"/>}, function(err, data) {</text:span></text:p>
      <text:p text:style-name="P12"><text:span text:style-name="T71"><text:s text:c="6"/>if (err) {</text:span></text:p>
      <text:p text:style-name="P12"><text:span text:style-name="T71"><text:s text:c="8"/>return reject(err);</text:span></text:p>
      <text:p text:style-name="P12"><text:span text:style-name="T71"><text:s text:c="6"/>}</text:span></text:p>
      <text:p text:style-name="P12"><text:span text:style-name="T71"><text:s text:c="6"/>return resolve(data);</text:span></text:p>
      <text:p text:style-name="P12"><text:span text:style-name="T71"><text:s text:c="4"/>});</text:span></text:p>
      <text:p text:style-name="P12"><text:span text:style-name="T71"><text:s text:c="2"/>});</text:span></text:p>
      <text:p text:style-name="P12"><text:span text:style-name="T71">}</text:span></text:p>
      <text:p text:style-name="P12"><text:span text:style-name="T71"/></text:p>
      <text:p text:style-name="P12"><text:span text:style-name="T72">WATSON ASSISTANT SKILL CODE</text:span></text:p>
      <text:p text:style-name="P13"><text:span text:style-name="T73">{</text:span></text:p>
      <text:p text:style-name="P13"><text:span text:style-name="T73"><text:s text:c="2"/>"intents": [</text:span></text:p>
      <text:p text:style-name="P13"><text:span text:style-name="T73"><text:s text:c="4"/>{</text:span></text:p>
      <text:p text:style-name="P13"><text:span text:style-name="T73"><text:s text:c="6"/>"intent": "Customer_Care_Program_Inquiry",</text:span></text:p>
      <text:p text:style-name="P13"><text:span text:style-name="T73"><text:s text:c="6"/>"examples": [</text:span></text:p>
      <text:p text:style-name="P13"><text:span text:style-name="T73"><text:s text:c="8"/>{</text:span></text:p>
      <text:p text:style-name="P13"><text:span text:style-name="T73"><text:s text:c="10"/>"text": "Is there a customer loyalty program of some sort available at the moment?"</text:span></text:p>
      <text:p text:style-name="P13"><text:span text:style-name="T73"><text:s text:c="8"/>},</text:span></text:p>
      <text:p text:style-name="P13"><text:span text:style-name="T73"><text:s text:c="8"/>{</text:span></text:p>
      <text:p text:style-name="P13"><text:span text:style-name="T73"><text:s text:c="10"/>"text": "Do I get anything for buying a lot?"</text:span></text:p>
      <text:p text:style-name="P13"><text:span text:style-name="T73"><text:s text:c="8"/>},</text:span></text:p>
      <text:p text:style-name="P13"><text:span text:style-name="T73"><text:s text:c="8"/>{</text:span></text:p>
      <text:p text:style-name="P13"><text:span text:style-name="T73"><text:s text:c="10"/>"text": "Is there a bonus group offered?"</text:span></text:p>
      <text:p text:style-name="P13"><text:span text:style-name="T73"><text:s text:c="8"/>},</text:span></text:p>
      <text:p text:style-name="P13"><text:span text:style-name="T73"><text:s text:c="8"/>{</text:span></text:p>
      <text:p text:style-name="P13"><text:span text:style-name="T73"><text:s text:c="10"/>"text": "Is it possible to obtain points for buys I have made in the past?"</text:span></text:p>
      <text:p text:style-name="P13"><text:span text:style-name="T73"><text:s text:c="8"/>},</text:span></text:p>
      <text:p text:style-name="P13"><text:span text:style-name="T73"><text:s text:c="8"/>{</text:span></text:p>
      <text:p text:style-name="P13"><text:span text:style-name="T73"><text:s text:c="10"/>"text": "If I purchase frequently will I get benefits?"</text:span></text:p>
      <text:p text:style-name="P13"><text:span text:style-name="T73"><text:s text:c="8"/>},</text:span></text:p>
      <text:p text:style-name="P13"><text:span text:style-name="T73"><text:s text:c="8"/>{</text:span></text:p>
      <text:p text:style-name="P13"><text:span text:style-name="T73"><text:s text:c="10"/>"text": "Frequent purchaser benefits?"</text:span></text:p>
      <text:p text:style-name="P13"><text:span text:style-name="T73"><text:s text:c="8"/>},</text:span></text:p>
      <text:p text:style-name="P13"><text:span text:style-name="T73"><text:s text:c="8"/>{</text:span></text:p>
      <text:p text:style-name="P13"><text:span text:style-name="T73"><text:s text:c="10"/>"text": "Do you have a points program?"</text:span></text:p>
      <text:p text:style-name="P13"><text:span text:style-name="T73"><text:s text:c="8"/>},</text:span></text:p>
      <text:p text:style-name="P13"><text:span text:style-name="T73"><text:s text:c="8"/>{</text:span></text:p>
      <text:p text:style-name="P13"><text:span text:style-name="T73"><text:s text:c="10"/>"text": "What about your loyalty program?"</text:span></text:p>
      <text:p text:style-name="P13"><text:span text:style-name="T73"><text:s text:c="8"/>},</text:span></text:p>
      <text:p text:style-name="P13"><text:span text:style-name="T73"><text:s text:c="8"/>{</text:span></text:p>
      <text:p text:style-name="P13"><text:span text:style-name="T73"><text:s text:c="10"/>"text": "Rewards frequent purchasing?"</text:span></text:p>
      <text:p text:style-name="P13"><text:span text:style-name="T73"><text:s text:c="8"/>},</text:span></text:p>
      <text:p text:style-name="P13"><text:span text:style-name="T73"><text:s text:c="8"/>{</text:span></text:p>
      <text:p text:style-name="P13"><text:span text:style-name="T73"><text:s text:c="10"/>"text": "Reward scheme?"</text:span></text:p>
      <text:p text:style-name="P13"><text:span text:style-name="T73"><text:s text:c="8"/>},</text:span></text:p>
      <text:p text:style-name="P13"><text:span text:style-name="T73"><text:s text:c="8"/>{</text:span></text:p>
      <text:p text:style-name="P13"><text:span text:style-name="T73"><text:s text:c="10"/>"text": "Reward points backdated?"</text:span></text:p>
      <text:p text:style-name="P13"><text:span text:style-name="T73"><text:s text:c="8"/>},</text:span></text:p>
      <text:p text:style-name="P13"><text:span text:style-name="T73"><text:s text:c="8"/>{</text:span></text:p>
      <text:p text:style-name="P13"><text:span text:style-name="T73"><text:s text:c="10"/>"text": "Receive credits buys?"</text:span></text:p>
      <text:p text:style-name="P13"><text:span text:style-name="T73"><text:s text:c="8"/>},</text:span></text:p>
      <text:p text:style-name="P13"><text:span text:style-name="T73"><text:s text:c="8"/>{</text:span></text:p>
      <text:p text:style-name="P13"><text:span text:style-name="T73"><text:s text:c="10"/>"text": "Loyalty rewards program?"</text:span></text:p>
      <text:p text:style-name="P13"><text:span text:style-name="T73"><text:s text:c="8"/>},</text:span></text:p>
      <text:p text:style-name="P13"><text:span text:style-name="T73"><text:s text:c="8"/>{</text:span></text:p>
      <text:p text:style-name="P13"><text:span text:style-name="T73"><text:s text:c="10"/>"text": "Is there a rewards system for customers?"</text:span></text:p>
      <text:p text:style-name="P13"><text:span text:style-name="T73"><text:s text:c="8"/>},</text:span></text:p>
      <text:p text:style-name="P13"><text:span text:style-name="T73"><text:s text:c="8"/>{</text:span></text:p>
      <text:p text:style-name="P13"><text:span text:style-name="T73"><text:s text:c="10"/>"text": "Is there a program that rewards me for my use?"</text:span></text:p>
      <text:p text:style-name="P13"><text:span text:style-name="T73"><text:s text:c="8"/>},</text:span></text:p>
      <text:p text:style-name="P13"><text:span text:style-name="T73"><text:s text:c="8"/>{</text:span></text:p>
      <text:p text:style-name="P13"><text:span text:style-name="T73"><text:s text:c="10"/>"text": "Are past purchases rewarded?"</text:span></text:p>
      <text:p text:style-name="P13"><text:span text:style-name="T73"><text:s text:c="8"/>},</text:span></text:p>
      <text:p text:style-name="P13"><text:span text:style-name="T73"><text:s text:c="8"/>{</text:span></text:p>
      <text:p text:style-name="P13"><text:span text:style-name="T73"><text:s text:c="10"/>"text": "Are pre-purchased items eligible for rewards?"</text:span></text:p>
      <text:p text:style-name="P13"><text:span text:style-name="T73"><text:s text:c="8"/>},</text:span></text:p>
      <text:p text:style-name="P13"><text:span text:style-name="T73"><text:s text:c="8"/>{</text:span></text:p>
      <text:p text:style-name="P13"><text:span text:style-name="T73"><text:s text:c="10"/>"text": "Can I get points for stuff I bought?"</text:span></text:p>
      <text:p text:style-name="P13"><text:span text:style-name="T73"><text:s text:c="8"/>},</text:span></text:p>
      <text:p text:style-name="P13"><text:span text:style-name="T73"><text:s text:c="8"/>{</text:span></text:p>
      <text:p text:style-name="P13"><text:span text:style-name="T73"><text:s text:c="10"/>"text": "Can I get points on transactions I've already made?"</text:span></text:p>
      <text:p text:style-name="P13"><text:span text:style-name="T73"><text:s text:c="8"/>},</text:span></text:p>
      <text:p text:style-name="P13"><text:span text:style-name="T73"><text:s text:c="8"/>{</text:span></text:p>
      <text:p text:style-name="P13"><text:span text:style-name="T73"><text:s text:c="10"/>"text": "Can I receive loyalty credit for previous acquisitions?"</text:span></text:p>
      <text:p text:style-name="P13"><text:span text:style-name="T73"><text:s text:c="8"/>}</text:span></text:p>
      <text:p text:style-name="P13"><text:span text:style-name="T73"><text:s text:c="6"/>],</text:span></text:p>
      <text:p text:style-name="P13"><text:span text:style-name="T73"><text:s text:c="6"/>"description": "Learn about customer loyalty programs."</text:span></text:p>
      <text:p text:style-name="P13"><text:span text:style-name="T73"><text:s text:c="4"/>},</text:span></text:p>
      <text:p text:style-name="P13"><text:span text:style-name="T73"><text:s text:c="4"/>{</text:span></text:p>
      <text:p text:style-name="P13"><text:span text:style-name="T73"><text:s text:c="6"/>"intent": "Customer_Care_Contact_Us",</text:span></text:p>
      <text:p text:style-name="P13"><text:span text:style-name="T73"><text:s text:c="6"/>"examples": [</text:span></text:p>
      <text:p text:style-name="P13"><text:span text:style-name="T73"><text:s text:c="8"/>{</text:span></text:p>
      <text:p text:style-name="P13"><text:span text:style-name="T73"><text:s text:c="10"/>"text": "How can I contact your business?"</text:span></text:p>
      <text:p text:style-name="P13"><text:span text:style-name="T73"><text:s text:c="8"/>},</text:span></text:p>
      <text:p text:style-name="P13"><text:span text:style-name="T73"><text:s text:c="8"/>{</text:span></text:p>
      <text:p text:style-name="P13"><text:span text:style-name="T73"><text:s text:c="10"/>"text": "Can I contact the business by post?"</text:span></text:p>
      <text:p text:style-name="P13"><text:span text:style-name="T73"><text:s text:c="8"/>},</text:span></text:p>
      <text:p text:style-name="P13"><text:span text:style-name="T73"><text:s text:c="8"/>{</text:span></text:p>
      <text:p text:style-name="P13"><text:span text:style-name="T73"><text:s text:c="10"/>"text": "Tell me the number to your general department"</text:span></text:p>
      <text:p text:style-name="P13"><text:span text:style-name="T73"><text:s text:c="8"/>},</text:span></text:p>
      <text:p text:style-name="P13"><text:span text:style-name="T73"><text:s text:c="8"/>{</text:span></text:p>
      <text:p text:style-name="P13"><text:span text:style-name="T73"><text:s text:c="10"/>"text": "Need your phone number"</text:span></text:p>
      <text:p text:style-name="P13"><text:span text:style-name="T73"><text:s text:c="8"/>},</text:span></text:p>
      <text:p text:style-name="P13"><text:span text:style-name="T73"><text:s text:c="8"/>{</text:span></text:p>
      <text:p text:style-name="P13"><text:span text:style-name="T73"><text:s text:c="10"/>"text": "Is there a phone number to your shop at fort worth tx?"</text:span></text:p>
      <text:p text:style-name="P13"><text:span text:style-name="T73"><text:s text:c="8"/>},</text:span></text:p>
      <text:p text:style-name="P13"><text:span text:style-name="T73"><text:s text:c="8"/>{</text:span></text:p>
      <text:p text:style-name="P13"><text:span text:style-name="T73"><text:s text:c="10"/>"text": "I would like to speak to customer service."</text:span></text:p>
      <text:p text:style-name="P13"><text:span text:style-name="T73"><text:s text:c="8"/>},</text:span></text:p>
      <text:p text:style-name="P13"><text:span text:style-name="T73"><text:s text:c="8"/>{</text:span></text:p>
      <text:p text:style-name="P13"><text:span text:style-name="T73"><text:s text:c="10"/>"text": "I want to know number to the store closest to me"</text:span></text:p>
      <text:p text:style-name="P13"><text:span text:style-name="T73"><text:s text:c="8"/>},</text:span></text:p>
      <text:p text:style-name="P13"><text:span text:style-name="T73"><text:s text:c="8"/>{</text:span></text:p>
      <text:p text:style-name="P13"><text:span text:style-name="T73"><text:s text:c="10"/>"text": "How do I best contact you when there has been a problem with my bill?"</text:span></text:p>
      <text:p text:style-name="P13"><text:span text:style-name="T73"><text:s text:c="8"/>},</text:span></text:p>
      <text:p text:style-name="P13"><text:span text:style-name="T73"><text:s text:c="8"/>{</text:span></text:p>
      <text:p text:style-name="P13"><text:span text:style-name="T73"><text:s text:c="10"/>"text": "Hi can you let me have the telephone number of my local store please?"</text:span></text:p>
      <text:p text:style-name="P13"><text:span text:style-name="T73"><text:s text:c="8"/>},</text:span></text:p>
      <text:p text:style-name="P13"><text:span text:style-name="T73"><text:s text:c="8"/>{</text:span></text:p>
      <text:p text:style-name="P13"><text:span text:style-name="T73"><text:s text:c="10"/>"text": "Can you please arrange for someone to call me!?"</text:span></text:p>
      <text:p text:style-name="P13"><text:span text:style-name="T73"><text:s text:c="8"/>},</text:span></text:p>
      <text:p text:style-name="P13"><text:span text:style-name="T73"><text:s text:c="8"/>{</text:span></text:p>
      <text:p text:style-name="P13"><text:span text:style-name="T73"><text:s text:c="10"/>"text": "Can you give me the number to the general manager?"</text:span></text:p>
      <text:p text:style-name="P13"><text:span text:style-name="T73"><text:s text:c="8"/>},</text:span></text:p>
      <text:p text:style-name="P13"><text:span text:style-name="T73"><text:s text:c="8"/>{</text:span></text:p>
      <text:p text:style-name="P13"><text:span text:style-name="T73"><text:s text:c="10"/>"text": "Can I text you a question?"</text:span></text:p>
      <text:p text:style-name="P13"><text:span text:style-name="T73"><text:s text:c="8"/>},</text:span></text:p>
      <text:p text:style-name="P13"><text:span text:style-name="T73"><text:s text:c="8"/>{</text:span></text:p>
      <text:p text:style-name="P13"><text:span text:style-name="T73"><text:s text:c="10"/>"text": "Can I get some more information?"</text:span></text:p>
      <text:p text:style-name="P13"><text:span text:style-name="T73"><text:s text:c="8"/>},</text:span></text:p>
      <text:p text:style-name="P13"><text:span text:style-name="T73"><text:s text:c="8"/>{</text:span></text:p>
      <text:p text:style-name="P13"><text:span text:style-name="T73"><text:s text:c="10"/>"text": "Who can I call?"</text:span></text:p>
      <text:p text:style-name="P13"><text:span text:style-name="T73"><text:s text:c="8"/>},</text:span></text:p>
      <text:p text:style-name="P13"><text:span text:style-name="T73"><text:s text:c="8"/>{</text:span></text:p>
      <text:p text:style-name="P13"><text:span text:style-name="T73"><text:s text:c="10"/>"text": "Which is the number of the main office here in los angeles?"</text:span></text:p>
      <text:p text:style-name="P13"><text:span text:style-name="T73"><text:s text:c="8"/>},</text:span></text:p>
      <text:p text:style-name="P13"><text:span text:style-name="T73"><text:s text:c="8"/>{</text:span></text:p>
      <text:p text:style-name="P13"><text:span text:style-name="T73"><text:s text:c="10"/>"text": "Where can I reach the company personally?"</text:span></text:p>
      <text:p text:style-name="P13"><text:span text:style-name="T73"><text:s text:c="8"/>},</text:span></text:p>
      <text:p text:style-name="P13"><text:span text:style-name="T73"><text:s text:c="8"/>{</text:span></text:p>
      <text:p text:style-name="P13"><text:span text:style-name="T73"><text:s text:c="10"/>"text": "What number should I call to order new line of service?"</text:span></text:p>
      <text:p text:style-name="P13"><text:span text:style-name="T73"><text:s text:c="8"/>},</text:span></text:p>
      <text:p text:style-name="P13"><text:span text:style-name="T73"><text:s text:c="8"/>{</text:span></text:p>
      <text:p text:style-name="P13"><text:span text:style-name="T73"><text:s text:c="10"/>"text": "What is you email?"</text:span></text:p>
      <text:p text:style-name="P13"><text:span text:style-name="T73"><text:s text:c="8"/>},</text:span></text:p>
      <text:p text:style-name="P13"><text:span text:style-name="T73"><text:s text:c="8"/>{</text:span></text:p>
      <text:p text:style-name="P13"><text:span text:style-name="T73"><text:s text:c="10"/>"text": "What is the customer number?"</text:span></text:p>
      <text:p text:style-name="P13"><text:span text:style-name="T73"><text:s text:c="8"/>},</text:span></text:p>
      <text:p text:style-name="P13"><text:span text:style-name="T73"><text:s text:c="8"/>{</text:span></text:p>
      <text:p text:style-name="P13"><text:span text:style-name="T73"><text:s text:c="10"/>"text": "What is the closest store's phone number?"</text:span></text:p>
      <text:p text:style-name="P13"><text:span text:style-name="T73"><text:s text:c="8"/>}</text:span></text:p>
      <text:p text:style-name="P13"><text:span text:style-name="T73"><text:s text:c="6"/>],</text:span></text:p>
      <text:p text:style-name="P13"><text:span text:style-name="T73"><text:s text:c="6"/>"description": "Find basic contact information."</text:span></text:p>
      <text:p text:style-name="P13"><text:span text:style-name="T73"><text:s text:c="4"/>},</text:span></text:p>
      <text:p text:style-name="P13"><text:span text:style-name="T73"><text:s text:c="4"/>{</text:span></text:p>
      <text:p text:style-name="P13"><text:span text:style-name="T73"><text:s text:c="6"/>"intent": "Customer_Care_Report_Fraudulent_Use",</text:span></text:p>
      <text:p text:style-name="P13"><text:span text:style-name="T73"><text:s text:c="6"/>"examples": [</text:span></text:p>
      <text:p text:style-name="P13"><text:span text:style-name="T73"><text:s text:c="8"/>{</text:span></text:p>
      <text:p text:style-name="P13"><text:span text:style-name="T73"><text:s text:c="10"/>"text": "Someone has opened an account in my name"</text:span></text:p>
      <text:p text:style-name="P13"><text:span text:style-name="T73"><text:s text:c="8"/>},</text:span></text:p>
      <text:p text:style-name="P13"><text:span text:style-name="T73"><text:s text:c="8"/>{</text:span></text:p>
      <text:p text:style-name="P13"><text:span text:style-name="T73"><text:s text:c="10"/>"text": "Who do I tell about suspect activity?"</text:span></text:p>
      <text:p text:style-name="P13"><text:span text:style-name="T73"><text:s text:c="8"/>},</text:span></text:p>
      <text:p text:style-name="P13"><text:span text:style-name="T73"><text:s text:c="8"/>{</text:span></text:p>
      <text:p text:style-name="P13"><text:span text:style-name="T73"><text:s text:c="10"/>"text": "Where to inform on a skeptical profile login?"</text:span></text:p>
      <text:p text:style-name="P13"><text:span text:style-name="T73"><text:s text:c="8"/>},</text:span></text:p>
      <text:p text:style-name="P13"><text:span text:style-name="T73"><text:s text:c="8"/>{</text:span></text:p>
      <text:p text:style-name="P13"><text:span text:style-name="T73"><text:s text:c="10"/>"text": "What should I do with an unknown visitor?"</text:span></text:p>
      <text:p text:style-name="P13"><text:span text:style-name="T73"><text:s text:c="8"/>},</text:span></text:p>
      <text:p text:style-name="P13"><text:span text:style-name="T73"><text:s text:c="8"/>{</text:span></text:p>
      <text:p text:style-name="P13"><text:span text:style-name="T73"><text:s text:c="10"/>"text": "What should I do to report a scam? what can I do to report unauthorized log in?"</text:span></text:p>
      <text:p text:style-name="P13"><text:span text:style-name="T73"><text:s text:c="8"/>},</text:span></text:p>
      <text:p text:style-name="P13"><text:span text:style-name="T73"><text:s text:c="8"/>{</text:span></text:p>
      <text:p text:style-name="P13"><text:span text:style-name="T73"><text:s text:c="10"/>"text": "Want to report data breach"</text:span></text:p>
      <text:p text:style-name="P13"><text:span text:style-name="T73"><text:s text:c="8"/>},</text:span></text:p>
      <text:p text:style-name="P13"><text:span text:style-name="T73"><text:s text:c="8"/>{</text:span></text:p>
      <text:p text:style-name="P13"><text:span text:style-name="T73"><text:s text:c="10"/>"text": "Strange activity"</text:span></text:p>
      <text:p text:style-name="P13"><text:span text:style-name="T73"><text:s text:c="8"/>},</text:span></text:p>
      <text:p text:style-name="P13"><text:span text:style-name="T73"><text:s text:c="8"/>{</text:span></text:p>
      <text:p text:style-name="P13"><text:span text:style-name="T73"><text:s text:c="10"/>"text": "Frauded login"</text:span></text:p>
      <text:p text:style-name="P13"><text:span text:style-name="T73"><text:s text:c="8"/>},</text:span></text:p>
      <text:p text:style-name="P13"><text:span text:style-name="T73"><text:s text:c="8"/>{</text:span></text:p>
      <text:p text:style-name="P13"><text:span text:style-name="T73"><text:s text:c="10"/>"text": "How can I report non authorized user?"</text:span></text:p>
      <text:p text:style-name="P13"><text:span text:style-name="T73"><text:s text:c="8"/>},</text:span></text:p>
      <text:p text:style-name="P13"><text:span text:style-name="T73"><text:s text:c="8"/>{</text:span></text:p>
      <text:p text:style-name="P13"><text:span text:style-name="T73"><text:s text:c="10"/>"text": "How can I tell you if there is a suspect in the record?"</text:span></text:p>
      <text:p text:style-name="P13"><text:span text:style-name="T73"><text:s text:c="8"/>},</text:span></text:p>
      <text:p text:style-name="P13"><text:span text:style-name="T73"><text:s text:c="8"/>{</text:span></text:p>
      <text:p text:style-name="P13"><text:span text:style-name="T73"><text:s text:c="10"/>"text": "How do I notify you that my account has been accessed without my permission?"</text:span></text:p>
      <text:p text:style-name="P13"><text:span text:style-name="T73"><text:s text:c="8"/>},</text:span></text:p>
      <text:p text:style-name="P13"><text:span text:style-name="T73"><text:s text:c="8"/>{</text:span></text:p>
      <text:p text:style-name="P13"><text:span text:style-name="T73"><text:s text:c="10"/>"text": "How do I respond to texts that I do not think are true?"</text:span></text:p>
      <text:p text:style-name="P13"><text:span text:style-name="T73"><text:s text:c="8"/>},</text:span></text:p>
      <text:p text:style-name="P13"><text:span text:style-name="T73"><text:s text:c="8"/>{</text:span></text:p>
      <text:p text:style-name="P13"><text:span text:style-name="T73"><text:s text:c="10"/>"text": "How to inform on dubious proceedings?"</text:span></text:p>
      <text:p text:style-name="P13"><text:span text:style-name="T73"><text:s text:c="8"/>},</text:span></text:p>
      <text:p text:style-name="P13"><text:span text:style-name="T73"><text:s text:c="8"/>{</text:span></text:p>
      <text:p text:style-name="P13"><text:span text:style-name="T73"><text:s text:c="10"/>"text": "How to register fraud for savings or checking account?"</text:span></text:p>
      <text:p text:style-name="P13"><text:span text:style-name="T73"><text:s text:c="8"/>},</text:span></text:p>
      <text:p text:style-name="P13"><text:span text:style-name="T73"><text:s text:c="8"/>{</text:span></text:p>
      <text:p text:style-name="P13"><text:span text:style-name="T73"><text:s text:c="10"/>"text": "How would I go about telling someone of unwanted usage of my account?"</text:span></text:p>
      <text:p text:style-name="P13"><text:span text:style-name="T73"><text:s text:c="8"/>},</text:span></text:p>
      <text:p text:style-name="P13"><text:span text:style-name="T73"><text:s text:c="8"/>{</text:span></text:p>
      <text:p text:style-name="P13"><text:span text:style-name="T73"><text:s text:c="10"/>"text": "I want to make you aware of a case of fake login"</text:span></text:p>
      <text:p text:style-name="P13"><text:span text:style-name="T73"><text:s text:c="8"/>},</text:span></text:p>
      <text:p text:style-name="P13"><text:span text:style-name="T73"><text:s text:c="8"/>{</text:span></text:p>
      <text:p text:style-name="P13"><text:span text:style-name="T73"><text:s text:c="10"/>"text": "I'm worried that my savings account might have been compromised."</text:span></text:p>
      <text:p text:style-name="P13"><text:span text:style-name="T73"><text:s text:c="8"/>},</text:span></text:p>
      <text:p text:style-name="P13"><text:span text:style-name="T73"><text:s text:c="8"/>{</text:span></text:p>
      <text:p text:style-name="P13"><text:span text:style-name="T73"><text:s text:c="10"/>"text": "Is there a way to alert you to a suspicious login?"</text:span></text:p>
      <text:p text:style-name="P13"><text:span text:style-name="T73"><text:s text:c="8"/>},</text:span></text:p>
      <text:p text:style-name="P13"><text:span text:style-name="T73"><text:s text:c="8"/>{</text:span></text:p>
      <text:p text:style-name="P13"><text:span text:style-name="T73"><text:s text:c="10"/>"text": "Is there contact information to report unauthorized logins?"</text:span></text:p>
      <text:p text:style-name="P13"><text:span text:style-name="T73"><text:s text:c="8"/>},</text:span></text:p>
      <text:p text:style-name="P13"><text:span text:style-name="T73"><text:s text:c="8"/>{</text:span></text:p>
      <text:p text:style-name="P13"><text:span text:style-name="T73"><text:s text:c="10"/>"text": "My account is been misused. can you assist me with this"</text:span></text:p>
      <text:p text:style-name="P13"><text:span text:style-name="T73"><text:s text:c="8"/>}</text:span></text:p>
      <text:p text:style-name="P13"><text:span text:style-name="T73"><text:s text:c="6"/>],</text:span></text:p>
      <text:p text:style-name="P13"><text:span text:style-name="T73"><text:s text:c="6"/>"description": "Report the fraudulent use of an account."</text:span></text:p>
      <text:p text:style-name="P13"><text:span text:style-name="T73"><text:s text:c="4"/>},</text:span></text:p>
      <text:p text:style-name="P13"><text:span text:style-name="T73"><text:s text:c="4"/>{</text:span></text:p>
      <text:p text:style-name="P13"><text:span text:style-name="T73"><text:s text:c="6"/>"intent": "Customer_Care_Appointments",</text:span></text:p>
      <text:p text:style-name="P13"><text:span text:style-name="T73"><text:s text:c="6"/>"examples": [</text:span></text:p>
      <text:p text:style-name="P13"><text:span text:style-name="T73"><text:s text:c="8"/>{</text:span></text:p>
      <text:p text:style-name="P13"><text:span text:style-name="T73"><text:s text:c="10"/>"text": "I would like to make an appointment to visit the nearest store to my location."</text:span></text:p>
      <text:p text:style-name="P13"><text:span text:style-name="T73"><text:s text:c="8"/>},</text:span></text:p>
      <text:p text:style-name="P13"><text:span text:style-name="T73"><text:s text:c="8"/>{</text:span></text:p>
      <text:p text:style-name="P13"><text:span text:style-name="T73"><text:s text:c="10"/>"text": "Is it possible to set a date?"</text:span></text:p>
      <text:p text:style-name="P13"><text:span text:style-name="T73"><text:s text:c="8"/>},</text:span></text:p>
      <text:p text:style-name="P13"><text:span text:style-name="T73"><text:s text:c="8"/>{</text:span></text:p>
      <text:p text:style-name="P13"><text:span text:style-name="T73"><text:s text:c="10"/>"text": "Make an appointment"</text:span></text:p>
      <text:p text:style-name="P13"><text:span text:style-name="T73"><text:s text:c="8"/>},</text:span></text:p>
      <text:p text:style-name="P13"><text:span text:style-name="T73"><text:s text:c="8"/>{</text:span></text:p>
      <text:p text:style-name="P13"><text:span text:style-name="T73"><text:s text:c="10"/>"text": "Set up an appt"</text:span></text:p>
      <text:p text:style-name="P13"><text:span text:style-name="T73"><text:s text:c="8"/>},</text:span></text:p>
      <text:p text:style-name="P13"><text:span text:style-name="T73"><text:s text:c="8"/>{</text:span></text:p>
      <text:p text:style-name="P13"><text:span text:style-name="T73"><text:s text:c="10"/>"text": "Store appointment"</text:span></text:p>
      <text:p text:style-name="P13"><text:span text:style-name="T73"><text:s text:c="8"/>},</text:span></text:p>
      <text:p text:style-name="P13"><text:span text:style-name="T73"><text:s text:c="8"/>{</text:span></text:p>
      <text:p text:style-name="P13"><text:span text:style-name="T73"><text:s text:c="10"/>"text": "Want to change my visit"</text:span></text:p>
      <text:p text:style-name="P13"><text:span text:style-name="T73"><text:s text:c="8"/>},</text:span></text:p>
      <text:p text:style-name="P13"><text:span text:style-name="T73"><text:s text:c="8"/>{</text:span></text:p>
      <text:p text:style-name="P13"><text:span text:style-name="T73"><text:s text:c="10"/>"text": "What time can I meet the staff?"</text:span></text:p>
      <text:p text:style-name="P13"><text:span text:style-name="T73"><text:s text:c="8"/>},</text:span></text:p>
      <text:p text:style-name="P13"><text:span text:style-name="T73"><text:s text:c="8"/>{</text:span></text:p>
      <text:p text:style-name="P13"><text:span text:style-name="T73"><text:s text:c="10"/>"text": "When can I meet with one of your employees at your store?"</text:span></text:p>
      <text:p text:style-name="P13"><text:span text:style-name="T73"><text:s text:c="8"/>},</text:span></text:p>
      <text:p text:style-name="P13"><text:span text:style-name="T73"><text:s text:c="8"/>{</text:span></text:p>
      <text:p text:style-name="P13"><text:span text:style-name="T73"><text:s text:c="10"/>"text": "Can I book an in person session to learn how to use my new phone at the store near my house?"</text:span></text:p>
      <text:p text:style-name="P13"><text:span text:style-name="T73"><text:s text:c="8"/>},</text:span></text:p>
      <text:p text:style-name="P13"><text:span text:style-name="T73"><text:s text:c="8"/>{</text:span></text:p>
      <text:p text:style-name="P13"><text:span text:style-name="T73"><text:s text:c="10"/>"text": "Can someone support me at home?"</text:span></text:p>
      <text:p text:style-name="P13"><text:span text:style-name="T73"><text:s text:c="8"/>},</text:span></text:p>
      <text:p text:style-name="P13"><text:span text:style-name="T73"><text:s text:c="8"/>{</text:span></text:p>
      <text:p text:style-name="P13"><text:span text:style-name="T73"><text:s text:c="10"/>"text": "Can you explain me this in my house?"</text:span></text:p>
      <text:p text:style-name="P13"><text:span text:style-name="T73"><text:s text:c="8"/>},</text:span></text:p>
      <text:p text:style-name="P13"><text:span text:style-name="T73"><text:s text:c="8"/>{</text:span></text:p>
      <text:p text:style-name="P13"><text:span text:style-name="T73"><text:s text:c="10"/>"text": "Could I speak to someone in the store next tuesday?"</text:span></text:p>
      <text:p text:style-name="P13"><text:span text:style-name="T73"><text:s text:c="8"/>},</text:span></text:p>
      <text:p text:style-name="P13"><text:span text:style-name="T73"><text:s text:c="8"/>{</text:span></text:p>
      <text:p text:style-name="P13"><text:span text:style-name="T73"><text:s text:c="10"/>"text": "Could you cancel the engagement I had tomorrow in my apartment?"</text:span></text:p>
      <text:p text:style-name="P13"><text:span text:style-name="T73"><text:s text:c="8"/>},</text:span></text:p>
      <text:p text:style-name="P13"><text:span text:style-name="T73"><text:s text:c="8"/>{</text:span></text:p>
      <text:p text:style-name="P13"><text:span text:style-name="T73"><text:s text:c="10"/>"text": "How can I change the schedule?"</text:span></text:p>
      <text:p text:style-name="P13"><text:span text:style-name="T73"><text:s text:c="8"/>},</text:span></text:p>
      <text:p text:style-name="P13"><text:span text:style-name="T73"><text:s text:c="8"/>{</text:span></text:p>
      <text:p text:style-name="P13"><text:span text:style-name="T73"><text:s text:c="10"/>"text": "I am due at a store tomorrow at 2pm and wish to change my appointment please?"</text:span></text:p>
      <text:p text:style-name="P13"><text:span text:style-name="T73"><text:s text:c="8"/>},</text:span></text:p>
      <text:p text:style-name="P13"><text:span text:style-name="T73"><text:s text:c="8"/>{</text:span></text:p>
      <text:p text:style-name="P13"><text:span text:style-name="T73"><text:s text:c="10"/>"text": "I need to reschedule"</text:span></text:p>
      <text:p text:style-name="P13"><text:span text:style-name="T73"><text:s text:c="8"/>},</text:span></text:p>
      <text:p text:style-name="P13"><text:span text:style-name="T73"><text:s text:c="8"/>{</text:span></text:p>
      <text:p text:style-name="P13"><text:span text:style-name="T73"><text:s text:c="10"/>"text": "I prefer a face to face visit"</text:span></text:p>
      <text:p text:style-name="P13"><text:span text:style-name="T73"><text:s text:c="8"/>},</text:span></text:p>
      <text:p text:style-name="P13"><text:span text:style-name="T73"><text:s text:c="8"/>{</text:span></text:p>
      <text:p text:style-name="P13"><text:span text:style-name="T73"><text:s text:c="10"/>"text": "I want to cancel the appointment that I have with the store"</text:span></text:p>
      <text:p text:style-name="P13"><text:span text:style-name="T73"><text:s text:c="8"/>},</text:span></text:p>
      <text:p text:style-name="P13"><text:span text:style-name="T73"><text:s text:c="8"/>{</text:span></text:p>
      <text:p text:style-name="P13"><text:span text:style-name="T73"><text:s text:c="10"/>"text": "I want to talk in person with someone about my case"</text:span></text:p>
      <text:p text:style-name="P13"><text:span text:style-name="T73"><text:s text:c="8"/>},</text:span></text:p>
      <text:p text:style-name="P13"><text:span text:style-name="T73"><text:s text:c="8"/>{</text:span></text:p>
      <text:p text:style-name="P13"><text:span text:style-name="T73"><text:s text:c="10"/>"text": "I would like to discuss my situation face to face"</text:span></text:p>
      <text:p text:style-name="P13"><text:span text:style-name="T73"><text:s text:c="8"/>}</text:span></text:p>
      <text:p text:style-name="P13"><text:span text:style-name="T73"><text:s text:c="6"/>],</text:span></text:p>
      <text:p text:style-name="P13"><text:span text:style-name="T73"><text:s text:c="6"/>"description": "Schedule or manage an in-store appointment."</text:span></text:p>
      <text:p text:style-name="P13"><text:span text:style-name="T73"><text:s text:c="4"/>},</text:span></text:p>
      <text:p text:style-name="P13"><text:span text:style-name="T73"><text:s text:c="4"/>{</text:span></text:p>
      <text:p text:style-name="P13"><text:span text:style-name="T73"><text:s text:c="6"/>"intent": "greeting",</text:span></text:p>
      <text:p text:style-name="P13"><text:span text:style-name="T73"><text:s text:c="6"/>"examples": [</text:span></text:p>
      <text:p text:style-name="P13"><text:span text:style-name="T73"><text:s text:c="8"/>{</text:span></text:p>
      <text:p text:style-name="P13"><text:span text:style-name="T73"><text:s text:c="10"/>"text": "hey"</text:span></text:p>
      <text:p text:style-name="P13"><text:span text:style-name="T73"><text:s text:c="8"/>},</text:span></text:p>
      <text:p text:style-name="P13"><text:span text:style-name="T73"><text:s text:c="8"/>{</text:span></text:p>
      <text:p text:style-name="P13"><text:span text:style-name="T73"><text:s text:c="10"/>"text": "gud mrng"</text:span></text:p>
      <text:p text:style-name="P13"><text:span text:style-name="T73"><text:s text:c="8"/>},</text:span></text:p>
      <text:p text:style-name="P13"><text:span text:style-name="T73"><text:s text:c="8"/>{</text:span></text:p>
      <text:p text:style-name="P13"><text:span text:style-name="T73"><text:s text:c="10"/>"text": "heyy"</text:span></text:p>
      <text:p text:style-name="P13"><text:span text:style-name="T73"><text:s text:c="8"/>},</text:span></text:p>
      <text:p text:style-name="P13"><text:span text:style-name="T73"><text:s text:c="8"/>{</text:span></text:p>
      <text:p text:style-name="P13"><text:span text:style-name="T73"><text:s text:c="10"/>"text": "hi"</text:span></text:p>
      <text:p text:style-name="P13"><text:span text:style-name="T73"><text:s text:c="8"/>},</text:span></text:p>
      <text:p text:style-name="P13"><text:span text:style-name="T73"><text:s text:c="8"/>{</text:span></text:p>
      <text:p text:style-name="P13"><text:span text:style-name="T73"><text:s text:c="10"/>"text": "gm"</text:span></text:p>
      <text:p text:style-name="P13"><text:span text:style-name="T73"><text:s text:c="8"/>},</text:span></text:p>
      <text:p text:style-name="P13"><text:span text:style-name="T73"><text:s text:c="8"/>{</text:span></text:p>
      <text:p text:style-name="P13"><text:span text:style-name="T73"><text:s text:c="10"/>"text": "good morning"</text:span></text:p>
      <text:p text:style-name="P13"><text:span text:style-name="T73"><text:s text:c="8"/>},</text:span></text:p>
      <text:p text:style-name="P13"><text:span text:style-name="T73"><text:s text:c="8"/>{</text:span></text:p>
      <text:p text:style-name="P13"><text:span text:style-name="T73"><text:s text:c="10"/>"text": "hello"</text:span></text:p>
      <text:p text:style-name="P13"><text:span text:style-name="T73"><text:s text:c="8"/>}</text:span></text:p>
      <text:p text:style-name="P13"><text:span text:style-name="T73"><text:s text:c="6"/>],</text:span></text:p>
      <text:p text:style-name="P13"><text:span text:style-name="T73"><text:s text:c="6"/>"description": ""</text:span></text:p>
      <text:p text:style-name="P13"><text:span text:style-name="T73"><text:s text:c="4"/>},</text:span></text:p>
      <text:p text:style-name="P13"><text:span text:style-name="T73"><text:s text:c="4"/>{</text:span></text:p>
      <text:p text:style-name="P13"><text:span text:style-name="T73"><text:s text:c="6"/>"intent": "Customer_Care_Open_Account",</text:span></text:p>
      <text:p text:style-name="P13"><text:span text:style-name="T73"><text:s text:c="6"/>"examples": [</text:span></text:p>
      <text:p text:style-name="P13"><text:span text:style-name="T73"><text:s text:c="8"/>{</text:span></text:p>
      <text:p text:style-name="P13"><text:span text:style-name="T73"><text:s text:c="10"/>"text": "Where to login for the first time?"</text:span></text:p>
      <text:p text:style-name="P13"><text:span text:style-name="T73"><text:s text:c="8"/>},</text:span></text:p>
      <text:p text:style-name="P13"><text:span text:style-name="T73"><text:s text:c="8"/>{</text:span></text:p>
      <text:p text:style-name="P13"><text:span text:style-name="T73"><text:s text:c="10"/>"text": "Where is the sign in page?"</text:span></text:p>
      <text:p text:style-name="P13"><text:span text:style-name="T73"><text:s text:c="8"/>},</text:span></text:p>
      <text:p text:style-name="P13"><text:span text:style-name="T73"><text:s text:c="8"/>{</text:span></text:p>
      <text:p text:style-name="P13"><text:span text:style-name="T73"><text:s text:c="10"/>"text": "Where does a first time visitor sign up?"</text:span></text:p>
      <text:p text:style-name="P13"><text:span text:style-name="T73"><text:s text:c="8"/>},</text:span></text:p>
      <text:p text:style-name="P13"><text:span text:style-name="T73"><text:s text:c="8"/>{</text:span></text:p>
      <text:p text:style-name="P13"><text:span text:style-name="T73"><text:s text:c="10"/>"text": "Where do I register for this?"</text:span></text:p>
      <text:p text:style-name="P13"><text:span text:style-name="T73"><text:s text:c="8"/>},</text:span></text:p>
      <text:p text:style-name="P13"><text:span text:style-name="T73"><text:s text:c="8"/>{</text:span></text:p>
      <text:p text:style-name="P13"><text:span text:style-name="T73"><text:s text:c="10"/>"text": "Where do I find guidance on signing up?"</text:span></text:p>
      <text:p text:style-name="P13"><text:span text:style-name="T73"><text:s text:c="8"/>},</text:span></text:p>
      <text:p text:style-name="P13"><text:span text:style-name="T73"><text:s text:c="8"/>{</text:span></text:p>
      <text:p text:style-name="P13"><text:span text:style-name="T73"><text:s text:c="10"/>"text": "Where can I register?"</text:span></text:p>
      <text:p text:style-name="P13"><text:span text:style-name="T73"><text:s text:c="8"/>},</text:span></text:p>
      <text:p text:style-name="P13"><text:span text:style-name="T73"><text:s text:c="8"/>{</text:span></text:p>
      <text:p text:style-name="P13"><text:span text:style-name="T73"><text:s text:c="10"/>"text": "What is the log in process for new users?"</text:span></text:p>
      <text:p text:style-name="P13"><text:span text:style-name="T73"><text:s text:c="8"/>},</text:span></text:p>
      <text:p text:style-name="P13"><text:span text:style-name="T73"><text:s text:c="8"/>{</text:span></text:p>
      <text:p text:style-name="P13"><text:span text:style-name="T73"><text:s text:c="10"/>"text": "What is the process to making an account?"</text:span></text:p>
      <text:p text:style-name="P13"><text:span text:style-name="T73"><text:s text:c="8"/>},</text:span></text:p>
      <text:p text:style-name="P13"><text:span text:style-name="T73"><text:s text:c="8"/>{</text:span></text:p>
      <text:p text:style-name="P13"><text:span text:style-name="T73"><text:s text:c="10"/>"text": "Can someone new be able to login?"</text:span></text:p>
      <text:p text:style-name="P13"><text:span text:style-name="T73"><text:s text:c="8"/>},</text:span></text:p>
      <text:p text:style-name="P13"><text:span text:style-name="T73"><text:s text:c="8"/>{</text:span></text:p>
      <text:p text:style-name="P13"><text:span text:style-name="T73"><text:s text:c="10"/>"text": "Can you show me where to register for the program?"</text:span></text:p>
      <text:p text:style-name="P13"><text:span text:style-name="T73"><text:s text:c="8"/>},</text:span></text:p>
      <text:p text:style-name="P13"><text:span text:style-name="T73"><text:s text:c="8"/>{</text:span></text:p>
      <text:p text:style-name="P13"><text:span text:style-name="T73"><text:s text:c="10"/>"text": "Could you explain how to create a fresh account?"</text:span></text:p>
      <text:p text:style-name="P13"><text:span text:style-name="T73"><text:s text:c="8"/>},</text:span></text:p>
      <text:p text:style-name="P13"><text:span text:style-name="T73"><text:s text:c="8"/>{</text:span></text:p>
      <text:p text:style-name="P13"><text:span text:style-name="T73"><text:s text:c="10"/>"text": "Go joining here?"</text:span></text:p>
      <text:p text:style-name="P13"><text:span text:style-name="T73"><text:s text:c="8"/>},</text:span></text:p>
      <text:p text:style-name="P13"><text:span text:style-name="T73"><text:s text:c="8"/>{</text:span></text:p>
      <text:p text:style-name="P13"><text:span text:style-name="T73"><text:s text:c="10"/>"text": "How do I become a customer?"</text:span></text:p>
      <text:p text:style-name="P13"><text:span text:style-name="T73"><text:s text:c="8"/>},</text:span></text:p>
      <text:p text:style-name="P13"><text:span text:style-name="T73"><text:s text:c="8"/>{</text:span></text:p>
      <text:p text:style-name="P13"><text:span text:style-name="T73"><text:s text:c="10"/>"text": "How can I register over here?"</text:span></text:p>
      <text:p text:style-name="P13"><text:span text:style-name="T73"><text:s text:c="8"/>},</text:span></text:p>
      <text:p text:style-name="P13"><text:span text:style-name="T73"><text:s text:c="8"/>{</text:span></text:p>
      <text:p text:style-name="P13"><text:span text:style-name="T73"><text:s text:c="10"/>"text": "How do I login?"</text:span></text:p>
      <text:p text:style-name="P13"><text:span text:style-name="T73"><text:s text:c="8"/>},</text:span></text:p>
      <text:p text:style-name="P13"><text:span text:style-name="T73"><text:s text:c="8"/>{</text:span></text:p>
      <text:p text:style-name="P13"><text:span text:style-name="T73"><text:s text:c="10"/>"text": "I'd like to register"</text:span></text:p>
      <text:p text:style-name="P13"><text:span text:style-name="T73"><text:s text:c="8"/>},</text:span></text:p>
      <text:p text:style-name="P13"><text:span text:style-name="T73"><text:s text:c="8"/>{</text:span></text:p>
      <text:p text:style-name="P13"><text:span text:style-name="T73"><text:s text:c="10"/>"text": "Make account"</text:span></text:p>
      <text:p text:style-name="P13"><text:span text:style-name="T73"><text:s text:c="8"/>},</text:span></text:p>
      <text:p text:style-name="P13"><text:span text:style-name="T73"><text:s text:c="8"/>{</text:span></text:p>
      <text:p text:style-name="P13"><text:span text:style-name="T73"><text:s text:c="10"/>"text": "Please tell me how to register as one of your members."</text:span></text:p>
      <text:p text:style-name="P13"><text:span text:style-name="T73"><text:s text:c="8"/>},</text:span></text:p>
      <text:p text:style-name="P13"><text:span text:style-name="T73"><text:s text:c="8"/>{</text:span></text:p>
      <text:p text:style-name="P13"><text:span text:style-name="T73"><text:s text:c="10"/>"text": "What do I need to do to start an account with your company?"</text:span></text:p>
      <text:p text:style-name="P13"><text:span text:style-name="T73"><text:s text:c="8"/>},</text:span></text:p>
      <text:p text:style-name="P13"><text:span text:style-name="T73"><text:s text:c="8"/>{</text:span></text:p>
      <text:p text:style-name="P13"><text:span text:style-name="T73"><text:s text:c="10"/>"text": "What is required to get signed up here?"</text:span></text:p>
      <text:p text:style-name="P13"><text:span text:style-name="T73"><text:s text:c="8"/>}</text:span></text:p>
      <text:p text:style-name="P13"><text:span text:style-name="T73"><text:s text:c="6"/>],</text:span></text:p>
      <text:p text:style-name="P13"><text:span text:style-name="T73"><text:s text:c="6"/>"description": "Open an account."</text:span></text:p>
      <text:p text:style-name="P13"><text:span text:style-name="T73"><text:s text:c="4"/>},</text:span></text:p>
      <text:p text:style-name="P13"><text:span text:style-name="T73"><text:s text:c="4"/>{</text:span></text:p>
      <text:p text:style-name="P13"><text:span text:style-name="T73"><text:s text:c="6"/>"intent": "Customer_Care_Authorized_User",</text:span></text:p>
      <text:p text:style-name="P13"><text:span text:style-name="T73"><text:s text:c="6"/>"examples": [</text:span></text:p>
      <text:p text:style-name="P13"><text:span text:style-name="T73"><text:s text:c="8"/>{</text:span></text:p>
      <text:p text:style-name="P13"><text:span text:style-name="T73"><text:s text:c="10"/>"text": "Add new user please"</text:span></text:p>
      <text:p text:style-name="P13"><text:span text:style-name="T73"><text:s text:c="8"/>},</text:span></text:p>
      <text:p text:style-name="P13"><text:span text:style-name="T73"><text:s text:c="8"/>{</text:span></text:p>
      <text:p text:style-name="P13"><text:span text:style-name="T73"><text:s text:c="10"/>"text": "Add user"</text:span></text:p>
      <text:p text:style-name="P13"><text:span text:style-name="T73"><text:s text:c="8"/>},</text:span></text:p>
      <text:p text:style-name="P13"><text:span text:style-name="T73"><text:s text:c="8"/>{</text:span></text:p>
      <text:p text:style-name="P13"><text:span text:style-name="T73"><text:s text:c="10"/>"text": "Can I add another person to have authority over my account?"</text:span></text:p>
      <text:p text:style-name="P13"><text:span text:style-name="T73"><text:s text:c="8"/>},</text:span></text:p>
      <text:p text:style-name="P13"><text:span text:style-name="T73"><text:s text:c="8"/>{</text:span></text:p>
      <text:p text:style-name="P13"><text:span text:style-name="T73"><text:s text:c="10"/>"text": "Can I add another user?"</text:span></text:p>
      <text:p text:style-name="P13"><text:span text:style-name="T73"><text:s text:c="8"/>},</text:span></text:p>
      <text:p text:style-name="P13"><text:span text:style-name="T73"><text:s text:c="8"/>{</text:span></text:p>
      <text:p text:style-name="P13"><text:span text:style-name="T73"><text:s text:c="10"/>"text": "Can you help me add another user to this account?"</text:span></text:p>
      <text:p text:style-name="P13"><text:span text:style-name="T73"><text:s text:c="8"/>},</text:span></text:p>
      <text:p text:style-name="P13"><text:span text:style-name="T73"><text:s text:c="8"/>{</text:span></text:p>
      <text:p text:style-name="P13"><text:span text:style-name="T73"><text:s text:c="10"/>"text": "Hi, how can I add a user so he can have all the access to my account?"</text:span></text:p>
      <text:p text:style-name="P13"><text:span text:style-name="T73"><text:s text:c="8"/>},</text:span></text:p>
      <text:p text:style-name="P13"><text:span text:style-name="T73"><text:s text:c="8"/>{</text:span></text:p>
      <text:p text:style-name="P13"><text:span text:style-name="T73"><text:s text:c="10"/>"text": "I need to add someone to my account settings."</text:span></text:p>
      <text:p text:style-name="P13"><text:span text:style-name="T73"><text:s text:c="8"/>},</text:span></text:p>
      <text:p text:style-name="P13"><text:span text:style-name="T73"><text:s text:c="8"/>{</text:span></text:p>
      <text:p text:style-name="P13"><text:span text:style-name="T73"><text:s text:c="10"/>"text": "I want to add a new user who can make changes to and use the account, while I retain sole ownership?"</text:span></text:p>
      <text:p text:style-name="P13"><text:span text:style-name="T73"><text:s text:c="8"/>},</text:span></text:p>
      <text:p text:style-name="P13"><text:span text:style-name="T73"><text:s text:c="8"/>{</text:span></text:p>
      <text:p text:style-name="P13"><text:span text:style-name="T73"><text:s text:c="10"/>"text": "I want to add a secondary user to my account"</text:span></text:p>
      <text:p text:style-name="P13"><text:span text:style-name="T73"><text:s text:c="8"/>},</text:span></text:p>
      <text:p text:style-name="P13"><text:span text:style-name="T73"><text:s text:c="8"/>{</text:span></text:p>
      <text:p text:style-name="P13"><text:span text:style-name="T73"><text:s text:c="10"/>"text": "I want to add my roommate to my plan, but keep sending the bill to me. can I do that here?"</text:span></text:p>
      <text:p text:style-name="P13"><text:span text:style-name="T73"><text:s text:c="8"/>},</text:span></text:p>
      <text:p text:style-name="P13"><text:span text:style-name="T73"><text:s text:c="8"/>{</text:span></text:p>
      <text:p text:style-name="P13"><text:span text:style-name="T73"><text:s text:c="10"/>"text": "I want to add my wife to the account"</text:span></text:p>
      <text:p text:style-name="P13"><text:span text:style-name="T73"><text:s text:c="8"/>},</text:span></text:p>
      <text:p text:style-name="P13"><text:span text:style-name="T73"><text:s text:c="8"/>{</text:span></text:p>
      <text:p text:style-name="P13"><text:span text:style-name="T73"><text:s text:c="10"/>"text": "I want to add someone who can access my account."</text:span></text:p>
      <text:p text:style-name="P13"><text:span text:style-name="T73"><text:s text:c="8"/>},</text:span></text:p>
      <text:p text:style-name="P13"><text:span text:style-name="T73"><text:s text:c="8"/>{</text:span></text:p>
      <text:p text:style-name="P13"><text:span text:style-name="T73"><text:s text:c="10"/>"text": "I want to authorize my spouse to be able to make changes in my account, but not correlated with any financial or ownership responsibilities."</text:span></text:p>
      <text:p text:style-name="P13"><text:span text:style-name="T73"><text:s text:c="8"/>},</text:span></text:p>
      <text:p text:style-name="P13"><text:span text:style-name="T73"><text:s text:c="8"/>{</text:span></text:p>
      <text:p text:style-name="P13"><text:span text:style-name="T73"><text:s text:c="10"/>"text": "I would like to add an authorized user to my account."</text:span></text:p>
      <text:p text:style-name="P13"><text:span text:style-name="T73"><text:s text:c="8"/>},</text:span></text:p>
      <text:p text:style-name="P13"><text:span text:style-name="T73"><text:s text:c="8"/>{</text:span></text:p>
      <text:p text:style-name="P13"><text:span text:style-name="T73"><text:s text:c="10"/>"text": "I would like to add my son to my account. I want him to be able to access the account and to make any changes he needs. can you help me with this?"</text:span></text:p>
      <text:p text:style-name="P13"><text:span text:style-name="T73"><text:s text:c="8"/>},</text:span></text:p>
      <text:p text:style-name="P13"><text:span text:style-name="T73"><text:s text:c="8"/>{</text:span></text:p>
      <text:p text:style-name="P13"><text:span text:style-name="T73"><text:s text:c="10"/>"text": "I would like to add my wife to my account with access and management privileges"</text:span></text:p>
      <text:p text:style-name="P13"><text:span text:style-name="T73"><text:s text:c="8"/>},</text:span></text:p>
      <text:p text:style-name="P13"><text:span text:style-name="T73"><text:s text:c="8"/>{</text:span></text:p>
      <text:p text:style-name="P13"><text:span text:style-name="T73"><text:s text:c="10"/>"text": "I would like to add someone to my account who will be authorized to access the account and make changes."</text:span></text:p>
      <text:p text:style-name="P13"><text:span text:style-name="T73"><text:s text:c="8"/>},</text:span></text:p>
      <text:p text:style-name="P13"><text:span text:style-name="T73"><text:s text:c="8"/>{</text:span></text:p>
      <text:p text:style-name="P13"><text:span text:style-name="T73"><text:s text:c="10"/>"text": "I'd like to add a person to my billing account"</text:span></text:p>
      <text:p text:style-name="P13"><text:span text:style-name="T73"><text:s text:c="8"/>},</text:span></text:p>
      <text:p text:style-name="P13"><text:span text:style-name="T73"><text:s text:c="8"/>{</text:span></text:p>
      <text:p text:style-name="P13"><text:span text:style-name="T73"><text:s text:c="10"/>"text": "Is it possible to add a user that is allowed to do change everything but cannot anything on the financial part?"</text:span></text:p>
      <text:p text:style-name="P13"><text:span text:style-name="T73"><text:s text:c="8"/>},</text:span></text:p>
      <text:p text:style-name="P13"><text:span text:style-name="T73"><text:s text:c="8"/>{</text:span></text:p>
      <text:p text:style-name="P13"><text:span text:style-name="T73"><text:s text:c="10"/>"text": "Please update my account to allow my spouse to access the account?"</text:span></text:p>
      <text:p text:style-name="P13"><text:span text:style-name="T73"><text:s text:c="8"/>}</text:span></text:p>
      <text:p text:style-name="P13"><text:span text:style-name="T73"><text:s text:c="6"/>],</text:span></text:p>
      <text:p text:style-name="P13"><text:span text:style-name="T73"><text:s text:c="6"/>"description": "Change who has access to an account."</text:span></text:p>
      <text:p text:style-name="P13"><text:span text:style-name="T73"><text:s text:c="4"/>},</text:span></text:p>
      <text:p text:style-name="P13"><text:span text:style-name="T73"><text:s text:c="4"/>{</text:span></text:p>
      <text:p text:style-name="P13"><text:span text:style-name="T73"><text:s text:c="6"/>"intent": "Customer_Care_Transfer_Points",</text:span></text:p>
      <text:p text:style-name="P13"><text:span text:style-name="T73"><text:s text:c="6"/>"examples": [</text:span></text:p>
      <text:p text:style-name="P13"><text:span text:style-name="T73"><text:s text:c="8"/>{</text:span></text:p>
      <text:p text:style-name="P13"><text:span text:style-name="T73"><text:s text:c="10"/>"text": "What can be done to to send points?"</text:span></text:p>
      <text:p text:style-name="P13"><text:span text:style-name="T73"><text:s text:c="8"/>},</text:span></text:p>
      <text:p text:style-name="P13"><text:span text:style-name="T73"><text:s text:c="8"/>{</text:span></text:p>
      <text:p text:style-name="P13"><text:span text:style-name="T73"><text:s text:c="10"/>"text": "Is there any way I can move points balance to a new account?"</text:span></text:p>
      <text:p text:style-name="P13"><text:span text:style-name="T73"><text:s text:c="8"/>},</text:span></text:p>
      <text:p text:style-name="P13"><text:span text:style-name="T73"><text:s text:c="8"/>{</text:span></text:p>
      <text:p text:style-name="P13"><text:span text:style-name="T73"><text:s text:c="10"/>"text": "Is it possible to send my credits to a buddy?"</text:span></text:p>
      <text:p text:style-name="P13"><text:span text:style-name="T73"><text:s text:c="8"/>},</text:span></text:p>
      <text:p text:style-name="P13"><text:span text:style-name="T73"><text:s text:c="8"/>{</text:span></text:p>
      <text:p text:style-name="P13"><text:span text:style-name="T73"><text:s text:c="10"/>"text": "I'd like to transfer credits to a new account"</text:span></text:p>
      <text:p text:style-name="P13"><text:span text:style-name="T73"><text:s text:c="8"/>},</text:span></text:p>
      <text:p text:style-name="P13"><text:span text:style-name="T73"><text:s text:c="8"/>{</text:span></text:p>
      <text:p text:style-name="P13"><text:span text:style-name="T73"><text:s text:c="10"/>"text": "I would like to send my credits to a relative"</text:span></text:p>
      <text:p text:style-name="P13"><text:span text:style-name="T73"><text:s text:c="8"/>},</text:span></text:p>
      <text:p text:style-name="P13"><text:span text:style-name="T73"><text:s text:c="8"/>{</text:span></text:p>
      <text:p text:style-name="P13"><text:span text:style-name="T73"><text:s text:c="10"/>"text": "I need to share points between two accounts"</text:span></text:p>
      <text:p text:style-name="P13"><text:span text:style-name="T73"><text:s text:c="8"/>},</text:span></text:p>
      <text:p text:style-name="P13"><text:span text:style-name="T73"><text:s text:c="8"/>{</text:span></text:p>
      <text:p text:style-name="P13"><text:span text:style-name="T73"><text:s text:c="10"/>"text": "I have a new account and want my points moved there"</text:span></text:p>
      <text:p text:style-name="P13"><text:span text:style-name="T73"><text:s text:c="8"/>},</text:span></text:p>
      <text:p text:style-name="P13"><text:span text:style-name="T73"><text:s text:c="8"/>{</text:span></text:p>
      <text:p text:style-name="P13"><text:span text:style-name="T73"><text:s text:c="10"/>"text": "Can you carry my points over to other account?"</text:span></text:p>
      <text:p text:style-name="P13"><text:span text:style-name="T73"><text:s text:c="8"/>},</text:span></text:p>
      <text:p text:style-name="P13"><text:span text:style-name="T73"><text:s text:c="8"/>{</text:span></text:p>
      <text:p text:style-name="P13"><text:span text:style-name="T73"><text:s text:c="10"/>"text": "Am I able to move points?"</text:span></text:p>
      <text:p text:style-name="P13"><text:span text:style-name="T73"><text:s text:c="8"/>},</text:span></text:p>
      <text:p text:style-name="P13"><text:span text:style-name="T73"><text:s text:c="8"/>{</text:span></text:p>
      <text:p text:style-name="P13"><text:span text:style-name="T73"><text:s text:c="10"/>"text": "Can I carry over my points?"</text:span></text:p>
      <text:p text:style-name="P13"><text:span text:style-name="T73"><text:s text:c="8"/>},</text:span></text:p>
      <text:p text:style-name="P13"><text:span text:style-name="T73"><text:s text:c="8"/>{</text:span></text:p>
      <text:p text:style-name="P13"><text:span text:style-name="T73"><text:s text:c="10"/>"text": "Can I give my points for my friend?"</text:span></text:p>
      <text:p text:style-name="P13"><text:span text:style-name="T73"><text:s text:c="8"/>},</text:span></text:p>
      <text:p text:style-name="P13"><text:span text:style-name="T73"><text:s text:c="8"/>{</text:span></text:p>
      <text:p text:style-name="P13"><text:span text:style-name="T73"><text:s text:c="10"/>"text": "Can I have my points transferred to a different account please?"</text:span></text:p>
      <text:p text:style-name="P13"><text:span text:style-name="T73"><text:s text:c="8"/>},</text:span></text:p>
      <text:p text:style-name="P13"><text:span text:style-name="T73"><text:s text:c="8"/>{</text:span></text:p>
      <text:p text:style-name="P13"><text:span text:style-name="T73"><text:s text:c="10"/>"text": "Transfer mileage"</text:span></text:p>
      <text:p text:style-name="P13"><text:span text:style-name="T73"><text:s text:c="8"/>},</text:span></text:p>
      <text:p text:style-name="P13"><text:span text:style-name="T73"><text:s text:c="8"/>{</text:span></text:p>
      <text:p text:style-name="P13"><text:span text:style-name="T73"><text:s text:c="10"/>"text": "Can I transfer my minutes to my wife's phone?"</text:span></text:p>
      <text:p text:style-name="P13"><text:span text:style-name="T73"><text:s text:c="8"/>},</text:span></text:p>
      <text:p text:style-name="P13"><text:span text:style-name="T73"><text:s text:c="8"/>{</text:span></text:p>
      <text:p text:style-name="P13"><text:span text:style-name="T73"><text:s text:c="10"/>"text": "Can I transfer to another account my points?"</text:span></text:p>
      <text:p text:style-name="P13"><text:span text:style-name="T73"><text:s text:c="8"/>},</text:span></text:p>
      <text:p text:style-name="P13"><text:span text:style-name="T73"><text:s text:c="8"/>{</text:span></text:p>
      <text:p text:style-name="P13"><text:span text:style-name="T73"><text:s text:c="10"/>"text": "How to transfer points to a new account please?"</text:span></text:p>
      <text:p text:style-name="P13"><text:span text:style-name="T73"><text:s text:c="8"/>},</text:span></text:p>
      <text:p text:style-name="P13"><text:span text:style-name="T73"><text:s text:c="8"/>{</text:span></text:p>
      <text:p text:style-name="P13"><text:span text:style-name="T73"><text:s text:c="10"/>"text": "How do old account points transfer to new account?"</text:span></text:p>
      <text:p text:style-name="P13"><text:span text:style-name="T73"><text:s text:c="8"/>},</text:span></text:p>
      <text:p text:style-name="P13"><text:span text:style-name="T73"><text:s text:c="8"/>{</text:span></text:p>
      <text:p text:style-name="P13"><text:span text:style-name="T73"><text:s text:c="10"/>"text": "How can I move points from one account to another?"</text:span></text:p>
      <text:p text:style-name="P13"><text:span text:style-name="T73"><text:s text:c="8"/>},</text:span></text:p>
      <text:p text:style-name="P13"><text:span text:style-name="T73"><text:s text:c="8"/>{</text:span></text:p>
      <text:p text:style-name="P13"><text:span text:style-name="T73"><text:s text:c="10"/>"text": "Could you move my points total please?"</text:span></text:p>
      <text:p text:style-name="P13"><text:span text:style-name="T73"><text:s text:c="8"/>},</text:span></text:p>
      <text:p text:style-name="P13"><text:span text:style-name="T73"><text:s text:c="8"/>{</text:span></text:p>
      <text:p text:style-name="P13"><text:span text:style-name="T73"><text:s text:c="10"/>"text": "Can you tell me how I can place my prior account points into my new account?"</text:span></text:p>
      <text:p text:style-name="P13"><text:span text:style-name="T73"><text:s text:c="8"/>}</text:span></text:p>
      <text:p text:style-name="P13"><text:span text:style-name="T73"><text:s text:c="6"/>],</text:span></text:p>
      <text:p text:style-name="P13"><text:span text:style-name="T73"><text:s text:c="6"/>"description": "Transfer points between accounts."</text:span></text:p>
      <text:p text:style-name="P13"><text:span text:style-name="T73"><text:s text:c="4"/>},</text:span></text:p>
      <text:p text:style-name="P13"><text:span text:style-name="T73"><text:s text:c="4"/>{</text:span></text:p>
      <text:p text:style-name="P13"><text:span text:style-name="T73"><text:s text:c="6"/>"intent": "bye",</text:span></text:p>
      <text:p text:style-name="P13"><text:span text:style-name="T73"><text:s text:c="6"/>"examples": [</text:span></text:p>
      <text:p text:style-name="P13"><text:span text:style-name="T73"><text:s text:c="8"/>{</text:span></text:p>
      <text:p text:style-name="P13"><text:span text:style-name="T73"><text:s text:c="10"/>"text": "thankyou"</text:span></text:p>
      <text:p text:style-name="P13"><text:span text:style-name="T73"><text:s text:c="8"/>},</text:span></text:p>
      <text:p text:style-name="P13"><text:span text:style-name="T73"><text:s text:c="8"/>{</text:span></text:p>
      <text:p text:style-name="P13"><text:span text:style-name="T73"><text:s text:c="10"/>"text": "thanks"</text:span></text:p>
      <text:p text:style-name="P13"><text:span text:style-name="T73"><text:s text:c="8"/>},</text:span></text:p>
      <text:p text:style-name="P13"><text:span text:style-name="T73"><text:s text:c="8"/>{</text:span></text:p>
      <text:p text:style-name="P13"><text:span text:style-name="T73"><text:s text:c="10"/>"text": "goodbye"</text:span></text:p>
      <text:p text:style-name="P13"><text:span text:style-name="T73"><text:s text:c="8"/>},</text:span></text:p>
      <text:p text:style-name="P13"><text:span text:style-name="T73"><text:s text:c="8"/>{</text:span></text:p>
      <text:p text:style-name="P13"><text:span text:style-name="T73"><text:s text:c="10"/>"text": "see you"</text:span></text:p>
      <text:p text:style-name="P13"><text:span text:style-name="T73"><text:s text:c="8"/>},</text:span></text:p>
      <text:p text:style-name="P13"><text:span text:style-name="T73"><text:s text:c="8"/>{</text:span></text:p>
      <text:p text:style-name="P13"><text:span text:style-name="T73"><text:s text:c="10"/>"text": "thank you"</text:span></text:p>
      <text:p text:style-name="P13"><text:span text:style-name="T73"><text:s text:c="8"/>},</text:span></text:p>
      <text:p text:style-name="P13"><text:span text:style-name="T73"><text:s text:c="8"/>{</text:span></text:p>
      <text:p text:style-name="P13"><text:span text:style-name="T73"><text:s text:c="10"/>"text": "bye"</text:span></text:p>
      <text:p text:style-name="P13"><text:span text:style-name="T73"><text:s text:c="8"/>}</text:span></text:p>
      <text:p text:style-name="P13"><text:span text:style-name="T73"><text:s text:c="6"/>],</text:span></text:p>
      <text:p text:style-name="P13"><text:span text:style-name="T73"><text:s text:c="6"/>"description": ""</text:span></text:p>
      <text:p text:style-name="P13"><text:span text:style-name="T73"><text:s text:c="4"/>},</text:span></text:p>
      <text:p text:style-name="P13"><text:span text:style-name="T73"><text:s text:c="4"/>{</text:span></text:p>
      <text:p text:style-name="P13"><text:span text:style-name="T73"><text:s text:c="6"/>"intent": "Customer_Care_Loyalty_Status",</text:span></text:p>
      <text:p text:style-name="P13"><text:span text:style-name="T73"><text:s text:c="6"/>"examples": [</text:span></text:p>
      <text:p text:style-name="P13"><text:span text:style-name="T73"><text:s text:c="8"/>{</text:span></text:p>
      <text:p text:style-name="P13"><text:span text:style-name="T73"><text:s text:c="10"/>"text": "Points statement?"</text:span></text:p>
      <text:p text:style-name="P13"><text:span text:style-name="T73"><text:s text:c="8"/>},</text:span></text:p>
      <text:p text:style-name="P13"><text:span text:style-name="T73"><text:s text:c="8"/>{</text:span></text:p>
      <text:p text:style-name="P13"><text:span text:style-name="T73"><text:s text:c="10"/>"text": "You can show to me my points?"</text:span></text:p>
      <text:p text:style-name="P13"><text:span text:style-name="T73"><text:s text:c="8"/>},</text:span></text:p>
      <text:p text:style-name="P13"><text:span text:style-name="T73"><text:s text:c="8"/>{</text:span></text:p>
      <text:p text:style-name="P13"><text:span text:style-name="T73"><text:s text:c="10"/>"text": "Where is my points shown at?"</text:span></text:p>
      <text:p text:style-name="P13"><text:span text:style-name="T73"><text:s text:c="8"/>},</text:span></text:p>
      <text:p text:style-name="P13"><text:span text:style-name="T73"><text:s text:c="8"/>{</text:span></text:p>
      <text:p text:style-name="P13"><text:span text:style-name="T73"><text:s text:c="10"/>"text": "Where do I learn my frequent purchaser tier?"</text:span></text:p>
      <text:p text:style-name="P13"><text:span text:style-name="T73"><text:s text:c="8"/>},</text:span></text:p>
      <text:p text:style-name="P13"><text:span text:style-name="T73"><text:s text:c="8"/>{</text:span></text:p>
      <text:p text:style-name="P13"><text:span text:style-name="T73"><text:s text:c="10"/>"text": "What's the number of mileage that I have on my account?"</text:span></text:p>
      <text:p text:style-name="P13"><text:span text:style-name="T73"><text:s text:c="8"/>},</text:span></text:p>
      <text:p text:style-name="P13"><text:span text:style-name="T73"><text:s text:c="8"/>{</text:span></text:p>
      <text:p text:style-name="P13"><text:span text:style-name="T73"><text:s text:c="10"/>"text": "What is the new point total?"</text:span></text:p>
      <text:p text:style-name="P13"><text:span text:style-name="T73"><text:s text:c="8"/>},</text:span></text:p>
      <text:p text:style-name="P13"><text:span text:style-name="T73"><text:s text:c="8"/>{</text:span></text:p>
      <text:p text:style-name="P13"><text:span text:style-name="T73"><text:s text:c="10"/>"text": "What is my reward tier right now?"</text:span></text:p>
      <text:p text:style-name="P13"><text:span text:style-name="T73"><text:s text:c="8"/>},</text:span></text:p>
      <text:p text:style-name="P13"><text:span text:style-name="T73"><text:s text:c="8"/>{</text:span></text:p>
      <text:p text:style-name="P13"><text:span text:style-name="T73"><text:s text:c="10"/>"text": "What is my frequent buyer credit accumulation?"</text:span></text:p>
      <text:p text:style-name="P13"><text:span text:style-name="T73"><text:s text:c="8"/>},</text:span></text:p>
      <text:p text:style-name="P13"><text:span text:style-name="T73"><text:s text:c="8"/>{</text:span></text:p>
      <text:p text:style-name="P13"><text:span text:style-name="T73"><text:s text:c="10"/>"text": "View my reward status."</text:span></text:p>
      <text:p text:style-name="P13"><text:span text:style-name="T73"><text:s text:c="8"/>},</text:span></text:p>
      <text:p text:style-name="P13"><text:span text:style-name="T73"><text:s text:c="8"/>{</text:span></text:p>
      <text:p text:style-name="P13"><text:span text:style-name="T73"><text:s text:c="10"/>"text": "See available rewards?"</text:span></text:p>
      <text:p text:style-name="P13"><text:span text:style-name="T73"><text:s text:c="8"/>},</text:span></text:p>
      <text:p text:style-name="P13"><text:span text:style-name="T73"><text:s text:c="8"/>{</text:span></text:p>
      <text:p text:style-name="P13"><text:span text:style-name="T73"><text:s text:c="10"/>"text": "Points balance?"</text:span></text:p>
      <text:p text:style-name="P13"><text:span text:style-name="T73"><text:s text:c="8"/>},</text:span></text:p>
      <text:p text:style-name="P13"><text:span text:style-name="T73"><text:s text:c="8"/>{</text:span></text:p>
      <text:p text:style-name="P13"><text:span text:style-name="T73"><text:s text:c="10"/>"text": "Please inform me of my current status?"</text:span></text:p>
      <text:p text:style-name="P13"><text:span text:style-name="T73"><text:s text:c="8"/>},</text:span></text:p>
      <text:p text:style-name="P13"><text:span text:style-name="T73"><text:s text:c="8"/>{</text:span></text:p>
      <text:p text:style-name="P13"><text:span text:style-name="T73"><text:s text:c="10"/>"text": "Please display my loyalty credits."</text:span></text:p>
      <text:p text:style-name="P13"><text:span text:style-name="T73"><text:s text:c="8"/>},</text:span></text:p>
      <text:p text:style-name="P13"><text:span text:style-name="T73"><text:s text:c="8"/>{</text:span></text:p>
      <text:p text:style-name="P13"><text:span text:style-name="T73"><text:s text:c="10"/>"text": "How many miles do I have?"</text:span></text:p>
      <text:p text:style-name="P13"><text:span text:style-name="T73"><text:s text:c="8"/>},</text:span></text:p>
      <text:p text:style-name="P13"><text:span text:style-name="T73"><text:s text:c="8"/>{</text:span></text:p>
      <text:p text:style-name="P13"><text:span text:style-name="T73"><text:s text:c="10"/>"text": "How many loyalty bonus points do I have?"</text:span></text:p>
      <text:p text:style-name="P13"><text:span text:style-name="T73"><text:s text:c="8"/>},</text:span></text:p>
      <text:p text:style-name="P13"><text:span text:style-name="T73"><text:s text:c="8"/>{</text:span></text:p>
      <text:p text:style-name="P13"><text:span text:style-name="T73"><text:s text:c="10"/>"text": "How do I verify my rewards balance?"</text:span></text:p>
      <text:p text:style-name="P13"><text:span text:style-name="T73"><text:s text:c="8"/>},</text:span></text:p>
      <text:p text:style-name="P13"><text:span text:style-name="T73"><text:s text:c="8"/>{</text:span></text:p>
      <text:p text:style-name="P13"><text:span text:style-name="T73"><text:s text:c="10"/>"text": "How can I see the points on my account?"</text:span></text:p>
      <text:p text:style-name="P13"><text:span text:style-name="T73"><text:s text:c="8"/>},</text:span></text:p>
      <text:p text:style-name="P13"><text:span text:style-name="T73"><text:s text:c="8"/>{</text:span></text:p>
      <text:p text:style-name="P13"><text:span text:style-name="T73"><text:s text:c="10"/>"text": "Customer loyalty status"</text:span></text:p>
      <text:p text:style-name="P13"><text:span text:style-name="T73"><text:s text:c="8"/>},</text:span></text:p>
      <text:p text:style-name="P13"><text:span text:style-name="T73"><text:s text:c="8"/>{</text:span></text:p>
      <text:p text:style-name="P13"><text:span text:style-name="T73"><text:s text:c="10"/>"text": "Check rewards"</text:span></text:p>
      <text:p text:style-name="P13"><text:span text:style-name="T73"><text:s text:c="8"/>},</text:span></text:p>
      <text:p text:style-name="P13"><text:span text:style-name="T73"><text:s text:c="8"/>{</text:span></text:p>
      <text:p text:style-name="P13"><text:span text:style-name="T73"><text:s text:c="10"/>"text": "Can you tell me the status of my reward?"</text:span></text:p>
      <text:p text:style-name="P13"><text:span text:style-name="T73"><text:s text:c="8"/>}</text:span></text:p>
      <text:p text:style-name="P13"><text:span text:style-name="T73"><text:s text:c="6"/>],</text:span></text:p>
      <text:p text:style-name="P13"><text:span text:style-name="T73"><text:s text:c="6"/>"description": "Inquire about customer loyalty program status."</text:span></text:p>
      <text:p text:style-name="P13"><text:span text:style-name="T73"><text:s text:c="4"/>},</text:span></text:p>
      <text:p text:style-name="P13"><text:span text:style-name="T73"><text:s text:c="4"/>{</text:span></text:p>
      <text:p text:style-name="P13"><text:span text:style-name="T73"><text:s text:c="6"/>"intent": "location",</text:span></text:p>
      <text:p text:style-name="P13"><text:span text:style-name="T73"><text:s text:c="6"/>"examples": [</text:span></text:p>
      <text:p text:style-name="P13"><text:span text:style-name="T73"><text:s text:c="8"/>{</text:span></text:p>
      <text:p text:style-name="P13"><text:span text:style-name="T73"><text:s text:c="10"/>"text": "samsung store locations near me"</text:span></text:p>
      <text:p text:style-name="P13"><text:span text:style-name="T73"><text:s text:c="8"/>},</text:span></text:p>
      <text:p text:style-name="P13"><text:span text:style-name="T73"><text:s text:c="8"/>{</text:span></text:p>
      <text:p text:style-name="P13"><text:span text:style-name="T73"><text:s text:c="10"/>"text": "location"</text:span></text:p>
      <text:p text:style-name="P13"><text:span text:style-name="T73"><text:s text:c="8"/>}</text:span></text:p>
      <text:p text:style-name="P13"><text:span text:style-name="T73"><text:s text:c="6"/>],</text:span></text:p>
      <text:p text:style-name="P13"><text:span text:style-name="T73"><text:s text:c="6"/>"description": ""</text:span></text:p>
      <text:p text:style-name="P13"><text:span text:style-name="T73"><text:s text:c="4"/>},</text:span></text:p>
      <text:p text:style-name="P13"><text:span text:style-name="T73"><text:s text:c="4"/>{</text:span></text:p>
      <text:p text:style-name="P13"><text:span text:style-name="T73"><text:s text:c="6"/>"intent": "Customer_Care_Redeem_Points",</text:span></text:p>
      <text:p text:style-name="P13"><text:span text:style-name="T73"><text:s text:c="6"/>"examples": [</text:span></text:p>
      <text:p text:style-name="P13"><text:span text:style-name="T73"><text:s text:c="8"/>{</text:span></text:p>
      <text:p text:style-name="P13"><text:span text:style-name="T73"><text:s text:c="10"/>"text": "What is the procedure for redeeming my mileage?"</text:span></text:p>
      <text:p text:style-name="P13"><text:span text:style-name="T73"><text:s text:c="8"/>},</text:span></text:p>
      <text:p text:style-name="P13"><text:span text:style-name="T73"><text:s text:c="8"/>{</text:span></text:p>
      <text:p text:style-name="P13"><text:span text:style-name="T73"><text:s text:c="10"/>"text": "What is the process of using my credits?"</text:span></text:p>
      <text:p text:style-name="P13"><text:span text:style-name="T73"><text:s text:c="8"/>},</text:span></text:p>
      <text:p text:style-name="P13"><text:span text:style-name="T73"><text:s text:c="8"/>{</text:span></text:p>
      <text:p text:style-name="P13"><text:span text:style-name="T73"><text:s text:c="10"/>"text": "Apply loyalty credit"</text:span></text:p>
      <text:p text:style-name="P13"><text:span text:style-name="T73"><text:s text:c="8"/>},</text:span></text:p>
      <text:p text:style-name="P13"><text:span text:style-name="T73"><text:s text:c="8"/>{</text:span></text:p>
      <text:p text:style-name="P13"><text:span text:style-name="T73"><text:s text:c="10"/>"text": "Cash mileage"</text:span></text:p>
      <text:p text:style-name="P13"><text:span text:style-name="T73"><text:s text:c="8"/>},</text:span></text:p>
      <text:p text:style-name="P13"><text:span text:style-name="T73"><text:s text:c="8"/>{</text:span></text:p>
      <text:p text:style-name="P13"><text:span text:style-name="T73"><text:s text:c="10"/>"text": "How can I exchange my points for something?"</text:span></text:p>
      <text:p text:style-name="P13"><text:span text:style-name="T73"><text:s text:c="8"/>},</text:span></text:p>
      <text:p text:style-name="P13"><text:span text:style-name="T73"><text:s text:c="8"/>{</text:span></text:p>
      <text:p text:style-name="P13"><text:span text:style-name="T73"><text:s text:c="10"/>"text": "How can I use my miles?"</text:span></text:p>
      <text:p text:style-name="P13"><text:span text:style-name="T73"><text:s text:c="8"/>},</text:span></text:p>
      <text:p text:style-name="P13"><text:span text:style-name="T73"><text:s text:c="8"/>{</text:span></text:p>
      <text:p text:style-name="P13"><text:span text:style-name="T73"><text:s text:c="10"/>"text": "How do I earn rewards for my points balance?"</text:span></text:p>
      <text:p text:style-name="P13"><text:span text:style-name="T73"><text:s text:c="8"/>},</text:span></text:p>
      <text:p text:style-name="P13"><text:span text:style-name="T73"><text:s text:c="8"/>{</text:span></text:p>
      <text:p text:style-name="P13"><text:span text:style-name="T73"><text:s text:c="10"/>"text": "How do I redeem bonus points?"</text:span></text:p>
      <text:p text:style-name="P13"><text:span text:style-name="T73"><text:s text:c="8"/>},</text:span></text:p>
      <text:p text:style-name="P13"><text:span text:style-name="T73"><text:s text:c="8"/>{</text:span></text:p>
      <text:p text:style-name="P13"><text:span text:style-name="T73"><text:s text:c="10"/>"text": "I have outstanding credit,please apply the loyalty points"</text:span></text:p>
      <text:p text:style-name="P13"><text:span text:style-name="T73"><text:s text:c="8"/>},</text:span></text:p>
      <text:p text:style-name="P13"><text:span text:style-name="T73"><text:s text:c="8"/>{</text:span></text:p>
      <text:p text:style-name="P13"><text:span text:style-name="T73"><text:s text:c="10"/>"text": "I want a reward by using my points."</text:span></text:p>
      <text:p text:style-name="P13"><text:span text:style-name="T73"><text:s text:c="8"/>},</text:span></text:p>
      <text:p text:style-name="P13"><text:span text:style-name="T73"><text:s text:c="8"/>{</text:span></text:p>
      <text:p text:style-name="P13"><text:span text:style-name="T73"><text:s text:c="10"/>"text": "I want rewards with my points"</text:span></text:p>
      <text:p text:style-name="P13"><text:span text:style-name="T73"><text:s text:c="8"/>},</text:span></text:p>
      <text:p text:style-name="P13"><text:span text:style-name="T73"><text:s text:c="8"/>{</text:span></text:p>
      <text:p text:style-name="P13"><text:span text:style-name="T73"><text:s text:c="10"/>"text": "I want to pay points for an incentive"</text:span></text:p>
      <text:p text:style-name="P13"><text:span text:style-name="T73"><text:s text:c="8"/>},</text:span></text:p>
      <text:p text:style-name="P13"><text:span text:style-name="T73"><text:s text:c="8"/>{</text:span></text:p>
      <text:p text:style-name="P13"><text:span text:style-name="T73"><text:s text:c="10"/>"text": "I wish to go about caching in my points for a purchase,can you show me how?"</text:span></text:p>
      <text:p text:style-name="P13"><text:span text:style-name="T73"><text:s text:c="8"/>},</text:span></text:p>
      <text:p text:style-name="P13"><text:span text:style-name="T73"><text:s text:c="8"/>{</text:span></text:p>
      <text:p text:style-name="P13"><text:span text:style-name="T73"><text:s text:c="10"/>"text": "I would like to know how to get rewards by using my credit card loyalty"</text:span></text:p>
      <text:p text:style-name="P13"><text:span text:style-name="T73"><text:s text:c="8"/>},</text:span></text:p>
      <text:p text:style-name="P13"><text:span text:style-name="T73"><text:s text:c="8"/>{</text:span></text:p>
      <text:p text:style-name="P13"><text:span text:style-name="T73"><text:s text:c="10"/>"text": "May I gain rewards from the current loyalty points?"</text:span></text:p>
      <text:p text:style-name="P13"><text:span text:style-name="T73"><text:s text:c="8"/>},</text:span></text:p>
      <text:p text:style-name="P13"><text:span text:style-name="T73"><text:s text:c="8"/>{</text:span></text:p>
      <text:p text:style-name="P13"><text:span text:style-name="T73"><text:s text:c="10"/>"text": "Pay balance with points"</text:span></text:p>
      <text:p text:style-name="P13"><text:span text:style-name="T73"><text:s text:c="8"/>},</text:span></text:p>
      <text:p text:style-name="P13"><text:span text:style-name="T73"><text:s text:c="8"/>{</text:span></text:p>
      <text:p text:style-name="P13"><text:span text:style-name="T73"><text:s text:c="10"/>"text": "Redeem reward points?"</text:span></text:p>
      <text:p text:style-name="P13"><text:span text:style-name="T73"><text:s text:c="8"/>},</text:span></text:p>
      <text:p text:style-name="P13"><text:span text:style-name="T73"><text:s text:c="8"/>{</text:span></text:p>
      <text:p text:style-name="P13"><text:span text:style-name="T73"><text:s text:c="10"/>"text": "Use mileage"</text:span></text:p>
      <text:p text:style-name="P13"><text:span text:style-name="T73"><text:s text:c="8"/>},</text:span></text:p>
      <text:p text:style-name="P13"><text:span text:style-name="T73"><text:s text:c="8"/>{</text:span></text:p>
      <text:p text:style-name="P13"><text:span text:style-name="T73"><text:s text:c="10"/>"text": "Shop bonus points?"</text:span></text:p>
      <text:p text:style-name="P13"><text:span text:style-name="T73"><text:s text:c="8"/>},</text:span></text:p>
      <text:p text:style-name="P13"><text:span text:style-name="T73"><text:s text:c="8"/>{</text:span></text:p>
      <text:p text:style-name="P13"><text:span text:style-name="T73"><text:s text:c="10"/>"text": "Use rewards towards my bill"</text:span></text:p>
      <text:p text:style-name="P13"><text:span text:style-name="T73"><text:s text:c="8"/>}</text:span></text:p>
      <text:p text:style-name="P13"><text:span text:style-name="T73"><text:s text:c="6"/>],</text:span></text:p>
      <text:p text:style-name="P13"><text:span text:style-name="T73"><text:s text:c="6"/>"description": "Redeem points to make a purchase."</text:span></text:p>
      <text:p text:style-name="P13"><text:span text:style-name="T73"><text:s text:c="4"/>},</text:span></text:p>
      <text:p text:style-name="P13"><text:span text:style-name="T73"><text:s text:c="4"/>{</text:span></text:p>
      <text:p text:style-name="P13"><text:span text:style-name="T73"><text:s text:c="6"/>"intent": "appointment",</text:span></text:p>
      <text:p text:style-name="P13"><text:span text:style-name="T73"><text:s text:c="6"/>"examples": [</text:span></text:p>
      <text:p text:style-name="P13"><text:span text:style-name="T73"><text:s text:c="8"/>{</text:span></text:p>
      <text:p text:style-name="P13"><text:span text:style-name="T73"><text:s text:c="10"/>"text": "how to get an appointment"</text:span></text:p>
      <text:p text:style-name="P13"><text:span text:style-name="T73"><text:s text:c="8"/>},</text:span></text:p>
      <text:p text:style-name="P13"><text:span text:style-name="T73"><text:s text:c="8"/>{</text:span></text:p>
      <text:p text:style-name="P13"><text:span text:style-name="T73"><text:s text:c="10"/>"text": "appointment"</text:span></text:p>
      <text:p text:style-name="P13"><text:span text:style-name="T73"><text:s text:c="8"/>},</text:span></text:p>
      <text:p text:style-name="P13"><text:span text:style-name="T73"><text:s text:c="8"/>{</text:span></text:p>
      <text:p text:style-name="P13"><text:span text:style-name="T73"><text:s text:c="10"/>"text": "make an appointment"</text:span></text:p>
      <text:p text:style-name="P13"><text:span text:style-name="T73"><text:s text:c="8"/>},</text:span></text:p>
      <text:p text:style-name="P13"><text:span text:style-name="T73"><text:s text:c="8"/>{</text:span></text:p>
      <text:p text:style-name="P13"><text:span text:style-name="T73"><text:s text:c="10"/>"text": "can i get an appointment"</text:span></text:p>
      <text:p text:style-name="P13"><text:span text:style-name="T73"><text:s text:c="8"/>}</text:span></text:p>
      <text:p text:style-name="P13"><text:span text:style-name="T73"><text:s text:c="6"/>],</text:span></text:p>
      <text:p text:style-name="P13"><text:span text:style-name="T73"><text:s text:c="6"/>"description": ""</text:span></text:p>
      <text:p text:style-name="P13"><text:span text:style-name="T73"><text:s text:c="4"/>},</text:span></text:p>
      <text:p text:style-name="P13"><text:span text:style-name="T73"><text:s text:c="4"/>{</text:span></text:p>
      <text:p text:style-name="P13"><text:span text:style-name="T73"><text:s text:c="6"/>"intent": "Customer_Care_Cancel_Account",</text:span></text:p>
      <text:p text:style-name="P13"><text:span text:style-name="T73"><text:s text:c="6"/>"examples": [</text:span></text:p>
      <text:p text:style-name="P13"><text:span text:style-name="T73"><text:s text:c="8"/>{</text:span></text:p>
      <text:p text:style-name="P13"><text:span text:style-name="T73"><text:s text:c="10"/>"text": "Can you please terminate this service?"</text:span></text:p>
      <text:p text:style-name="P13"><text:span text:style-name="T73"><text:s text:c="8"/>},</text:span></text:p>
      <text:p text:style-name="P13"><text:span text:style-name="T73"><text:s text:c="8"/>{</text:span></text:p>
      <text:p text:style-name="P13"><text:span text:style-name="T73"><text:s text:c="10"/>"text": "Cancel account"</text:span></text:p>
      <text:p text:style-name="P13"><text:span text:style-name="T73"><text:s text:c="8"/>},</text:span></text:p>
      <text:p text:style-name="P13"><text:span text:style-name="T73"><text:s text:c="8"/>{</text:span></text:p>
      <text:p text:style-name="P13"><text:span text:style-name="T73"><text:s text:c="10"/>"text": "Cancel plan"</text:span></text:p>
      <text:p text:style-name="P13"><text:span text:style-name="T73"><text:s text:c="8"/>},</text:span></text:p>
      <text:p text:style-name="P13"><text:span text:style-name="T73"><text:s text:c="8"/>{</text:span></text:p>
      <text:p text:style-name="P13"><text:span text:style-name="T73"><text:s text:c="10"/>"text": "Cancel service please"</text:span></text:p>
      <text:p text:style-name="P13"><text:span text:style-name="T73"><text:s text:c="8"/>},</text:span></text:p>
      <text:p text:style-name="P13"><text:span text:style-name="T73"><text:s text:c="8"/>{</text:span></text:p>
      <text:p text:style-name="P13"><text:span text:style-name="T73"><text:s text:c="10"/>"text": "How do I cancel my phone service with your company?"</text:span></text:p>
      <text:p text:style-name="P13"><text:span text:style-name="T73"><text:s text:c="8"/>},</text:span></text:p>
      <text:p text:style-name="P13"><text:span text:style-name="T73"><text:s text:c="8"/>{</text:span></text:p>
      <text:p text:style-name="P13"><text:span text:style-name="T73"><text:s text:c="10"/>"text": "How do I close out my account?"</text:span></text:p>
      <text:p text:style-name="P13"><text:span text:style-name="T73"><text:s text:c="8"/>},</text:span></text:p>
      <text:p text:style-name="P13"><text:span text:style-name="T73"><text:s text:c="8"/>{</text:span></text:p>
      <text:p text:style-name="P13"><text:span text:style-name="T73"><text:s text:c="10"/>"text": "I am not very happy with services rendered on your part and want my account closed."</text:span></text:p>
      <text:p text:style-name="P13"><text:span text:style-name="T73"><text:s text:c="8"/>},</text:span></text:p>
      <text:p text:style-name="P13"><text:span text:style-name="T73"><text:s text:c="8"/>{</text:span></text:p>
      <text:p text:style-name="P13"><text:span text:style-name="T73"><text:s text:c="10"/>"text": "I need help with cancellation"</text:span></text:p>
      <text:p text:style-name="P13"><text:span text:style-name="T73"><text:s text:c="8"/>},</text:span></text:p>
      <text:p text:style-name="P13"><text:span text:style-name="T73"><text:s text:c="8"/>{</text:span></text:p>
      <text:p text:style-name="P13"><text:span text:style-name="T73"><text:s text:c="10"/>"text": "I need to close my account at this time."</text:span></text:p>
      <text:p text:style-name="P13"><text:span text:style-name="T73"><text:s text:c="8"/>},</text:span></text:p>
      <text:p text:style-name="P13"><text:span text:style-name="T73"><text:s text:c="8"/>{</text:span></text:p>
      <text:p text:style-name="P13"><text:span text:style-name="T73"><text:s text:c="10"/>"text": "I want to cancel my service"</text:span></text:p>
      <text:p text:style-name="P13"><text:span text:style-name="T73"><text:s text:c="8"/>},</text:span></text:p>
      <text:p text:style-name="P13"><text:span text:style-name="T73"><text:s text:c="8"/>{</text:span></text:p>
      <text:p text:style-name="P13"><text:span text:style-name="T73"><text:s text:c="10"/>"text": "I want to cancel."</text:span></text:p>
      <text:p text:style-name="P13"><text:span text:style-name="T73"><text:s text:c="8"/>},</text:span></text:p>
      <text:p text:style-name="P13"><text:span text:style-name="T73"><text:s text:c="8"/>{</text:span></text:p>
      <text:p text:style-name="P13"><text:span text:style-name="T73"><text:s text:c="10"/>"text": "I want to disconnect my service"</text:span></text:p>
      <text:p text:style-name="P13"><text:span text:style-name="T73"><text:s text:c="8"/>},</text:span></text:p>
      <text:p text:style-name="P13"><text:span text:style-name="T73"><text:s text:c="8"/>{</text:span></text:p>
      <text:p text:style-name="P13"><text:span text:style-name="T73"><text:s text:c="10"/>"text": "I would like to cancel my service, can you do that for me?"</text:span></text:p>
      <text:p text:style-name="P13"><text:span text:style-name="T73"><text:s text:c="8"/>},</text:span></text:p>
      <text:p text:style-name="P13"><text:span text:style-name="T73"><text:s text:c="8"/>{</text:span></text:p>
      <text:p text:style-name="P13"><text:span text:style-name="T73"><text:s text:c="10"/>"text": "Id like to cancel or stop my service from my account"</text:span></text:p>
      <text:p text:style-name="P13"><text:span text:style-name="T73"><text:s text:c="8"/>},</text:span></text:p>
      <text:p text:style-name="P13"><text:span text:style-name="T73"><text:s text:c="8"/>{</text:span></text:p>
      <text:p text:style-name="P13"><text:span text:style-name="T73"><text:s text:c="10"/>"text": "My phone is broken so I am wondering if I could cancel my contract"</text:span></text:p>
      <text:p text:style-name="P13"><text:span text:style-name="T73"><text:s text:c="8"/>},</text:span></text:p>
      <text:p text:style-name="P13"><text:span text:style-name="T73"><text:s text:c="8"/>{</text:span></text:p>
      <text:p text:style-name="P13"><text:span text:style-name="T73"><text:s text:c="10"/>"text": "Please close my data card account"</text:span></text:p>
      <text:p text:style-name="P13"><text:span text:style-name="T73"><text:s text:c="8"/>},</text:span></text:p>
      <text:p text:style-name="P13"><text:span text:style-name="T73"><text:s text:c="8"/>{</text:span></text:p>
      <text:p text:style-name="P13"><text:span text:style-name="T73"><text:s text:c="10"/>"text": "Put an end to my account."</text:span></text:p>
      <text:p text:style-name="P13"><text:span text:style-name="T73"><text:s text:c="8"/>},</text:span></text:p>
      <text:p text:style-name="P13"><text:span text:style-name="T73"><text:s text:c="8"/>{</text:span></text:p>
      <text:p text:style-name="P13"><text:span text:style-name="T73"><text:s text:c="10"/>"text": "Terminate service"</text:span></text:p>
      <text:p text:style-name="P13"><text:span text:style-name="T73"><text:s text:c="8"/>},</text:span></text:p>
      <text:p text:style-name="P13"><text:span text:style-name="T73"><text:s text:c="8"/>{</text:span></text:p>
      <text:p text:style-name="P13"><text:span text:style-name="T73"><text:s text:c="10"/>"text": "What do I have to do to stop all my services with you and close my account?"</text:span></text:p>
      <text:p text:style-name="P13"><text:span text:style-name="T73"><text:s text:c="8"/>},</text:span></text:p>
      <text:p text:style-name="P13"><text:span text:style-name="T73"><text:s text:c="8"/>{</text:span></text:p>
      <text:p text:style-name="P13"><text:span text:style-name="T73"><text:s text:c="10"/>"text": "What is the procedure on canceling my account?"</text:span></text:p>
      <text:p text:style-name="P13"><text:span text:style-name="T73"><text:s text:c="8"/>}</text:span></text:p>
      <text:p text:style-name="P13"><text:span text:style-name="T73"><text:s text:c="6"/>],</text:span></text:p>
      <text:p text:style-name="P13"><text:span text:style-name="T73"><text:s text:c="6"/>"description": "Cancel or close an account."</text:span></text:p>
      <text:p text:style-name="P13"><text:span text:style-name="T73"><text:s text:c="4"/>},</text:span></text:p>
      <text:p text:style-name="P13"><text:span text:style-name="T73"><text:s text:c="4"/>{</text:span></text:p>
      <text:p text:style-name="P13"><text:span text:style-name="T73"><text:s text:c="6"/>"intent": "Customer_Care_Employment_Inquiry",</text:span></text:p>
      <text:p text:style-name="P13"><text:span text:style-name="T73"><text:s text:c="6"/>"examples": [</text:span></text:p>
      <text:p text:style-name="P13"><text:span text:style-name="T73"><text:s text:c="8"/>{</text:span></text:p>
      <text:p text:style-name="P13"><text:span text:style-name="T73"><text:s text:c="10"/>"text": "Search job"</text:span></text:p>
      <text:p text:style-name="P13"><text:span text:style-name="T73"><text:s text:c="8"/>},</text:span></text:p>
      <text:p text:style-name="P13"><text:span text:style-name="T73"><text:s text:c="8"/>{</text:span></text:p>
      <text:p text:style-name="P13"><text:span text:style-name="T73"><text:s text:c="10"/>"text": "Are there any job vacancies currently open at your company?"</text:span></text:p>
      <text:p text:style-name="P13"><text:span text:style-name="T73"><text:s text:c="8"/>},</text:span></text:p>
      <text:p text:style-name="P13"><text:span text:style-name="T73"><text:s text:c="8"/>{</text:span></text:p>
      <text:p text:style-name="P13"><text:span text:style-name="T73"><text:s text:c="10"/>"text": "Are you hiring at the moment?"</text:span></text:p>
      <text:p text:style-name="P13"><text:span text:style-name="T73"><text:s text:c="8"/>},</text:span></text:p>
      <text:p text:style-name="P13"><text:span text:style-name="T73"><text:s text:c="8"/>{</text:span></text:p>
      <text:p text:style-name="P13"><text:span text:style-name="T73"><text:s text:c="10"/>"text": "Can I join you guys?"</text:span></text:p>
      <text:p text:style-name="P13"><text:span text:style-name="T73"><text:s text:c="8"/>},</text:span></text:p>
      <text:p text:style-name="P13"><text:span text:style-name="T73"><text:s text:c="8"/>{</text:span></text:p>
      <text:p text:style-name="P13"><text:span text:style-name="T73"><text:s text:c="10"/>"text": "Halp me I need work"</text:span></text:p>
      <text:p text:style-name="P13"><text:span text:style-name="T73"><text:s text:c="8"/>},</text:span></text:p>
      <text:p text:style-name="P13"><text:span text:style-name="T73"><text:s text:c="8"/>{</text:span></text:p>
      <text:p text:style-name="P13"><text:span text:style-name="T73"><text:s text:c="10"/>"text": "Hire me please"</text:span></text:p>
      <text:p text:style-name="P13"><text:span text:style-name="T73"><text:s text:c="8"/>},</text:span></text:p>
      <text:p text:style-name="P13"><text:span text:style-name="T73"><text:s text:c="8"/>{</text:span></text:p>
      <text:p text:style-name="P13"><text:span text:style-name="T73"><text:s text:c="10"/>"text": "How would I go about joining your company?"</text:span></text:p>
      <text:p text:style-name="P13"><text:span text:style-name="T73"><text:s text:c="8"/>},</text:span></text:p>
      <text:p text:style-name="P13"><text:span text:style-name="T73"><text:s text:c="8"/>{</text:span></text:p>
      <text:p text:style-name="P13"><text:span text:style-name="T73"><text:s text:c="10"/>"text": "I am looking for a job and would like to know if you have anything available.."</text:span></text:p>
      <text:p text:style-name="P13"><text:span text:style-name="T73"><text:s text:c="8"/>},</text:span></text:p>
      <text:p text:style-name="P13"><text:span text:style-name="T73"><text:s text:c="8"/>{</text:span></text:p>
      <text:p text:style-name="P13"><text:span text:style-name="T73"><text:s text:c="10"/>"text": "I need to find some work"</text:span></text:p>
      <text:p text:style-name="P13"><text:span text:style-name="T73"><text:s text:c="8"/>},</text:span></text:p>
      <text:p text:style-name="P13"><text:span text:style-name="T73"><text:s text:c="8"/>{</text:span></text:p>
      <text:p text:style-name="P13"><text:span text:style-name="T73"><text:s text:c="10"/>"text": "Is there any current employment opportunities?"</text:span></text:p>
      <text:p text:style-name="P13"><text:span text:style-name="T73"><text:s text:c="8"/>},</text:span></text:p>
      <text:p text:style-name="P13"><text:span text:style-name="T73"><text:s text:c="8"/>{</text:span></text:p>
      <text:p text:style-name="P13"><text:span text:style-name="T73"><text:s text:c="10"/>"text": "Well I m asking what level of the marketing position your company is looking for"</text:span></text:p>
      <text:p text:style-name="P13"><text:span text:style-name="T73"><text:s text:c="8"/>},</text:span></text:p>
      <text:p text:style-name="P13"><text:span text:style-name="T73"><text:s text:c="8"/>{</text:span></text:p>
      <text:p text:style-name="P13"><text:span text:style-name="T73"><text:s text:c="10"/>"text": "What are the job openings available with the company?"</text:span></text:p>
      <text:p text:style-name="P13"><text:span text:style-name="T73"><text:s text:c="8"/>},</text:span></text:p>
      <text:p text:style-name="P13"><text:span text:style-name="T73"><text:s text:c="8"/>{</text:span></text:p>
      <text:p text:style-name="P13"><text:span text:style-name="T73"><text:s text:c="10"/>"text": "What are the jobs you are hiring for?"</text:span></text:p>
      <text:p text:style-name="P13"><text:span text:style-name="T73"><text:s text:c="8"/>},</text:span></text:p>
      <text:p text:style-name="P13"><text:span text:style-name="T73"><text:s text:c="8"/>{</text:span></text:p>
      <text:p text:style-name="P13"><text:span text:style-name="T73"><text:s text:c="10"/>"text": "What employment opportunities are currently available?"</text:span></text:p>
      <text:p text:style-name="P13"><text:span text:style-name="T73"><text:s text:c="8"/>},</text:span></text:p>
      <text:p text:style-name="P13"><text:span text:style-name="T73"><text:s text:c="8"/>{</text:span></text:p>
      <text:p text:style-name="P13"><text:span text:style-name="T73"><text:s text:c="10"/>"text": "What is your jobs web site?"</text:span></text:p>
      <text:p text:style-name="P13"><text:span text:style-name="T73"><text:s text:c="8"/>},</text:span></text:p>
      <text:p text:style-name="P13"><text:span text:style-name="T73"><text:s text:c="8"/>{</text:span></text:p>
      <text:p text:style-name="P13"><text:span text:style-name="T73"><text:s text:c="10"/>"text": "What jobs are available that are hiring for now?"</text:span></text:p>
      <text:p text:style-name="P13"><text:span text:style-name="T73"><text:s text:c="8"/>},</text:span></text:p>
      <text:p text:style-name="P13"><text:span text:style-name="T73"><text:s text:c="8"/>{</text:span></text:p>
      <text:p text:style-name="P13"><text:span text:style-name="T73"><text:s text:c="10"/>"text": "What kind of jobs do you have?"</text:span></text:p>
      <text:p text:style-name="P13"><text:span text:style-name="T73"><text:s text:c="8"/>},</text:span></text:p>
      <text:p text:style-name="P13"><text:span text:style-name="T73"><text:s text:c="8"/>{</text:span></text:p>
      <text:p text:style-name="P13"><text:span text:style-name="T73"><text:s text:c="10"/>"text": "What positions do you have available?"</text:span></text:p>
      <text:p text:style-name="P13"><text:span text:style-name="T73"><text:s text:c="8"/>},</text:span></text:p>
      <text:p text:style-name="P13"><text:span text:style-name="T73"><text:s text:c="8"/>{</text:span></text:p>
      <text:p text:style-name="P13"><text:span text:style-name="T73"><text:s text:c="10"/>"text": "What's the process for job application?"</text:span></text:p>
      <text:p text:style-name="P13"><text:span text:style-name="T73"><text:s text:c="8"/>},</text:span></text:p>
      <text:p text:style-name="P13"><text:span text:style-name="T73"><text:s text:c="8"/>{</text:span></text:p>
      <text:p text:style-name="P13"><text:span text:style-name="T73"><text:s text:c="10"/>"text": "Where is your careers page?"</text:span></text:p>
      <text:p text:style-name="P13"><text:span text:style-name="T73"><text:s text:c="8"/>}</text:span></text:p>
      <text:p text:style-name="P13"><text:span text:style-name="T73"><text:s text:c="6"/>],</text:span></text:p>
      <text:p text:style-name="P13"><text:span text:style-name="T73"><text:s text:c="6"/>"description": "Find job opportunities."</text:span></text:p>
      <text:p text:style-name="P13"><text:span text:style-name="T73"><text:s text:c="4"/>},</text:span></text:p>
      <text:p text:style-name="P13"><text:span text:style-name="T73"><text:s text:c="4"/>{</text:span></text:p>
      <text:p text:style-name="P13"><text:span text:style-name="T73"><text:s text:c="6"/>"intent": "hours",</text:span></text:p>
      <text:p text:style-name="P13"><text:span text:style-name="T73"><text:s text:c="6"/>"examples": [</text:span></text:p>
      <text:p text:style-name="P13"><text:span text:style-name="T73"><text:s text:c="8"/>{</text:span></text:p>
      <text:p text:style-name="P13"><text:span text:style-name="T73"><text:s text:c="10"/>"text": "when will store open?"</text:span></text:p>
      <text:p text:style-name="P13"><text:span text:style-name="T73"><text:s text:c="8"/>},</text:span></text:p>
      <text:p text:style-name="P13"><text:span text:style-name="T73"><text:s text:c="8"/>{</text:span></text:p>
      <text:p text:style-name="P13"><text:span text:style-name="T73"><text:s text:c="10"/>"text": "when will it open"</text:span></text:p>
      <text:p text:style-name="P13"><text:span text:style-name="T73"><text:s text:c="8"/>},</text:span></text:p>
      <text:p text:style-name="P13"><text:span text:style-name="T73"><text:s text:c="8"/>{</text:span></text:p>
      <text:p text:style-name="P13"><text:span text:style-name="T73"><text:s text:c="10"/>"text": "when will it close"</text:span></text:p>
      <text:p text:style-name="P13"><text:span text:style-name="T73"><text:s text:c="8"/>},</text:span></text:p>
      <text:p text:style-name="P13"><text:span text:style-name="T73"><text:s text:c="8"/>{</text:span></text:p>
      <text:p text:style-name="P13"><text:span text:style-name="T73"><text:s text:c="10"/>"text": "what are the store timings?"</text:span></text:p>
      <text:p text:style-name="P13"><text:span text:style-name="T73"><text:s text:c="8"/>}</text:span></text:p>
      <text:p text:style-name="P13"><text:span text:style-name="T73"><text:s text:c="6"/>],</text:span></text:p>
      <text:p text:style-name="P13"><text:span text:style-name="T73"><text:s text:c="6"/>"description": ""</text:span></text:p>
      <text:p text:style-name="P13"><text:span text:style-name="T73"><text:s text:c="4"/>},</text:span></text:p>
      <text:p text:style-name="P13"><text:span text:style-name="T73"><text:s text:c="4"/>{</text:span></text:p>
      <text:p text:style-name="P13"><text:span text:style-name="T73"><text:s text:c="6"/>"intent": "Customer_Care_Notification_Preferences",</text:span></text:p>
      <text:p text:style-name="P13"><text:span text:style-name="T73"><text:s text:c="6"/>"examples": [</text:span></text:p>
      <text:p text:style-name="P13"><text:span text:style-name="T73"><text:s text:c="8"/>{</text:span></text:p>
      <text:p text:style-name="P13"><text:span text:style-name="T73"><text:s text:c="10"/>"text": "Change notifications to sms"</text:span></text:p>
      <text:p text:style-name="P13"><text:span text:style-name="T73"><text:s text:c="8"/>},</text:span></text:p>
      <text:p text:style-name="P13"><text:span text:style-name="T73"><text:s text:c="8"/>{</text:span></text:p>
      <text:p text:style-name="P13"><text:span text:style-name="T73"><text:s text:c="10"/>"text": "Changing my notification preferences"</text:span></text:p>
      <text:p text:style-name="P13"><text:span text:style-name="T73"><text:s text:c="8"/>},</text:span></text:p>
      <text:p text:style-name="P13"><text:span text:style-name="T73"><text:s text:c="8"/>{</text:span></text:p>
      <text:p text:style-name="P13"><text:span text:style-name="T73"><text:s text:c="10"/>"text": "How can I change delivery method?"</text:span></text:p>
      <text:p text:style-name="P13"><text:span text:style-name="T73"><text:s text:c="8"/>},</text:span></text:p>
      <text:p text:style-name="P13"><text:span text:style-name="T73"><text:s text:c="8"/>{</text:span></text:p>
      <text:p text:style-name="P13"><text:span text:style-name="T73"><text:s text:c="10"/>"text": "How can I edit delivery methods to new one?"</text:span></text:p>
      <text:p text:style-name="P13"><text:span text:style-name="T73"><text:s text:c="8"/>},</text:span></text:p>
      <text:p text:style-name="P13"><text:span text:style-name="T73"><text:s text:c="8"/>{</text:span></text:p>
      <text:p text:style-name="P13"><text:span text:style-name="T73"><text:s text:c="10"/>"text": "How can I modify notification alerts?"</text:span></text:p>
      <text:p text:style-name="P13"><text:span text:style-name="T73"><text:s text:c="8"/>},</text:span></text:p>
      <text:p text:style-name="P13"><text:span text:style-name="T73"><text:s text:c="8"/>{</text:span></text:p>
      <text:p text:style-name="P13"><text:span text:style-name="T73"><text:s text:c="10"/>"text": "How can I update my delivery methods?"</text:span></text:p>
      <text:p text:style-name="P13"><text:span text:style-name="T73"><text:s text:c="8"/>},</text:span></text:p>
      <text:p text:style-name="P13"><text:span text:style-name="T73"><text:s text:c="8"/>{</text:span></text:p>
      <text:p text:style-name="P13"><text:span text:style-name="T73"><text:s text:c="10"/>"text": "How do I change credit card transaction alerts?"</text:span></text:p>
      <text:p text:style-name="P13"><text:span text:style-name="T73"><text:s text:c="8"/>},</text:span></text:p>
      <text:p text:style-name="P13"><text:span text:style-name="T73"><text:s text:c="8"/>{</text:span></text:p>
      <text:p text:style-name="P13"><text:span text:style-name="T73"><text:s text:c="10"/>"text": "How to change my notification preferences?"</text:span></text:p>
      <text:p text:style-name="P13"><text:span text:style-name="T73"><text:s text:c="8"/>},</text:span></text:p>
      <text:p text:style-name="P13"><text:span text:style-name="T73"><text:s text:c="8"/>{</text:span></text:p>
      <text:p text:style-name="P13"><text:span text:style-name="T73"><text:s text:c="10"/>"text": "Can I use another way of receiving alerts by editing existing one?"</text:span></text:p>
      <text:p text:style-name="P13"><text:span text:style-name="T73"><text:s text:c="8"/>},</text:span></text:p>
      <text:p text:style-name="P13"><text:span text:style-name="T73"><text:s text:c="8"/>{</text:span></text:p>
      <text:p text:style-name="P13"><text:span text:style-name="T73"><text:s text:c="10"/>"text": "How to switch over from sms to email delivery alert?"</text:span></text:p>
      <text:p text:style-name="P13"><text:span text:style-name="T73"><text:s text:c="8"/>},</text:span></text:p>
      <text:p text:style-name="P13"><text:span text:style-name="T73"><text:s text:c="8"/>{</text:span></text:p>
      <text:p text:style-name="P13"><text:span text:style-name="T73"><text:s text:c="10"/>"text": "I need to change my current alert method to something else"</text:span></text:p>
      <text:p text:style-name="P13"><text:span text:style-name="T73"><text:s text:c="8"/>},</text:span></text:p>
      <text:p text:style-name="P13"><text:span text:style-name="T73"><text:s text:c="8"/>{</text:span></text:p>
      <text:p text:style-name="P13"><text:span text:style-name="T73"><text:s text:c="10"/>"text": "I request to get alerts via email"</text:span></text:p>
      <text:p text:style-name="P13"><text:span text:style-name="T73"><text:s text:c="8"/>},</text:span></text:p>
      <text:p text:style-name="P13"><text:span text:style-name="T73"><text:s text:c="8"/>{</text:span></text:p>
      <text:p text:style-name="P13"><text:span text:style-name="T73"><text:s text:c="10"/>"text": "I want my bank messages to notify me on emails as well"</text:span></text:p>
      <text:p text:style-name="P13"><text:span text:style-name="T73"><text:s text:c="8"/>},</text:span></text:p>
      <text:p text:style-name="P13"><text:span text:style-name="T73"><text:s text:c="8"/>{</text:span></text:p>
      <text:p text:style-name="P13"><text:span text:style-name="T73"><text:s text:c="10"/>"text": "I want to stop getting emails every time my card gets swiped"</text:span></text:p>
      <text:p text:style-name="P13"><text:span text:style-name="T73"><text:s text:c="8"/>},</text:span></text:p>
      <text:p text:style-name="P13"><text:span text:style-name="T73"><text:s text:c="8"/>{</text:span></text:p>
      <text:p text:style-name="P13"><text:span text:style-name="T73"><text:s text:c="10"/>"text": "Notifications are to be received on sms"</text:span></text:p>
      <text:p text:style-name="P13"><text:span text:style-name="T73"><text:s text:c="8"/>},</text:span></text:p>
      <text:p text:style-name="P13"><text:span text:style-name="T73"><text:s text:c="8"/>{</text:span></text:p>
      <text:p text:style-name="P13"><text:span text:style-name="T73"><text:s text:c="10"/>"text": "Tell me process to change alerts method"</text:span></text:p>
      <text:p text:style-name="P13"><text:span text:style-name="T73"><text:s text:c="8"/>},</text:span></text:p>
      <text:p text:style-name="P13"><text:span text:style-name="T73"><text:s text:c="8"/>{</text:span></text:p>
      <text:p text:style-name="P13"><text:span text:style-name="T73"><text:s text:c="10"/>"text": "How to customize notifications that I am receiving?"</text:span></text:p>
      <text:p text:style-name="P13"><text:span text:style-name="T73"><text:s text:c="8"/>},</text:span></text:p>
      <text:p text:style-name="P13"><text:span text:style-name="T73"><text:s text:c="8"/>{</text:span></text:p>
      <text:p text:style-name="P13"><text:span text:style-name="T73"><text:s text:c="10"/>"text": "Can you help me with changing delivery method?"</text:span></text:p>
      <text:p text:style-name="P13"><text:span text:style-name="T73"><text:s text:c="8"/>},</text:span></text:p>
      <text:p text:style-name="P13"><text:span text:style-name="T73"><text:s text:c="8"/>{</text:span></text:p>
      <text:p text:style-name="P13"><text:span text:style-name="T73"><text:s text:c="10"/>"text": "Can you send alert on my whatsapp?"</text:span></text:p>
      <text:p text:style-name="P13"><text:span text:style-name="T73"><text:s text:c="8"/>},</text:span></text:p>
      <text:p text:style-name="P13"><text:span text:style-name="T73"><text:s text:c="8"/>{</text:span></text:p>
      <text:p text:style-name="P13"><text:span text:style-name="T73"><text:s text:c="10"/>"text": "Can you send text notifications to additional mobile number?"</text:span></text:p>
      <text:p text:style-name="P13"><text:span text:style-name="T73"><text:s text:c="8"/>}</text:span></text:p>
      <text:p text:style-name="P13"><text:span text:style-name="T73"><text:s text:c="6"/>],</text:span></text:p>
      <text:p text:style-name="P13"><text:span text:style-name="T73"><text:s text:c="6"/>"description": "Manage user's notifications."</text:span></text:p>
      <text:p text:style-name="P13"><text:span text:style-name="T73"><text:s text:c="4"/>},</text:span></text:p>
      <text:p text:style-name="P13"><text:span text:style-name="T73"><text:s text:c="4"/>{</text:span></text:p>
      <text:p text:style-name="P13"><text:span text:style-name="T73"><text:s text:c="6"/>"intent": "Customer_Care_User_Profile",</text:span></text:p>
      <text:p text:style-name="P13"><text:span text:style-name="T73"><text:s text:c="6"/>"examples": [</text:span></text:p>
      <text:p text:style-name="P13"><text:span text:style-name="T73"><text:s text:c="8"/>{</text:span></text:p>
      <text:p text:style-name="P13"><text:span text:style-name="T73"><text:s text:c="10"/>"text": "I want to change my home address in payment associated with my account, what steps"</text:span></text:p>
      <text:p text:style-name="P13"><text:span text:style-name="T73"><text:s text:c="8"/>},</text:span></text:p>
      <text:p text:style-name="P13"><text:span text:style-name="T73"><text:s text:c="8"/>{</text:span></text:p>
      <text:p text:style-name="P13"><text:span text:style-name="T73"><text:s text:c="10"/>"text": "I need to update the email on my account"</text:span></text:p>
      <text:p text:style-name="P13"><text:span text:style-name="T73"><text:s text:c="8"/>},</text:span></text:p>
      <text:p text:style-name="P13"><text:span text:style-name="T73"><text:s text:c="8"/>{</text:span></text:p>
      <text:p text:style-name="P13"><text:span text:style-name="T73"><text:s text:c="10"/>"text": "I need to change my contact information."</text:span></text:p>
      <text:p text:style-name="P13"><text:span text:style-name="T73"><text:s text:c="8"/>},</text:span></text:p>
      <text:p text:style-name="P13"><text:span text:style-name="T73"><text:s text:c="8"/>{</text:span></text:p>
      <text:p text:style-name="P13"><text:span text:style-name="T73"><text:s text:c="10"/>"text": "I moved and have a new landline number. where do I go to update my contact information?"</text:span></text:p>
      <text:p text:style-name="P13"><text:span text:style-name="T73"><text:s text:c="8"/>},</text:span></text:p>
      <text:p text:style-name="P13"><text:span text:style-name="T73"><text:s text:c="8"/>{</text:span></text:p>
      <text:p text:style-name="P13"><text:span text:style-name="T73"><text:s text:c="10"/>"text": "I have a new email account and would like to change my primary contact email. how do I do this?"</text:span></text:p>
      <text:p text:style-name="P13"><text:span text:style-name="T73"><text:s text:c="8"/>},</text:span></text:p>
      <text:p text:style-name="P13"><text:span text:style-name="T73"><text:s text:c="8"/>{</text:span></text:p>
      <text:p text:style-name="P13"><text:span text:style-name="T73"><text:s text:c="10"/>"text": "I got a new number, help me edit my account"</text:span></text:p>
      <text:p text:style-name="P13"><text:span text:style-name="T73"><text:s text:c="8"/>},</text:span></text:p>
      <text:p text:style-name="P13"><text:span text:style-name="T73"><text:s text:c="8"/>{</text:span></text:p>
      <text:p text:style-name="P13"><text:span text:style-name="T73"><text:s text:c="10"/>"text": "Delete a number on my account"</text:span></text:p>
      <text:p text:style-name="P13"><text:span text:style-name="T73"><text:s text:c="8"/>},</text:span></text:p>
      <text:p text:style-name="P13"><text:span text:style-name="T73"><text:s text:c="8"/>{</text:span></text:p>
      <text:p text:style-name="P13"><text:span text:style-name="T73"><text:s text:c="10"/>"text": "Could you change the phone number in my profile?"</text:span></text:p>
      <text:p text:style-name="P13"><text:span text:style-name="T73"><text:s text:c="8"/>},</text:span></text:p>
      <text:p text:style-name="P13"><text:span text:style-name="T73"><text:s text:c="8"/>{</text:span></text:p>
      <text:p text:style-name="P13"><text:span text:style-name="T73"><text:s text:c="10"/>"text": "Change mailing address"</text:span></text:p>
      <text:p text:style-name="P13"><text:span text:style-name="T73"><text:s text:c="8"/>},</text:span></text:p>
      <text:p text:style-name="P13"><text:span text:style-name="T73"><text:s text:c="8"/>{</text:span></text:p>
      <text:p text:style-name="P13"><text:span text:style-name="T73"><text:s text:c="10"/>"text": "Can you please make changes in my account regarding my phone contact information?"</text:span></text:p>
      <text:p text:style-name="P13"><text:span text:style-name="T73"><text:s text:c="8"/>},</text:span></text:p>
      <text:p text:style-name="P13"><text:span text:style-name="T73"><text:s text:c="8"/>{</text:span></text:p>
      <text:p text:style-name="P13"><text:span text:style-name="T73"><text:s text:c="10"/>"text": "Can you help me change the contact email for my account?"</text:span></text:p>
      <text:p text:style-name="P13"><text:span text:style-name="T73"><text:s text:c="8"/>},</text:span></text:p>
      <text:p text:style-name="P13"><text:span text:style-name="T73"><text:s text:c="8"/>{</text:span></text:p>
      <text:p text:style-name="P13"><text:span text:style-name="T73"><text:s text:c="10"/>"text": "Can I set another email address for my account?"</text:span></text:p>
      <text:p text:style-name="P13"><text:span text:style-name="T73"><text:s text:c="8"/>},</text:span></text:p>
      <text:p text:style-name="P13"><text:span text:style-name="T73"><text:s text:c="8"/>{</text:span></text:p>
      <text:p text:style-name="P13"><text:span text:style-name="T73"><text:s text:c="10"/>"text": "There is a typo in my listed email address, I need to fix it"</text:span></text:p>
      <text:p text:style-name="P13"><text:span text:style-name="T73"><text:s text:c="8"/>},</text:span></text:p>
      <text:p text:style-name="P13"><text:span text:style-name="T73"><text:s text:c="8"/>{</text:span></text:p>
      <text:p text:style-name="P13"><text:span text:style-name="T73"><text:s text:c="10"/>"text": "It seems like you have my old contact phone number on file, so I would like to have it updated, with your help."</text:span></text:p>
      <text:p text:style-name="P13"><text:span text:style-name="T73"><text:s text:c="8"/>},</text:span></text:p>
      <text:p text:style-name="P13"><text:span text:style-name="T73"><text:s text:c="8"/>{</text:span></text:p>
      <text:p text:style-name="P13"><text:span text:style-name="T73"><text:s text:c="10"/>"text": "I'm trying to change the email address associated with my account but it keeps giving me an error message can I do it with you?"</text:span></text:p>
      <text:p text:style-name="P13"><text:span text:style-name="T73"><text:s text:c="8"/>},</text:span></text:p>
      <text:p text:style-name="P13"><text:span text:style-name="T73"><text:s text:c="8"/>{</text:span></text:p>
      <text:p text:style-name="P13"><text:span text:style-name="T73"><text:s text:c="10"/>"text": "I would like to update the email for my online account"</text:span></text:p>
      <text:p text:style-name="P13"><text:span text:style-name="T73"><text:s text:c="8"/>},</text:span></text:p>
      <text:p text:style-name="P13"><text:span text:style-name="T73"><text:s text:c="8"/>{</text:span></text:p>
      <text:p text:style-name="P13"><text:span text:style-name="T73"><text:s text:c="10"/>"text": "I would like to change my contact information. can this be done online or do I have to come in?"</text:span></text:p>
      <text:p text:style-name="P13"><text:span text:style-name="T73"><text:s text:c="8"/>},</text:span></text:p>
      <text:p text:style-name="P13"><text:span text:style-name="T73"><text:s text:c="8"/>{</text:span></text:p>
      <text:p text:style-name="P13"><text:span text:style-name="T73"><text:s text:c="10"/>"text": "I wish to amend my email address please"</text:span></text:p>
      <text:p text:style-name="P13"><text:span text:style-name="T73"><text:s text:c="8"/>},</text:span></text:p>
      <text:p text:style-name="P13"><text:span text:style-name="T73"><text:s text:c="8"/>{</text:span></text:p>
      <text:p text:style-name="P13"><text:span text:style-name="T73"><text:s text:c="10"/>"text": "I will be moving next month. when do I need to give you my new address?"</text:span></text:p>
      <text:p text:style-name="P13"><text:span text:style-name="T73"><text:s text:c="8"/>},</text:span></text:p>
      <text:p text:style-name="P13"><text:span text:style-name="T73"><text:s text:c="8"/>{</text:span></text:p>
      <text:p text:style-name="P13"><text:span text:style-name="T73"><text:s text:c="10"/>"text": "I need to update the phone number that you have listed as my contact phone number."</text:span></text:p>
      <text:p text:style-name="P13"><text:span text:style-name="T73"><text:s text:c="8"/>}</text:span></text:p>
      <text:p text:style-name="P13"><text:span text:style-name="T73"><text:s text:c="6"/>],</text:span></text:p>
      <text:p text:style-name="P13"><text:span text:style-name="T73"><text:s text:c="6"/>"description": "Change user's information on their account."</text:span></text:p>
      <text:p text:style-name="P13"><text:span text:style-name="T73"><text:s text:c="4"/>},</text:span></text:p>
      <text:p text:style-name="P13"><text:span text:style-name="T73"><text:s text:c="4"/>{</text:span></text:p>
      <text:p text:style-name="P13"><text:span text:style-name="T73"><text:s text:c="6"/>"intent": "Customer_Care_Profile_Security_Questions",</text:span></text:p>
      <text:p text:style-name="P13"><text:span text:style-name="T73"><text:s text:c="6"/>"examples": [</text:span></text:p>
      <text:p text:style-name="P13"><text:span text:style-name="T73"><text:s text:c="8"/>{</text:span></text:p>
      <text:p text:style-name="P13"><text:span text:style-name="T73"><text:s text:c="10"/>"text": "Why do I need to answer security questions when I speak to a representative on the phone?"</text:span></text:p>
      <text:p text:style-name="P13"><text:span text:style-name="T73"><text:s text:c="8"/>},</text:span></text:p>
      <text:p text:style-name="P13"><text:span text:style-name="T73"><text:s text:c="8"/>{</text:span></text:p>
      <text:p text:style-name="P13"><text:span text:style-name="T73"><text:s text:c="10"/>"text": "When I talk to a customer rep, what security questions can I use?"</text:span></text:p>
      <text:p text:style-name="P13"><text:span text:style-name="T73"><text:s text:c="8"/>},</text:span></text:p>
      <text:p text:style-name="P13"><text:span text:style-name="T73"><text:s text:c="8"/>{</text:span></text:p>
      <text:p text:style-name="P13"><text:span text:style-name="T73"><text:s text:c="10"/>"text": "What are my profile questions?"</text:span></text:p>
      <text:p text:style-name="P13"><text:span text:style-name="T73"><text:s text:c="8"/>},</text:span></text:p>
      <text:p text:style-name="P13"><text:span text:style-name="T73"><text:s text:c="8"/>{</text:span></text:p>
      <text:p text:style-name="P13"><text:span text:style-name="T73"><text:s text:c="10"/>"text": "Update security questions"</text:span></text:p>
      <text:p text:style-name="P13"><text:span text:style-name="T73"><text:s text:c="8"/>},</text:span></text:p>
      <text:p text:style-name="P13"><text:span text:style-name="T73"><text:s text:c="8"/>{</text:span></text:p>
      <text:p text:style-name="P13"><text:span text:style-name="T73"><text:s text:c="10"/>"text": "Security verification question"</text:span></text:p>
      <text:p text:style-name="P13"><text:span text:style-name="T73"><text:s text:c="8"/>},</text:span></text:p>
      <text:p text:style-name="P13"><text:span text:style-name="T73"><text:s text:c="8"/>{</text:span></text:p>
      <text:p text:style-name="P13"><text:span text:style-name="T73"><text:s text:c="10"/>"text": "Security question answers"</text:span></text:p>
      <text:p text:style-name="P13"><text:span text:style-name="T73"><text:s text:c="8"/>},</text:span></text:p>
      <text:p text:style-name="P13"><text:span text:style-name="T73"><text:s text:c="8"/>{</text:span></text:p>
      <text:p text:style-name="P13"><text:span text:style-name="T73"><text:s text:c="10"/>"text": "My email may have been hacked so I'm changing all my passwords and security questions can you change the ones I use for talking to customer support?"</text:span></text:p>
      <text:p text:style-name="P13"><text:span text:style-name="T73"><text:s text:c="8"/>},</text:span></text:p>
      <text:p text:style-name="P13"><text:span text:style-name="T73"><text:s text:c="8"/>{</text:span></text:p>
      <text:p text:style-name="P13"><text:span text:style-name="T73"><text:s text:c="10"/>"text": "It has been a while since I updated my online security questions. can you give me directions on how I can edit my account to create better, more recent and more secure questions?"</text:span></text:p>
      <text:p text:style-name="P13"><text:span text:style-name="T73"><text:s text:c="8"/>},</text:span></text:p>
      <text:p text:style-name="P13"><text:span text:style-name="T73"><text:s text:c="8"/>{</text:span></text:p>
      <text:p text:style-name="P13"><text:span text:style-name="T73"><text:s text:c="10"/>"text": "Is it possible to change the security questions I use to access my account when I call you?"</text:span></text:p>
      <text:p text:style-name="P13"><text:span text:style-name="T73"><text:s text:c="8"/>},</text:span></text:p>
      <text:p text:style-name="P13"><text:span text:style-name="T73"><text:s text:c="8"/>{</text:span></text:p>
      <text:p text:style-name="P13"><text:span text:style-name="T73"><text:s text:c="10"/>"text": "I would like to change the security question used to access my account. could you please explain the procedure."</text:span></text:p>
      <text:p text:style-name="P13"><text:span text:style-name="T73"><text:s text:c="8"/>},</text:span></text:p>
      <text:p text:style-name="P13"><text:span text:style-name="T73"><text:s text:c="8"/>{</text:span></text:p>
      <text:p text:style-name="P13"><text:span text:style-name="T73"><text:s text:c="10"/>"text": "I want to know my security question when I'm dealing with customer service representative."</text:span></text:p>
      <text:p text:style-name="P13"><text:span text:style-name="T73"><text:s text:c="8"/>},</text:span></text:p>
      <text:p text:style-name="P13"><text:span text:style-name="T73"><text:s text:c="8"/>{</text:span></text:p>
      <text:p text:style-name="P13"><text:span text:style-name="T73"><text:s text:c="10"/>"text": "I need to change my questions to get in"</text:span></text:p>
      <text:p text:style-name="P13"><text:span text:style-name="T73"><text:s text:c="8"/>},</text:span></text:p>
      <text:p text:style-name="P13"><text:span text:style-name="T73"><text:s text:c="8"/>{</text:span></text:p>
      <text:p text:style-name="P13"><text:span text:style-name="T73"><text:s text:c="10"/>"text": "I have forgotten my phone security questions"</text:span></text:p>
      <text:p text:style-name="P13"><text:span text:style-name="T73"><text:s text:c="8"/>},</text:span></text:p>
      <text:p text:style-name="P13"><text:span text:style-name="T73"><text:s text:c="8"/>{</text:span></text:p>
      <text:p text:style-name="P13"><text:span text:style-name="T73"><text:s text:c="10"/>"text": "I have a feeling that default security questions for accessing my account are too generic and weak. is there a way to have them changed?"</text:span></text:p>
      <text:p text:style-name="P13"><text:span text:style-name="T73"><text:s text:c="8"/>},</text:span></text:p>
      <text:p text:style-name="P13"><text:span text:style-name="T73"><text:s text:c="8"/>{</text:span></text:p>
      <text:p text:style-name="P13"><text:span text:style-name="T73"><text:s text:c="10"/>"text": "How can I set up a phone security question?"</text:span></text:p>
      <text:p text:style-name="P13"><text:span text:style-name="T73"><text:s text:c="8"/>},</text:span></text:p>
      <text:p text:style-name="P13"><text:span text:style-name="T73"><text:s text:c="8"/>{</text:span></text:p>
      <text:p text:style-name="P13"><text:span text:style-name="T73"><text:s text:c="10"/>"text": "Hi I want to know if I can change my security settings for talking to customer services over the phone?"</text:span></text:p>
      <text:p text:style-name="P13"><text:span text:style-name="T73"><text:s text:c="8"/>},</text:span></text:p>
      <text:p text:style-name="P13"><text:span text:style-name="T73"><text:s text:c="8"/>{</text:span></text:p>
      <text:p text:style-name="P13"><text:span text:style-name="T73"><text:s text:c="10"/>"text": "Help me with security questions"</text:span></text:p>
      <text:p text:style-name="P13"><text:span text:style-name="T73"><text:s text:c="8"/>},</text:span></text:p>
      <text:p text:style-name="P13"><text:span text:style-name="T73"><text:s text:c="8"/>{</text:span></text:p>
      <text:p text:style-name="P13"><text:span text:style-name="T73"><text:s text:c="10"/>"text": "Can you reset my security question?"</text:span></text:p>
      <text:p text:style-name="P13"><text:span text:style-name="T73"><text:s text:c="8"/>},</text:span></text:p>
      <text:p text:style-name="P13"><text:span text:style-name="T73"><text:s text:c="8"/>{</text:span></text:p>
      <text:p text:style-name="P13"><text:span text:style-name="T73"><text:s text:c="10"/>"text": "Can I reset my online security answer?"</text:span></text:p>
      <text:p text:style-name="P13"><text:span text:style-name="T73"><text:s text:c="8"/>},</text:span></text:p>
      <text:p text:style-name="P13"><text:span text:style-name="T73"><text:s text:c="8"/>{</text:span></text:p>
      <text:p text:style-name="P13"><text:span text:style-name="T73"><text:s text:c="10"/>"text": "Can I change the saved security questions I use when accessing my account via the phone?"</text:span></text:p>
      <text:p text:style-name="P13"><text:span text:style-name="T73"><text:s text:c="8"/>}</text:span></text:p>
      <text:p text:style-name="P13"><text:span text:style-name="T73"><text:s text:c="6"/>],</text:span></text:p>
      <text:p text:style-name="P13"><text:span text:style-name="T73"><text:s text:c="6"/>"description": "Review or change user's security questions."</text:span></text:p>
      <text:p text:style-name="P13"><text:span text:style-name="T73"><text:s text:c="4"/>},</text:span></text:p>
      <text:p text:style-name="P13"><text:span text:style-name="T73"><text:s text:c="4"/>{</text:span></text:p>
      <text:p text:style-name="P13"><text:span text:style-name="T73"><text:s text:c="6"/>"intent": "Customer_Care_Store_Hours",</text:span></text:p>
      <text:p text:style-name="P13"><text:span text:style-name="T73"><text:s text:c="6"/>"examples": [</text:span></text:p>
      <text:p text:style-name="P13"><text:span text:style-name="T73"><text:s text:c="8"/>{</text:span></text:p>
      <text:p text:style-name="P13"><text:span text:style-name="T73"><text:s text:c="10"/>"text": "What time are you closing today?"</text:span></text:p>
      <text:p text:style-name="P13"><text:span text:style-name="T73"><text:s text:c="8"/>},</text:span></text:p>
      <text:p text:style-name="P13"><text:span text:style-name="T73"><text:s text:c="8"/>{</text:span></text:p>
      <text:p text:style-name="P13"><text:span text:style-name="T73"><text:s text:c="10"/>"text": "What time is your store open on saturday?"</text:span></text:p>
      <text:p text:style-name="P13"><text:span text:style-name="T73"><text:s text:c="8"/>},</text:span></text:p>
      <text:p text:style-name="P13"><text:span text:style-name="T73"><text:s text:c="8"/>{</text:span></text:p>
      <text:p text:style-name="P13"><text:span text:style-name="T73"><text:s text:c="10"/>"text": "What time do stores close?"</text:span></text:p>
      <text:p text:style-name="P13"><text:span text:style-name="T73"><text:s text:c="8"/>},</text:span></text:p>
      <text:p text:style-name="P13"><text:span text:style-name="T73"><text:s text:c="8"/>{</text:span></text:p>
      <text:p text:style-name="P13"><text:span text:style-name="T73"><text:s text:c="10"/>"text": "Are you open during thanksgiving?"</text:span></text:p>
      <text:p text:style-name="P13"><text:span text:style-name="T73"><text:s text:c="8"/>},</text:span></text:p>
      <text:p text:style-name="P13"><text:span text:style-name="T73"><text:s text:c="8"/>{</text:span></text:p>
      <text:p text:style-name="P13"><text:span text:style-name="T73"><text:s text:c="10"/>"text": "Are the stores open early?"</text:span></text:p>
      <text:p text:style-name="P13"><text:span text:style-name="T73"><text:s text:c="8"/>},</text:span></text:p>
      <text:p text:style-name="P13"><text:span text:style-name="T73"><text:s text:c="8"/>{</text:span></text:p>
      <text:p text:style-name="P13"><text:span text:style-name="T73"><text:s text:c="10"/>"text": "Are you open on sundays, and if so what are the hours?"</text:span></text:p>
      <text:p text:style-name="P13"><text:span text:style-name="T73"><text:s text:c="8"/>},</text:span></text:p>
      <text:p text:style-name="P13"><text:span text:style-name="T73"><text:s text:c="8"/>{</text:span></text:p>
      <text:p text:style-name="P13"><text:span text:style-name="T73"><text:s text:c="10"/>"text": "At what hour can I swing by?"</text:span></text:p>
      <text:p text:style-name="P13"><text:span text:style-name="T73"><text:s text:c="8"/>},</text:span></text:p>
      <text:p text:style-name="P13"><text:span text:style-name="T73"><text:s text:c="8"/>{</text:span></text:p>
      <text:p text:style-name="P13"><text:span text:style-name="T73"><text:s text:c="10"/>"text": "Can you tell me how late the stores are open till?"</text:span></text:p>
      <text:p text:style-name="P13"><text:span text:style-name="T73"><text:s text:c="8"/>},</text:span></text:p>
      <text:p text:style-name="P13"><text:span text:style-name="T73"><text:s text:c="8"/>{</text:span></text:p>
      <text:p text:style-name="P13"><text:span text:style-name="T73"><text:s text:c="10"/>"text": "Does the store in the city center opens till 8pm on weekends?"</text:span></text:p>
      <text:p text:style-name="P13"><text:span text:style-name="T73"><text:s text:c="8"/>},</text:span></text:p>
      <text:p text:style-name="P13"><text:span text:style-name="T73"><text:s text:c="8"/>{</text:span></text:p>
      <text:p text:style-name="P13"><text:span text:style-name="T73"><text:s text:c="10"/>"text": "How early do you open?"</text:span></text:p>
      <text:p text:style-name="P13"><text:span text:style-name="T73"><text:s text:c="8"/>},</text:span></text:p>
      <text:p text:style-name="P13"><text:span text:style-name="T73"><text:s text:c="8"/>{</text:span></text:p>
      <text:p text:style-name="P13"><text:span text:style-name="T73"><text:s text:c="10"/>"text": "How long are you open?"</text:span></text:p>
      <text:p text:style-name="P13"><text:span text:style-name="T73"><text:s text:c="8"/>},</text:span></text:p>
      <text:p text:style-name="P13"><text:span text:style-name="T73"><text:s text:c="8"/>{</text:span></text:p>
      <text:p text:style-name="P13"><text:span text:style-name="T73"><text:s text:c="10"/>"text": "Is the branch open now?"</text:span></text:p>
      <text:p text:style-name="P13"><text:span text:style-name="T73"><text:s text:c="8"/>},</text:span></text:p>
      <text:p text:style-name="P13"><text:span text:style-name="T73"><text:s text:c="8"/>{</text:span></text:p>
      <text:p text:style-name="P13"><text:span text:style-name="T73"><text:s text:c="10"/>"text": "What time does the central manchester store shut on a saturday?"</text:span></text:p>
      <text:p text:style-name="P13"><text:span text:style-name="T73"><text:s text:c="8"/>},</text:span></text:p>
      <text:p text:style-name="P13"><text:span text:style-name="T73"><text:s text:c="8"/>{</text:span></text:p>
      <text:p text:style-name="P13"><text:span text:style-name="T73"><text:s text:c="10"/>"text": "What are the business hours of the store nearest to me?"</text:span></text:p>
      <text:p text:style-name="P13"><text:span text:style-name="T73"><text:s text:c="8"/>},</text:span></text:p>
      <text:p text:style-name="P13"><text:span text:style-name="T73"><text:s text:c="8"/>{</text:span></text:p>
      <text:p text:style-name="P13"><text:span text:style-name="T73"><text:s text:c="10"/>"text": "Are you open on bank holidays?"</text:span></text:p>
      <text:p text:style-name="P13"><text:span text:style-name="T73"><text:s text:c="8"/>},</text:span></text:p>
      <text:p text:style-name="P13"><text:span text:style-name="T73"><text:s text:c="8"/>{</text:span></text:p>
      <text:p text:style-name="P13"><text:span text:style-name="T73"><text:s text:c="10"/>"text": "What is the opening time for the washington store?"</text:span></text:p>
      <text:p text:style-name="P13"><text:span text:style-name="T73"><text:s text:c="8"/>},</text:span></text:p>
      <text:p text:style-name="P13"><text:span text:style-name="T73"><text:s text:c="8"/>{</text:span></text:p>
      <text:p text:style-name="P13"><text:span text:style-name="T73"><text:s text:c="10"/>"text": "What are your hous?"</text:span></text:p>
      <text:p text:style-name="P13"><text:span text:style-name="T73"><text:s text:c="8"/>},</text:span></text:p>
      <text:p text:style-name="P13"><text:span text:style-name="T73"><text:s text:c="8"/>{</text:span></text:p>
      <text:p text:style-name="P13"><text:span text:style-name="T73"><text:s text:c="10"/>"text": "What are ur opening hours?"</text:span></text:p>
      <text:p text:style-name="P13"><text:span text:style-name="T73"><text:s text:c="8"/>},</text:span></text:p>
      <text:p text:style-name="P13"><text:span text:style-name="T73"><text:s text:c="8"/>{</text:span></text:p>
      <text:p text:style-name="P13"><text:span text:style-name="T73"><text:s text:c="10"/>"text": "What are the saturday opening times for the local store?"</text:span></text:p>
      <text:p text:style-name="P13"><text:span text:style-name="T73"><text:s text:c="8"/>},</text:span></text:p>
      <text:p text:style-name="P13"><text:span text:style-name="T73"><text:s text:c="8"/>{</text:span></text:p>
      <text:p text:style-name="P13"><text:span text:style-name="T73"><text:s text:c="10"/>"text": "What are the hours of operation?"</text:span></text:p>
      <text:p text:style-name="P13"><text:span text:style-name="T73"><text:s text:c="8"/>}</text:span></text:p>
      <text:p text:style-name="P13"><text:span text:style-name="T73"><text:s text:c="6"/>],</text:span></text:p>
      <text:p text:style-name="P13"><text:span text:style-name="T73"><text:s text:c="6"/>"description": "Find business hours."</text:span></text:p>
      <text:p text:style-name="P13"><text:span text:style-name="T73"><text:s text:c="4"/>},</text:span></text:p>
      <text:p text:style-name="P13"><text:span text:style-name="T73"><text:s text:c="4"/>{</text:span></text:p>
      <text:p text:style-name="P13"><text:span text:style-name="T73"><text:s text:c="6"/>"intent": "what",</text:span></text:p>
      <text:p text:style-name="P13"><text:span text:style-name="T73"><text:s text:c="6"/>"examples": [</text:span></text:p>
      <text:p text:style-name="P13"><text:span text:style-name="T73"><text:s text:c="8"/>{</text:span></text:p>
      <text:p text:style-name="P13"><text:span text:style-name="T73"><text:s text:c="10"/>"text": "1"</text:span></text:p>
      <text:p text:style-name="P13"><text:span text:style-name="T73"><text:s text:c="8"/>}</text:span></text:p>
      <text:p text:style-name="P13"><text:span text:style-name="T73"><text:s text:c="6"/>],</text:span></text:p>
      <text:p text:style-name="P13"><text:span text:style-name="T73"><text:s text:c="6"/>"description": ""</text:span></text:p>
      <text:p text:style-name="P13"><text:span text:style-name="T73"><text:s text:c="4"/>},</text:span></text:p>
      <text:p text:style-name="P13"><text:span text:style-name="T73"><text:s text:c="4"/>{</text:span></text:p>
      <text:p text:style-name="P13"><text:span text:style-name="T73"><text:s text:c="6"/>"intent": "Customer_Care_Profile_Password",</text:span></text:p>
      <text:p text:style-name="P13"><text:span text:style-name="T73"><text:s text:c="6"/>"examples": [</text:span></text:p>
      <text:p text:style-name="P13"><text:span text:style-name="T73"><text:s text:c="8"/>{</text:span></text:p>
      <text:p text:style-name="P13"><text:span text:style-name="T73"><text:s text:c="10"/>"text": "I forgot my password"</text:span></text:p>
      <text:p text:style-name="P13"><text:span text:style-name="T73"><text:s text:c="8"/>},</text:span></text:p>
      <text:p text:style-name="P13"><text:span text:style-name="T73"><text:s text:c="8"/>{</text:span></text:p>
      <text:p text:style-name="P13"><text:span text:style-name="T73"><text:s text:c="10"/>"text": "Wanna change pass"</text:span></text:p>
      <text:p text:style-name="P13"><text:span text:style-name="T73"><text:s text:c="8"/>},</text:span></text:p>
      <text:p text:style-name="P13"><text:span text:style-name="T73"><text:s text:c="8"/>{</text:span></text:p>
      <text:p text:style-name="P13"><text:span text:style-name="T73"><text:s text:c="10"/>"text": "Tell me the steps to change the pin on my credit card"</text:span></text:p>
      <text:p text:style-name="P13"><text:span text:style-name="T73"><text:s text:c="8"/>},</text:span></text:p>
      <text:p text:style-name="P13"><text:span text:style-name="T73"><text:s text:c="8"/>{</text:span></text:p>
      <text:p text:style-name="P13"><text:span text:style-name="T73"><text:s text:c="10"/>"text": "Reset password"</text:span></text:p>
      <text:p text:style-name="P13"><text:span text:style-name="T73"><text:s text:c="8"/>},</text:span></text:p>
      <text:p text:style-name="P13"><text:span text:style-name="T73"><text:s text:c="8"/>{</text:span></text:p>
      <text:p text:style-name="P13"><text:span text:style-name="T73"><text:s text:c="10"/>"text": "My password has stopped working"</text:span></text:p>
      <text:p text:style-name="P13"><text:span text:style-name="T73"><text:s text:c="8"/>},</text:span></text:p>
      <text:p text:style-name="P13"><text:span text:style-name="T73"><text:s text:c="8"/>{</text:span></text:p>
      <text:p text:style-name="P13"><text:span text:style-name="T73"><text:s text:c="10"/>"text": "Locate pin"</text:span></text:p>
      <text:p text:style-name="P13"><text:span text:style-name="T73"><text:s text:c="8"/>},</text:span></text:p>
      <text:p text:style-name="P13"><text:span text:style-name="T73"><text:s text:c="8"/>{</text:span></text:p>
      <text:p text:style-name="P13"><text:span text:style-name="T73"><text:s text:c="10"/>"text": "I want to create new code for my credit card"</text:span></text:p>
      <text:p text:style-name="P13"><text:span text:style-name="T73"><text:s text:c="8"/>},</text:span></text:p>
      <text:p text:style-name="P13"><text:span text:style-name="T73"><text:s text:c="8"/>{</text:span></text:p>
      <text:p text:style-name="P13"><text:span text:style-name="T73"><text:s text:c="10"/>"text": "I need to talk to customer service, but I've lost my password. can you help me?"</text:span></text:p>
      <text:p text:style-name="P13"><text:span text:style-name="T73"><text:s text:c="8"/>},</text:span></text:p>
      <text:p text:style-name="P13"><text:span text:style-name="T73"><text:s text:c="8"/>{</text:span></text:p>
      <text:p text:style-name="P13"><text:span text:style-name="T73"><text:s text:c="10"/>"text": "I have had the same pin used to contact telephone customer support for a long time and would like to change it. could you please help me to set this up."</text:span></text:p>
      <text:p text:style-name="P13"><text:span text:style-name="T73"><text:s text:c="8"/>},</text:span></text:p>
      <text:p text:style-name="P13"><text:span text:style-name="T73"><text:s text:c="8"/>{</text:span></text:p>
      <text:p text:style-name="P13"><text:span text:style-name="T73"><text:s text:c="10"/>"text": "Can you assist me with card code change?"</text:span></text:p>
      <text:p text:style-name="P13"><text:span text:style-name="T73"><text:s text:c="8"/>},</text:span></text:p>
      <text:p text:style-name="P13"><text:span text:style-name="T73"><text:s text:c="8"/>{</text:span></text:p>
      <text:p text:style-name="P13"><text:span text:style-name="T73"><text:s text:c="10"/>"text": "How do I find out the pin I need to use speak to someone on the phone?"</text:span></text:p>
      <text:p text:style-name="P13"><text:span text:style-name="T73"><text:s text:c="8"/>},</text:span></text:p>
      <text:p text:style-name="P13"><text:span text:style-name="T73"><text:s text:c="8"/>{</text:span></text:p>
      <text:p text:style-name="P13"><text:span text:style-name="T73"><text:s text:c="10"/>"text": "How do I get a new 4-digit code?"</text:span></text:p>
      <text:p text:style-name="P13"><text:span text:style-name="T73"><text:s text:c="8"/>},</text:span></text:p>
      <text:p text:style-name="P13"><text:span text:style-name="T73"><text:s text:c="8"/>{</text:span></text:p>
      <text:p text:style-name="P13"><text:span text:style-name="T73"><text:s text:c="10"/>"text": "How to renew pin of credit card?"</text:span></text:p>
      <text:p text:style-name="P13"><text:span text:style-name="T73"><text:s text:c="8"/>},</text:span></text:p>
      <text:p text:style-name="P13"><text:span text:style-name="T73"><text:s text:c="8"/>{</text:span></text:p>
      <text:p text:style-name="P13"><text:span text:style-name="T73"><text:s text:c="10"/>"text": "I don't remember my debit card pin. how do I recover it?"</text:span></text:p>
      <text:p text:style-name="P13"><text:span text:style-name="T73"><text:s text:c="8"/>},</text:span></text:p>
      <text:p text:style-name="P13"><text:span text:style-name="T73"><text:s text:c="8"/>{</text:span></text:p>
      <text:p text:style-name="P13"><text:span text:style-name="T73"><text:s text:c="10"/>"text": "I have a pw issue"</text:span></text:p>
      <text:p text:style-name="P13"><text:span text:style-name="T73"><text:s text:c="8"/>},</text:span></text:p>
      <text:p text:style-name="P13"><text:span text:style-name="T73"><text:s text:c="8"/>{</text:span></text:p>
      <text:p text:style-name="P13"><text:span text:style-name="T73"><text:s text:c="10"/>"text": "Where can I find information about changing my card pin?"</text:span></text:p>
      <text:p text:style-name="P13"><text:span text:style-name="T73"><text:s text:c="8"/>},</text:span></text:p>
      <text:p text:style-name="P13"><text:span text:style-name="T73"><text:s text:c="8"/>{</text:span></text:p>
      <text:p text:style-name="P13"><text:span text:style-name="T73"><text:s text:c="10"/>"text": "What password do I use when chatting with an agent?"</text:span></text:p>
      <text:p text:style-name="P13"><text:span text:style-name="T73"><text:s text:c="8"/>},</text:span></text:p>
      <text:p text:style-name="P13"><text:span text:style-name="T73"><text:s text:c="8"/>{</text:span></text:p>
      <text:p text:style-name="P13"><text:span text:style-name="T73"><text:s text:c="10"/>"text": "What is the policy for revising my current pin number?"</text:span></text:p>
      <text:p text:style-name="P13"><text:span text:style-name="T73"><text:s text:c="8"/>},</text:span></text:p>
      <text:p text:style-name="P13"><text:span text:style-name="T73"><text:s text:c="8"/>{</text:span></text:p>
      <text:p text:style-name="P13"><text:span text:style-name="T73"><text:s text:c="10"/>"text": "What is the pin that is used to speak to a representative?"</text:span></text:p>
      <text:p text:style-name="P13"><text:span text:style-name="T73"><text:s text:c="8"/>},</text:span></text:p>
      <text:p text:style-name="P13"><text:span text:style-name="T73"><text:s text:c="8"/>{</text:span></text:p>
      <text:p text:style-name="P13"><text:span text:style-name="T73"><text:s text:c="10"/>"text": "What are the rules for a valid password?"</text:span></text:p>
      <text:p text:style-name="P13"><text:span text:style-name="T73"><text:s text:c="8"/>}</text:span></text:p>
      <text:p text:style-name="P13"><text:span text:style-name="T73"><text:s text:c="6"/>],</text:span></text:p>
      <text:p text:style-name="P13"><text:span text:style-name="T73"><text:s text:c="6"/>"description": "Retrieve or change user's password."</text:span></text:p>
      <text:p text:style-name="P13"><text:span text:style-name="T73"><text:s text:c="4"/>},</text:span></text:p>
      <text:p text:style-name="P13"><text:span text:style-name="T73"><text:s text:c="4"/>{</text:span></text:p>
      <text:p text:style-name="P13"><text:span text:style-name="T73"><text:s text:c="6"/>"intent": "information",</text:span></text:p>
      <text:p text:style-name="P13"><text:span text:style-name="T73"><text:s text:c="6"/>"examples": [</text:span></text:p>
      <text:p text:style-name="P13"><text:span text:style-name="T73"><text:s text:c="8"/>{</text:span></text:p>
      <text:p text:style-name="P13"><text:span text:style-name="T73"><text:s text:c="10"/>"text": "connecting to your tv"</text:span></text:p>
      <text:p text:style-name="P13"><text:span text:style-name="T73"><text:s text:c="8"/>},</text:span></text:p>
      <text:p text:style-name="P13"><text:span text:style-name="T73"><text:s text:c="8"/>{</text:span></text:p>
      <text:p text:style-name="P13"><text:span text:style-name="T73"><text:s text:c="10"/>"text": "are Safety Warnings are necessary?"</text:span></text:p>
      <text:p text:style-name="P13"><text:span text:style-name="T73"><text:s text:c="8"/>},</text:span></text:p>
      <text:p text:style-name="P13"><text:span text:style-name="T73"><text:s text:c="8"/>{</text:span></text:p>
      <text:p text:style-name="P13"><text:span text:style-name="T73"><text:s text:c="10"/>"text": "what are steps for Connecting the Soundbar to the Subwoofer"</text:span></text:p>
      <text:p text:style-name="P13"><text:span text:style-name="T73"><text:s text:c="8"/>},</text:span></text:p>
      <text:p text:style-name="P13"><text:span text:style-name="T73"><text:s text:c="8"/>{</text:span></text:p>
      <text:p text:style-name="P13"><text:span text:style-name="T73"><text:s text:c="10"/>"text": "how to connect a mobile device"</text:span></text:p>
      <text:p text:style-name="P13"><text:span text:style-name="T73"><text:s text:c="8"/>},</text:span></text:p>
      <text:p text:style-name="P13"><text:span text:style-name="T73"><text:s text:c="8"/>{</text:span></text:p>
      <text:p text:style-name="P13"><text:span text:style-name="T73"><text:s text:c="10"/>"text": "what is Samsung auto remote app?"</text:span></text:p>
      <text:p text:style-name="P13"><text:span text:style-name="T73"><text:s text:c="8"/>},</text:span></text:p>
      <text:p text:style-name="P13"><text:span text:style-name="T73"><text:s text:c="8"/>{</text:span></text:p>
      <text:p text:style-name="P13"><text:span text:style-name="T73"><text:s text:c="10"/>"text": "steps for installing wall mount"</text:span></text:p>
      <text:p text:style-name="P13"><text:span text:style-name="T73"><text:s text:c="8"/>}</text:span></text:p>
      <text:p text:style-name="P13"><text:span text:style-name="T73"><text:s text:c="6"/>],</text:span></text:p>
      <text:p text:style-name="P13"><text:span text:style-name="T73"><text:s text:c="6"/>"description": ""</text:span></text:p>
      <text:p text:style-name="P13"><text:span text:style-name="T73"><text:s text:c="4"/>},</text:span></text:p>
      <text:p text:style-name="P13"><text:span text:style-name="T73"><text:s text:c="4"/>{</text:span></text:p>
      <text:p text:style-name="P13"><text:span text:style-name="T73"><text:s text:c="6"/>"intent": "Customer_Care_Store_Location",</text:span></text:p>
      <text:p text:style-name="P13"><text:span text:style-name="T73"><text:s text:c="6"/>"examples": [</text:span></text:p>
      <text:p text:style-name="P13"><text:span text:style-name="T73"><text:s text:c="8"/>{</text:span></text:p>
      <text:p text:style-name="P13"><text:span text:style-name="T73"><text:s text:c="10"/>"text": "Where are the store locations closest to davis city hall?"</text:span></text:p>
      <text:p text:style-name="P13"><text:span text:style-name="T73"><text:s text:c="8"/>},</text:span></text:p>
      <text:p text:style-name="P13"><text:span text:style-name="T73"><text:s text:c="8"/>{</text:span></text:p>
      <text:p text:style-name="P13"><text:span text:style-name="T73"><text:s text:c="10"/>"text": "Can you help me find locations in the general area of downtown baltimore?"</text:span></text:p>
      <text:p text:style-name="P13"><text:span text:style-name="T73"><text:s text:c="8"/>},</text:span></text:p>
      <text:p text:style-name="P13"><text:span text:style-name="T73"><text:s text:c="8"/>{</text:span></text:p>
      <text:p text:style-name="P13"><text:span text:style-name="T73"><text:s text:c="10"/>"text": "Can you tell me about physical locations you have in new jersey?"</text:span></text:p>
      <text:p text:style-name="P13"><text:span text:style-name="T73"><text:s text:c="8"/>},</text:span></text:p>
      <text:p text:style-name="P13"><text:span text:style-name="T73"><text:s text:c="8"/>{</text:span></text:p>
      <text:p text:style-name="P13"><text:span text:style-name="T73"><text:s text:c="10"/>"text": "Do you have an office in denver?"</text:span></text:p>
      <text:p text:style-name="P13"><text:span text:style-name="T73"><text:s text:c="8"/>},</text:span></text:p>
      <text:p text:style-name="P13"><text:span text:style-name="T73"><text:s text:c="8"/>{</text:span></text:p>
      <text:p text:style-name="P13"><text:span text:style-name="T73"><text:s text:c="10"/>"text": "Find store"</text:span></text:p>
      <text:p text:style-name="P13"><text:span text:style-name="T73"><text:s text:c="8"/>},</text:span></text:p>
      <text:p text:style-name="P13"><text:span text:style-name="T73"><text:s text:c="8"/>{</text:span></text:p>
      <text:p text:style-name="P13"><text:span text:style-name="T73"><text:s text:c="10"/>"text": "Go to your company"</text:span></text:p>
      <text:p text:style-name="P13"><text:span text:style-name="T73"><text:s text:c="8"/>},</text:span></text:p>
      <text:p text:style-name="P13"><text:span text:style-name="T73"><text:s text:c="8"/>{</text:span></text:p>
      <text:p text:style-name="P13"><text:span text:style-name="T73"><text:s text:c="10"/>"text": "I need help with find a store"</text:span></text:p>
      <text:p text:style-name="P13"><text:span text:style-name="T73"><text:s text:c="8"/>},</text:span></text:p>
      <text:p text:style-name="P13"><text:span text:style-name="T73"><text:s text:c="8"/>{</text:span></text:p>
      <text:p text:style-name="P13"><text:span text:style-name="T73"><text:s text:c="10"/>"text": "I want to know about a store"</text:span></text:p>
      <text:p text:style-name="P13"><text:span text:style-name="T73"><text:s text:c="8"/>},</text:span></text:p>
      <text:p text:style-name="P13"><text:span text:style-name="T73"><text:s text:c="8"/>{</text:span></text:p>
      <text:p text:style-name="P13"><text:span text:style-name="T73"><text:s text:c="10"/>"text": "I'd like to go to a store"</text:span></text:p>
      <text:p text:style-name="P13"><text:span text:style-name="T73"><text:s text:c="8"/>},</text:span></text:p>
      <text:p text:style-name="P13"><text:span text:style-name="T73"><text:s text:c="8"/>{</text:span></text:p>
      <text:p text:style-name="P13"><text:span text:style-name="T73"><text:s text:c="10"/>"text": "Is there any shopping mall around me?"</text:span></text:p>
      <text:p text:style-name="P13"><text:span text:style-name="T73"><text:s text:c="8"/>},</text:span></text:p>
      <text:p text:style-name="P13"><text:span text:style-name="T73"><text:s text:c="8"/>{</text:span></text:p>
      <text:p text:style-name="P13"><text:span text:style-name="T73"><text:s text:c="10"/>"text": "Looking for a location"</text:span></text:p>
      <text:p text:style-name="P13"><text:span text:style-name="T73"><text:s text:c="8"/>},</text:span></text:p>
      <text:p text:style-name="P13"><text:span text:style-name="T73"><text:s text:c="8"/>{</text:span></text:p>
      <text:p text:style-name="P13"><text:span text:style-name="T73"><text:s text:c="10"/>"text": "Restuarants nearby please"</text:span></text:p>
      <text:p text:style-name="P13"><text:span text:style-name="T73"><text:s text:c="8"/>},</text:span></text:p>
      <text:p text:style-name="P13"><text:span text:style-name="T73"><text:s text:c="8"/>{</text:span></text:p>
      <text:p text:style-name="P13"><text:span text:style-name="T73"><text:s text:c="10"/>"text": "Show me nearest service center"</text:span></text:p>
      <text:p text:style-name="P13"><text:span text:style-name="T73"><text:s text:c="8"/>},</text:span></text:p>
      <text:p text:style-name="P13"><text:span text:style-name="T73"><text:s text:c="8"/>{</text:span></text:p>
      <text:p text:style-name="P13"><text:span text:style-name="T73"><text:s text:c="10"/>"text": "What is the closest pharmacy?"</text:span></text:p>
      <text:p text:style-name="P13"><text:span text:style-name="T73"><text:s text:c="8"/>},</text:span></text:p>
      <text:p text:style-name="P13"><text:span text:style-name="T73"><text:s text:c="8"/>{</text:span></text:p>
      <text:p text:style-name="P13"><text:span text:style-name="T73"><text:s text:c="10"/>"text": "What is the closest store to my address?"</text:span></text:p>
      <text:p text:style-name="P13"><text:span text:style-name="T73"><text:s text:c="8"/>},</text:span></text:p>
      <text:p text:style-name="P13"><text:span text:style-name="T73"><text:s text:c="8"/>{</text:span></text:p>
      <text:p text:style-name="P13"><text:span text:style-name="T73"><text:s text:c="10"/>"text": "What is the nearest branch?"</text:span></text:p>
      <text:p text:style-name="P13"><text:span text:style-name="T73"><text:s text:c="8"/>},</text:span></text:p>
      <text:p text:style-name="P13"><text:span text:style-name="T73"><text:s text:c="8"/>{</text:span></text:p>
      <text:p text:style-name="P13"><text:span text:style-name="T73"><text:s text:c="10"/>"text": "What is the store near my zip code?"</text:span></text:p>
      <text:p text:style-name="P13"><text:span text:style-name="T73"><text:s text:c="8"/>},</text:span></text:p>
      <text:p text:style-name="P13"><text:span text:style-name="T73"><text:s text:c="8"/>{</text:span></text:p>
      <text:p text:style-name="P13"><text:span text:style-name="T73"><text:s text:c="10"/>"text": "Where are you located?"</text:span></text:p>
      <text:p text:style-name="P13"><text:span text:style-name="T73"><text:s text:c="8"/>},</text:span></text:p>
      <text:p text:style-name="P13"><text:span text:style-name="T73"><text:s text:c="8"/>{</text:span></text:p>
      <text:p text:style-name="P13"><text:span text:style-name="T73"><text:s text:c="10"/>"text": "Where is your office?"</text:span></text:p>
      <text:p text:style-name="P13"><text:span text:style-name="T73"><text:s text:c="8"/>},</text:span></text:p>
      <text:p text:style-name="P13"><text:span text:style-name="T73"><text:s text:c="8"/>{</text:span></text:p>
      <text:p text:style-name="P13"><text:span text:style-name="T73"><text:s text:c="10"/>"text": "Where is?"</text:span></text:p>
      <text:p text:style-name="P13"><text:span text:style-name="T73"><text:s text:c="8"/>}</text:span></text:p>
      <text:p text:style-name="P13"><text:span text:style-name="T73"><text:s text:c="6"/>],</text:span></text:p>
      <text:p text:style-name="P13"><text:span text:style-name="T73"><text:s text:c="6"/>"description": "Locate a physical store location or an address."</text:span></text:p>
      <text:p text:style-name="P13"><text:span text:style-name="T73"><text:s text:c="4"/>},</text:span></text:p>
      <text:p text:style-name="P13"><text:span text:style-name="T73"><text:s text:c="4"/>{</text:span></text:p>
      <text:p text:style-name="P13"><text:span text:style-name="T73"><text:s text:c="6"/>"intent": "Customer_Care_Products_Offered",</text:span></text:p>
      <text:p text:style-name="P13"><text:span text:style-name="T73"><text:s text:c="6"/>"examples": [</text:span></text:p>
      <text:p text:style-name="P13"><text:span text:style-name="T73"><text:s text:c="8"/>{</text:span></text:p>
      <text:p text:style-name="P13"><text:span text:style-name="T73"><text:s text:c="10"/>"text": "What products do you offer in the company?"</text:span></text:p>
      <text:p text:style-name="P13"><text:span text:style-name="T73"><text:s text:c="8"/>},</text:span></text:p>
      <text:p text:style-name="P13"><text:span text:style-name="T73"><text:s text:c="8"/>{</text:span></text:p>
      <text:p text:style-name="P13"><text:span text:style-name="T73"><text:s text:c="10"/>"text": "What products can I get from your company?"</text:span></text:p>
      <text:p text:style-name="P13"><text:span text:style-name="T73"><text:s text:c="8"/>},</text:span></text:p>
      <text:p text:style-name="P13"><text:span text:style-name="T73"><text:s text:c="8"/>{</text:span></text:p>
      <text:p text:style-name="P13"><text:span text:style-name="T73"><text:s text:c="10"/>"text": "What products are offered in the company?"</text:span></text:p>
      <text:p text:style-name="P13"><text:span text:style-name="T73"><text:s text:c="8"/>},</text:span></text:p>
      <text:p text:style-name="P13"><text:span text:style-name="T73"><text:s text:c="8"/>{</text:span></text:p>
      <text:p text:style-name="P13"><text:span text:style-name="T73"><text:s text:c="10"/>"text": "What product do you recommend for a tech consultant?"</text:span></text:p>
      <text:p text:style-name="P13"><text:span text:style-name="T73"><text:s text:c="8"/>},</text:span></text:p>
      <text:p text:style-name="P13"><text:span text:style-name="T73"><text:s text:c="8"/>{</text:span></text:p>
      <text:p text:style-name="P13"><text:span text:style-name="T73"><text:s text:c="10"/>"text": "What potential products or services are available?"</text:span></text:p>
      <text:p text:style-name="P13"><text:span text:style-name="T73"><text:s text:c="8"/>},</text:span></text:p>
      <text:p text:style-name="P13"><text:span text:style-name="T73"><text:s text:c="8"/>{</text:span></text:p>
      <text:p text:style-name="P13"><text:span text:style-name="T73"><text:s text:c="10"/>"text": "What kinds of products do you sell?"</text:span></text:p>
      <text:p text:style-name="P13"><text:span text:style-name="T73"><text:s text:c="8"/>},</text:span></text:p>
      <text:p text:style-name="P13"><text:span text:style-name="T73"><text:s text:c="8"/>{</text:span></text:p>
      <text:p text:style-name="P13"><text:span text:style-name="T73"><text:s text:c="10"/>"text": "What kind of products are available?"</text:span></text:p>
      <text:p text:style-name="P13"><text:span text:style-name="T73"><text:s text:c="8"/>},</text:span></text:p>
      <text:p text:style-name="P13"><text:span text:style-name="T73"><text:s text:c="8"/>{</text:span></text:p>
      <text:p text:style-name="P13"><text:span text:style-name="T73"><text:s text:c="10"/>"text": "What does your shop provide?"</text:span></text:p>
      <text:p text:style-name="P13"><text:span text:style-name="T73"><text:s text:c="8"/>},</text:span></text:p>
      <text:p text:style-name="P13"><text:span text:style-name="T73"><text:s text:c="8"/>{</text:span></text:p>
      <text:p text:style-name="P13"><text:span text:style-name="T73"><text:s text:c="10"/>"text": "Catalogue look"</text:span></text:p>
      <text:p text:style-name="P13"><text:span text:style-name="T73"><text:s text:c="8"/>},</text:span></text:p>
      <text:p text:style-name="P13"><text:span text:style-name="T73"><text:s text:c="8"/>{</text:span></text:p>
      <text:p text:style-name="P13"><text:span text:style-name="T73"><text:s text:c="10"/>"text": "I need information on one of your products"</text:span></text:p>
      <text:p text:style-name="P13"><text:span text:style-name="T73"><text:s text:c="8"/>},</text:span></text:p>
      <text:p text:style-name="P13"><text:span text:style-name="T73"><text:s text:c="8"/>{</text:span></text:p>
      <text:p text:style-name="P13"><text:span text:style-name="T73"><text:s text:c="10"/>"text": "I would like to know what I can buy"</text:span></text:p>
      <text:p text:style-name="P13"><text:span text:style-name="T73"><text:s text:c="8"/>},</text:span></text:p>
      <text:p text:style-name="P13"><text:span text:style-name="T73"><text:s text:c="8"/>{</text:span></text:p>
      <text:p text:style-name="P13"><text:span text:style-name="T73"><text:s text:c="10"/>"text": "Items available?"</text:span></text:p>
      <text:p text:style-name="P13"><text:span text:style-name="T73"><text:s text:c="8"/>},</text:span></text:p>
      <text:p text:style-name="P13"><text:span text:style-name="T73"><text:s text:c="8"/>{</text:span></text:p>
      <text:p text:style-name="P13"><text:span text:style-name="T73"><text:s text:c="10"/>"text": "Items currently sold"</text:span></text:p>
      <text:p text:style-name="P13"><text:span text:style-name="T73"><text:s text:c="8"/>},</text:span></text:p>
      <text:p text:style-name="P13"><text:span text:style-name="T73"><text:s text:c="8"/>{</text:span></text:p>
      <text:p text:style-name="P13"><text:span text:style-name="T73"><text:s text:c="10"/>"text": "Need to know what products you have"</text:span></text:p>
      <text:p text:style-name="P13"><text:span text:style-name="T73"><text:s text:c="8"/>},</text:span></text:p>
      <text:p text:style-name="P13"><text:span text:style-name="T73"><text:s text:c="8"/>{</text:span></text:p>
      <text:p text:style-name="P13"><text:span text:style-name="T73"><text:s text:c="10"/>"text": "New products"</text:span></text:p>
      <text:p text:style-name="P13"><text:span text:style-name="T73"><text:s text:c="8"/>},</text:span></text:p>
      <text:p text:style-name="P13"><text:span text:style-name="T73"><text:s text:c="8"/>{</text:span></text:p>
      <text:p text:style-name="P13"><text:span text:style-name="T73"><text:s text:c="10"/>"text": "Show me retirement products"</text:span></text:p>
      <text:p text:style-name="P13"><text:span text:style-name="T73"><text:s text:c="8"/>},</text:span></text:p>
      <text:p text:style-name="P13"><text:span text:style-name="T73"><text:s text:c="8"/>{</text:span></text:p>
      <text:p text:style-name="P13"><text:span text:style-name="T73"><text:s text:c="10"/>"text": "Show me some cars"</text:span></text:p>
      <text:p text:style-name="P13"><text:span text:style-name="T73"><text:s text:c="8"/>},</text:span></text:p>
      <text:p text:style-name="P13"><text:span text:style-name="T73"><text:s text:c="8"/>{</text:span></text:p>
      <text:p text:style-name="P13"><text:span text:style-name="T73"><text:s text:c="10"/>"text": "Tell me about shoes"</text:span></text:p>
      <text:p text:style-name="P13"><text:span text:style-name="T73"><text:s text:c="8"/>},</text:span></text:p>
      <text:p text:style-name="P13"><text:span text:style-name="T73"><text:s text:c="8"/>{</text:span></text:p>
      <text:p text:style-name="P13"><text:span text:style-name="T73"><text:s text:c="10"/>"text": "What are your business banking products?"</text:span></text:p>
      <text:p text:style-name="P13"><text:span text:style-name="T73"><text:s text:c="8"/>},</text:span></text:p>
      <text:p text:style-name="P13"><text:span text:style-name="T73"><text:s text:c="8"/>{</text:span></text:p>
      <text:p text:style-name="P13"><text:span text:style-name="T73"><text:s text:c="10"/>"text": "What does your business sell?"</text:span></text:p>
      <text:p text:style-name="P13"><text:span text:style-name="T73"><text:s text:c="8"/>}</text:span></text:p>
      <text:p text:style-name="P13"><text:span text:style-name="T73"><text:s text:c="6"/>],</text:span></text:p>
      <text:p text:style-name="P13"><text:span text:style-name="T73"><text:s text:c="6"/>"description": "Find products that are available for purchase."</text:span></text:p>
      <text:p text:style-name="P13"><text:span text:style-name="T73"><text:s text:c="4"/>}</text:span></text:p>
      <text:p text:style-name="P13"><text:span text:style-name="T73"><text:s text:c="2"/>],</text:span></text:p>
      <text:p text:style-name="P13"><text:span text:style-name="T73"><text:s text:c="2"/>"entities": [</text:span></text:p>
      <text:p text:style-name="P13"><text:span text:style-name="T73"><text:s text:c="4"/>{</text:span></text:p>
      <text:p text:style-name="P13"><text:span text:style-name="T73"><text:s text:c="6"/>"entity": "appointment",</text:span></text:p>
      <text:p text:style-name="P13"><text:span text:style-name="T73"><text:s text:c="6"/>"values": [</text:span></text:p>
      <text:p text:style-name="P13"><text:span text:style-name="T73"><text:s text:c="8"/>{</text:span></text:p>
      <text:p text:style-name="P13"><text:span text:style-name="T73"><text:s text:c="10"/>"type": "synonyms",</text:span></text:p>
      <text:p text:style-name="P13"><text:span text:style-name="T73"><text:s text:c="10"/>"value": "appointment",</text:span></text:p>
      <text:p text:style-name="P13"><text:span text:style-name="T73"><text:s text:c="10"/>"synonyms": [</text:span></text:p>
      <text:p text:style-name="P13"><text:span text:style-name="T73"><text:s text:c="12"/>"book",</text:span></text:p>
      <text:p text:style-name="P13"><text:span text:style-name="T73"><text:s text:c="12"/>"slot",</text:span></text:p>
      <text:p text:style-name="P13"><text:span text:style-name="T73"><text:s text:c="12"/>"visit",</text:span></text:p>
      <text:p text:style-name="P13"><text:span text:style-name="T73"><text:s text:c="12"/>"appointment"</text:span></text:p>
      <text:p text:style-name="P13"><text:span text:style-name="T73"><text:s text:c="10"/>]</text:span></text:p>
      <text:p text:style-name="P13"><text:span text:style-name="T73"><text:s text:c="8"/>}</text:span></text:p>
      <text:p text:style-name="P13"><text:span text:style-name="T73"><text:s text:c="6"/>],</text:span></text:p>
      <text:p text:style-name="P13"><text:span text:style-name="T73"><text:s text:c="6"/>"fuzzy_match": true</text:span></text:p>
      <text:p text:style-name="P13"><text:span text:style-name="T73"><text:s text:c="4"/>},</text:span></text:p>
      <text:p text:style-name="P13"><text:span text:style-name="T73"><text:s text:c="4"/>{</text:span></text:p>
      <text:p text:style-name="P13"><text:span text:style-name="T73"><text:s text:c="6"/>"entity": "time",</text:span></text:p>
      <text:p text:style-name="P13"><text:span text:style-name="T73"><text:s text:c="6"/>"values": [</text:span></text:p>
      <text:p text:style-name="P13"><text:span text:style-name="T73"><text:s text:c="8"/>{</text:span></text:p>
      <text:p text:style-name="P13"><text:span text:style-name="T73"><text:s text:c="10"/>"type": "synonyms",</text:span></text:p>
      <text:p text:style-name="P13"><text:span text:style-name="T73"><text:s text:c="10"/>"value": "time",</text:span></text:p>
      <text:p text:style-name="P13"><text:span text:style-name="T73"><text:s text:c="10"/>"synonyms": [</text:span></text:p>
      <text:p text:style-name="P13"><text:span text:style-name="T73"><text:s text:c="12"/>"timing",</text:span></text:p>
      <text:p text:style-name="P13"><text:span text:style-name="T73"><text:s text:c="12"/>"clock",</text:span></text:p>
      <text:p text:style-name="P13"><text:span text:style-name="T73"><text:s text:c="12"/>"timings",</text:span></text:p>
      <text:p text:style-name="P13"><text:span text:style-name="T73"><text:s text:c="12"/>"upto",</text:span></text:p>
      <text:p text:style-name="P13"><text:span text:style-name="T73"><text:s text:c="12"/>"open",</text:span></text:p>
      <text:p text:style-name="P13"><text:span text:style-name="T73"><text:s text:c="12"/>"close"</text:span></text:p>
      <text:p text:style-name="P13"><text:span text:style-name="T73"><text:s text:c="10"/>]</text:span></text:p>
      <text:p text:style-name="P13"><text:span text:style-name="T73"><text:s text:c="8"/>}</text:span></text:p>
      <text:p text:style-name="P13"><text:span text:style-name="T73"><text:s text:c="6"/>],</text:span></text:p>
      <text:p text:style-name="P13"><text:span text:style-name="T73"><text:s text:c="6"/>"fuzzy_match": true</text:span></text:p>
      <text:p text:style-name="P13"><text:span text:style-name="T73"><text:s text:c="4"/>},</text:span></text:p>
      <text:p text:style-name="P13"><text:span text:style-name="T73"><text:s text:c="4"/>{</text:span></text:p>
      <text:p text:style-name="P13"><text:span text:style-name="T73"><text:s text:c="6"/>"entity": "place",</text:span></text:p>
      <text:p text:style-name="P13"><text:span text:style-name="T73"><text:s text:c="6"/>"values": [</text:span></text:p>
      <text:p text:style-name="P13"><text:span text:style-name="T73"><text:s text:c="8"/>{</text:span></text:p>
      <text:p text:style-name="P13"><text:span text:style-name="T73"><text:s text:c="10"/>"type": "synonyms",</text:span></text:p>
      <text:p text:style-name="P13"><text:span text:style-name="T73"><text:s text:c="10"/>"value": "place",</text:span></text:p>
      <text:p text:style-name="P13"><text:span text:style-name="T73"><text:s text:c="10"/>"synonyms": [</text:span></text:p>
      <text:p text:style-name="P13"><text:span text:style-name="T73"><text:s text:c="12"/>"location",</text:span></text:p>
      <text:p text:style-name="P13"><text:span text:style-name="T73"><text:s text:c="12"/>"route",</text:span></text:p>
      <text:p text:style-name="P13"><text:span text:style-name="T73"><text:s text:c="12"/>"place"</text:span></text:p>
      <text:p text:style-name="P13"><text:span text:style-name="T73"><text:s text:c="10"/>]</text:span></text:p>
      <text:p text:style-name="P13"><text:span text:style-name="T73"><text:s text:c="8"/>}</text:span></text:p>
      <text:p text:style-name="P13"><text:span text:style-name="T73"><text:s text:c="6"/>],</text:span></text:p>
      <text:p text:style-name="P13"><text:span text:style-name="T73"><text:s text:c="6"/>"fuzzy_match": true</text:span></text:p>
      <text:p text:style-name="P13"><text:span text:style-name="T73"><text:s text:c="4"/>},</text:span></text:p>
      <text:p text:style-name="P13"><text:span text:style-name="T73"><text:s text:c="4"/>{</text:span></text:p>
      <text:p text:style-name="P13"><text:span text:style-name="T73"><text:s text:c="6"/>"entity": "bye",</text:span></text:p>
      <text:p text:style-name="P13"><text:span text:style-name="T73"><text:s text:c="6"/>"values": [</text:span></text:p>
      <text:p text:style-name="P13"><text:span text:style-name="T73"><text:s text:c="8"/>{</text:span></text:p>
      <text:p text:style-name="P13"><text:span text:style-name="T73"><text:s text:c="10"/>"type": "synonyms",</text:span></text:p>
      <text:p text:style-name="P13"><text:span text:style-name="T73"><text:s text:c="10"/>"value": "bye",</text:span></text:p>
      <text:p text:style-name="P13"><text:span text:style-name="T73"><text:s text:c="10"/>"synonyms": [</text:span></text:p>
      <text:p text:style-name="P13"><text:span text:style-name="T73"><text:s text:c="12"/>"thankyou",</text:span></text:p>
      <text:p text:style-name="P13"><text:span text:style-name="T73"><text:s text:c="12"/>"thanq",</text:span></text:p>
      <text:p text:style-name="P13"><text:span text:style-name="T73"><text:s text:c="12"/>"ty",</text:span></text:p>
      <text:p text:style-name="P13"><text:span text:style-name="T73"><text:s text:c="12"/>"bye",</text:span></text:p>
      <text:p text:style-name="P13"><text:span text:style-name="T73"><text:s text:c="12"/>"byee",</text:span></text:p>
      <text:p text:style-name="P13"><text:span text:style-name="T73"><text:s text:c="12"/>"see you",</text:span></text:p>
      <text:p text:style-name="P13"><text:span text:style-name="T73"><text:s text:c="12"/>"i'm fine. thankyou",</text:span></text:p>
      <text:p text:style-name="P13"><text:span text:style-name="T73"><text:s text:c="12"/>"goodbye"</text:span></text:p>
      <text:p text:style-name="P13"><text:span text:style-name="T73"><text:s text:c="10"/>]</text:span></text:p>
      <text:p text:style-name="P13"><text:span text:style-name="T73"><text:s text:c="8"/>}</text:span></text:p>
      <text:p text:style-name="P13"><text:span text:style-name="T73"><text:s text:c="6"/>],</text:span></text:p>
      <text:p text:style-name="P13"><text:span text:style-name="T73"><text:s text:c="6"/>"fuzzy_match": true</text:span></text:p>
      <text:p text:style-name="P13"><text:span text:style-name="T73"><text:s text:c="4"/>},</text:span></text:p>
      <text:p text:style-name="P13"><text:span text:style-name="T73"><text:s text:c="4"/>{</text:span></text:p>
      <text:p text:style-name="P13"><text:span text:style-name="T73"><text:s text:c="6"/>"entity": "greeting",</text:span></text:p>
      <text:p text:style-name="P13"><text:span text:style-name="T73"><text:s text:c="6"/>"values": [</text:span></text:p>
      <text:p text:style-name="P13"><text:span text:style-name="T73"><text:s text:c="8"/>{</text:span></text:p>
      <text:p text:style-name="P13"><text:span text:style-name="T73"><text:s text:c="10"/>"type": "synonyms",</text:span></text:p>
      <text:p text:style-name="P13"><text:span text:style-name="T73"><text:s text:c="10"/>"value": "greet",</text:span></text:p>
      <text:p text:style-name="P13"><text:span text:style-name="T73"><text:s text:c="10"/>"synonyms": [</text:span></text:p>
      <text:p text:style-name="P13"><text:span text:style-name="T73"><text:s text:c="12"/>"hii",</text:span></text:p>
      <text:p text:style-name="P13"><text:span text:style-name="T73"><text:s text:c="12"/>"hi",</text:span></text:p>
      <text:p text:style-name="P13"><text:span text:style-name="T73"><text:s text:c="12"/>"hey",</text:span></text:p>
      <text:p text:style-name="P13"><text:span text:style-name="T73"><text:s text:c="12"/>"heyy",</text:span></text:p>
      <text:p text:style-name="P13"><text:span text:style-name="T73"><text:s text:c="12"/>"hello",</text:span></text:p>
      <text:p text:style-name="P13"><text:span text:style-name="T73"><text:s text:c="12"/>"good morning",</text:span></text:p>
      <text:p text:style-name="P13"><text:span text:style-name="T73"><text:s text:c="12"/>"gud mrng"</text:span></text:p>
      <text:p text:style-name="P13"><text:span text:style-name="T73"><text:s text:c="10"/>]</text:span></text:p>
      <text:p text:style-name="P13"><text:span text:style-name="T73"><text:s text:c="8"/>}</text:span></text:p>
      <text:p text:style-name="P13"><text:span text:style-name="T73"><text:s text:c="6"/>],</text:span></text:p>
      <text:p text:style-name="P13"><text:span text:style-name="T73"><text:s text:c="6"/>"fuzzy_match": true</text:span></text:p>
      <text:p text:style-name="P13"><text:span text:style-name="T73"><text:s text:c="4"/>}</text:span></text:p>
      <text:p text:style-name="P13"><text:span text:style-name="T73"><text:s text:c="2"/>],</text:span></text:p>
      <text:p text:style-name="P13"><text:span text:style-name="T73"><text:s text:c="2"/>"metadata": {</text:span></text:p>
      <text:p text:style-name="P13"><text:span text:style-name="T73"><text:s text:c="4"/>"api_version": {</text:span></text:p>
      <text:p text:style-name="P13"><text:span text:style-name="T73"><text:s text:c="6"/>"major_version": "v2",</text:span></text:p>
      <text:p text:style-name="P13"><text:span text:style-name="T73"><text:s text:c="6"/>"minor_version": "2018-11-08"</text:span></text:p>
      <text:p text:style-name="P13"><text:span text:style-name="T73"><text:s text:c="4"/>},</text:span></text:p>
      <text:p text:style-name="P13"><text:span text:style-name="T73"><text:s text:c="4"/>"from-sample": true</text:span></text:p>
      <text:p text:style-name="P13"><text:span text:style-name="T73"><text:s text:c="2"/>},</text:span></text:p>
      <text:p text:style-name="P13"><text:span text:style-name="T73"><text:s text:c="2"/>"webhooks": [</text:span></text:p>
      <text:p text:style-name="P13"><text:span text:style-name="T73"><text:s text:c="4"/>{</text:span></text:p>
      <text:p text:style-name="P13"><text:span text:style-name="T73"><text:s text:c="6"/>"url": "</text:span><text:a xlink:href="https://eu-gb.functions.cloud.ibm.com/api/v1/web/yamsanirachna%40gmail.com_dev/default/fetch%20data.json"><text:span text:style-name="T74">https://eu-gb.functions.cloud.ibm.com/api/v1/web/yamsanirachna%40gmail.com_dev/default/fetch%20data.json</text:span></text:a><text:span text:style-name="T75">",</text:span></text:p>
      <text:p text:style-name="P13"><text:span text:style-name="T75"><text:s text:c="6"/>"name": "main_webhook",</text:span></text:p>
      <text:p text:style-name="P13"><text:span text:style-name="T75"><text:s text:c="6"/>"headers": []</text:span></text:p>
      <text:p text:style-name="P13"><text:span text:style-name="T75"><text:s text:c="4"/>}</text:span></text:p>
      <text:p text:style-name="P13"><text:span text:style-name="T75"><text:s text:c="2"/>],</text:span></text:p>
      <text:p text:style-name="P13"><text:span text:style-name="T75"><text:s text:c="2"/>"dialog_nodes": [</text:span></text:p>
      <text:p text:style-name="P13"><text:span text:style-name="T75"><text:s text:c="4"/>{</text:span></text:p>
      <text:p text:style-name="P13"><text:span text:style-name="T75"><text:s text:c="6"/>"type": "event_handler",</text:span></text:p>
      <text:p text:style-name="P13"><text:span text:style-name="T75"><text:s text:c="6"/>"output": {},</text:span></text:p>
      <text:p text:style-name="P13"><text:span text:style-name="T75"><text:s text:c="6"/>"parent": "slot_3_1590669389437",</text:span></text:p>
      <text:p text:style-name="P13"><text:span text:style-name="T75"><text:s text:c="6"/>"event_name": "focus",</text:span></text:p>
      <text:p text:style-name="P13"><text:span text:style-name="T75"><text:s text:c="6"/>"dialog_node": "handler_7_1590669389463",</text:span></text:p>
      <text:p text:style-name="P13"><text:span text:style-name="T75"><text:s text:c="6"/>"previous_sibling": "handler_1_1590669389463"</text:span></text:p>
      <text:p text:style-name="P13"><text:span text:style-name="T75"><text:s text:c="4"/>},</text:span></text:p>
      <text:p text:style-name="P13"><text:span text:style-name="T75"><text:s text:c="4"/>{</text:span></text:p>
      <text:p text:style-name="P13"><text:span text:style-name="T75"><text:s text:c="6"/>"type": "event_handler",</text:span></text:p>
      <text:p text:style-name="P13"><text:span text:style-name="T75"><text:s text:c="6"/>"parent": "slot_3_1590669389437",</text:span></text:p>
      <text:p text:style-name="P13"><text:span text:style-name="T75"><text:s text:c="6"/>"event_name": "input",</text:span></text:p>
      <text:p text:style-name="P13"><text:span text:style-name="T75"><text:s text:c="6"/>"dialog_node": "handler_1_1590669389463"</text:span></text:p>
      <text:p text:style-name="P13"><text:span text:style-name="T75"><text:s text:c="4"/>},</text:span></text:p>
      <text:p text:style-name="P13"><text:span text:style-name="T75"><text:s text:c="4"/>{</text:span></text:p>
      <text:p text:style-name="P13"><text:span text:style-name="T75"><text:s text:c="6"/>"type": "slot",</text:span></text:p>
      <text:p text:style-name="P13"><text:span text:style-name="T75"><text:s text:c="6"/>"parent": "node_7_1590592590015",</text:span></text:p>
      <text:p text:style-name="P13"><text:span text:style-name="T75"><text:s text:c="6"/>"dialog_node": "slot_3_1590669389437"</text:span></text:p>
      <text:p text:style-name="P13"><text:span text:style-name="T75"><text:s text:c="4"/>},</text:span></text:p>
      <text:p text:style-name="P13"><text:span text:style-name="T75"><text:s text:c="4"/>{</text:span></text:p>
      <text:p text:style-name="P13"><text:span text:style-name="T75"><text:s text:c="6"/>"type": "response_condition",</text:span></text:p>
      <text:p text:style-name="P13"><text:span text:style-name="T75"><text:s text:c="6"/>"output": {</text:span></text:p>
      <text:p text:style-name="P13"><text:span text:style-name="T75"><text:s text:c="8"/>"text": {</text:span></text:p>
      <text:p text:style-name="P13"><text:span text:style-name="T75"><text:s text:c="10"/>"values": [</text:span></text:p>
      <text:p text:style-name="P13"><text:span text:style-name="T75"><text:s text:c="12"/>"can you reframe again please"</text:span></text:p>
      <text:p text:style-name="P13"><text:span text:style-name="T75"><text:s text:c="10"/>],</text:span></text:p>
      <text:p text:style-name="P13"><text:span text:style-name="T75"><text:s text:c="10"/>"selection_policy": "sequential"</text:span></text:p>
      <text:p text:style-name="P13"><text:span text:style-name="T75"><text:s text:c="8"/>}</text:span></text:p>
      <text:p text:style-name="P13"><text:span text:style-name="T75"><text:s text:c="6"/>},</text:span></text:p>
      <text:p text:style-name="P13"><text:span text:style-name="T75"><text:s text:c="6"/>"parent": "node_1_1591097764124",</text:span></text:p>
      <text:p text:style-name="P13"><text:span text:style-name="T75"><text:s text:c="6"/>"conditions": "anything_else",</text:span></text:p>
      <text:p text:style-name="P13"><text:span text:style-name="T75"><text:s text:c="6"/>"dialog_node": "response_4_1591098496020",</text:span></text:p>
      <text:p text:style-name="P13"><text:span text:style-name="T75"><text:s text:c="6"/>"previous_sibling": "response_2_1591098358475"</text:span></text:p>
      <text:p text:style-name="P13"><text:span text:style-name="T75"><text:s text:c="4"/>},</text:span></text:p>
      <text:p text:style-name="P13"><text:span text:style-name="T75"><text:s text:c="4"/>{</text:span></text:p>
      <text:p text:style-name="P13"><text:span text:style-name="T75"><text:s text:c="6"/>"type": "response_condition",</text:span></text:p>
      <text:p text:style-name="P13"><text:span text:style-name="T75"><text:s text:c="6"/>"output": {</text:span></text:p>
      <text:p text:style-name="P13"><text:span text:style-name="T75"><text:s text:c="8"/>"text": {</text:span></text:p>
      <text:p text:style-name="P13"><text:span text:style-name="T75"><text:s text:c="10"/>"values": [</text:span></text:p>
      <text:p text:style-name="P13"><text:span text:style-name="T75"><text:s text:c="12"/>"\"&lt;?$webhook_result_1.passages[0].passage_text?&gt;\""</text:span></text:p>
      <text:p text:style-name="P13"><text:span text:style-name="T75"><text:s text:c="10"/>],</text:span></text:p>
      <text:p text:style-name="P13"><text:span text:style-name="T75"><text:s text:c="10"/>"selection_policy": "sequential"</text:span></text:p>
      <text:p text:style-name="P13"><text:span text:style-name="T75"><text:s text:c="8"/>}</text:span></text:p>
      <text:p text:style-name="P13"><text:span text:style-name="T75"><text:s text:c="6"/>},</text:span></text:p>
      <text:p text:style-name="P13"><text:span text:style-name="T75"><text:s text:c="6"/>"parent": "node_1_1591097764124",</text:span></text:p>
      <text:p text:style-name="P13"><text:span text:style-name="T75"><text:s text:c="6"/>"conditions": "$webhook_result_1",</text:span></text:p>
      <text:p text:style-name="P13"><text:span text:style-name="T75"><text:s text:c="6"/>"dialog_node": "response_2_1591098358475"</text:span></text:p>
      <text:p text:style-name="P13"><text:span text:style-name="T75"><text:s text:c="4"/>},</text:span></text:p>
      <text:p text:style-name="P13"><text:span text:style-name="T75"><text:s text:c="4"/>{</text:span></text:p>
      <text:p text:style-name="P13"><text:span text:style-name="T75"><text:s text:c="6"/>"type": "standard",</text:span></text:p>
      <text:p text:style-name="P13"><text:span text:style-name="T75"><text:s text:c="6"/>"title": "greet",</text:span></text:p>
      <text:p text:style-name="P13"><text:span text:style-name="T75"><text:s text:c="6"/>"output": {</text:span></text:p>
      <text:p text:style-name="P13"><text:span text:style-name="T75"><text:s text:c="8"/>"generic": [</text:span></text:p>
      <text:p text:style-name="P13"><text:span text:style-name="T75"><text:s text:c="10"/>{</text:span></text:p>
      <text:p text:style-name="P13"><text:span text:style-name="T75"><text:s text:c="12"/>"values": [</text:span></text:p>
      <text:p text:style-name="P13"><text:span text:style-name="T75"><text:s text:c="14"/>{</text:span></text:p>
      <text:p text:style-name="P13"><text:span text:style-name="T75"><text:s text:c="16"/>"text": "Heyy! Hope you are having a wonderful day.................Enter 1 to know more about Techo-Bot......\n\n"</text:span></text:p>
      <text:p text:style-name="P13"><text:span text:style-name="T75"><text:s text:c="14"/>},</text:span></text:p>
      <text:p text:style-name="P13"><text:span text:style-name="T75"><text:s text:c="14"/>{</text:span></text:p>
      <text:p text:style-name="P13"><text:span text:style-name="T75"><text:s text:c="16"/>"text": "Warm wishes to you from Samsung store............Enter 1 to know more about Techo-Bot......\n"</text:span></text:p>
      <text:p text:style-name="P13"><text:span text:style-name="T75"><text:s text:c="14"/>}</text:span></text:p>
      <text:p text:style-name="P13"><text:span text:style-name="T75"><text:s text:c="12"/>],</text:span></text:p>
      <text:p text:style-name="P13"><text:span text:style-name="T75"><text:s text:c="12"/>"response_type": "text",</text:span></text:p>
      <text:p text:style-name="P13"><text:span text:style-name="T75"><text:s text:c="12"/>"selection_policy": "sequential"</text:span></text:p>
      <text:p text:style-name="P13"><text:span text:style-name="T75"><text:s text:c="10"/>}</text:span></text:p>
      <text:p text:style-name="P13"><text:span text:style-name="T75"><text:s text:c="8"/>]</text:span></text:p>
      <text:p text:style-name="P13"><text:span text:style-name="T75"><text:s text:c="6"/>},</text:span></text:p>
      <text:p text:style-name="P13"><text:span text:style-name="T75"><text:s text:c="6"/>"conditions": "#greeting &amp;&amp; @greeting",</text:span></text:p>
      <text:p text:style-name="P13"><text:span text:style-name="T75"><text:s text:c="6"/>"dialog_node": "node_7_1590592590015",</text:span></text:p>
      <text:p text:style-name="P13"><text:span text:style-name="T75"><text:s text:c="6"/>"previous_sibling": "node_6_1590825453990"</text:span></text:p>
      <text:p text:style-name="P13"><text:span text:style-name="T75"><text:s text:c="4"/>},</text:span></text:p>
      <text:p text:style-name="P13"><text:span text:style-name="T75"><text:s text:c="4"/>{</text:span></text:p>
      <text:p text:style-name="P13"><text:span text:style-name="T75"><text:s text:c="6"/>"type": "standard",</text:span></text:p>
      <text:p text:style-name="P13"><text:span text:style-name="T75"><text:s text:c="6"/>"title": "Anything else",</text:span></text:p>
      <text:p text:style-name="P13"><text:span text:style-name="T75"><text:s text:c="6"/>"output": {</text:span></text:p>
      <text:p text:style-name="P13"><text:span text:style-name="T75"><text:s text:c="8"/>"generic": [</text:span></text:p>
      <text:p text:style-name="P13"><text:span text:style-name="T75"><text:s text:c="10"/>{</text:span></text:p>
      <text:p text:style-name="P13"><text:span text:style-name="T75"><text:s text:c="12"/>"values": [</text:span></text:p>
      <text:p text:style-name="P13"><text:span text:style-name="T75"><text:s text:c="14"/>{</text:span></text:p>
      <text:p text:style-name="P13"><text:span text:style-name="T75"><text:s text:c="16"/>"text": "I didn't understand. You can try rephrasing."</text:span></text:p>
      <text:p text:style-name="P13"><text:span text:style-name="T75"><text:s text:c="14"/>},</text:span></text:p>
      <text:p text:style-name="P13"><text:span text:style-name="T75"><text:s text:c="14"/>{</text:span></text:p>
      <text:p text:style-name="P13"><text:span text:style-name="T75"><text:s text:c="16"/>"text": "Can you reword your statement? I'm not understanding."</text:span></text:p>
      <text:p text:style-name="P13"><text:span text:style-name="T75"><text:s text:c="14"/>},</text:span></text:p>
      <text:p text:style-name="P13"><text:span text:style-name="T75"><text:s text:c="14"/>{</text:span></text:p>
      <text:p text:style-name="P13"><text:span text:style-name="T75"><text:s text:c="16"/>"text": "I didn't get your meaning."</text:span></text:p>
      <text:p text:style-name="P13"><text:span text:style-name="T75"><text:s text:c="14"/>},</text:span></text:p>
      <text:p text:style-name="P13"><text:span text:style-name="T75"><text:s text:c="14"/>{</text:span></text:p>
      <text:p text:style-name="P13"><text:span text:style-name="T75"><text:s text:c="16"/>"text": "Can you rephrase your sentence?"</text:span></text:p>
      <text:p text:style-name="P13"><text:span text:style-name="T75"><text:s text:c="14"/>}</text:span></text:p>
      <text:p text:style-name="P13"><text:span text:style-name="T75"><text:s text:c="12"/>],</text:span></text:p>
      <text:p text:style-name="P13"><text:span text:style-name="T75"><text:s text:c="12"/>"response_type": "text",</text:span></text:p>
      <text:p text:style-name="P13"><text:span text:style-name="T75"><text:s text:c="12"/>"selection_policy": "random"</text:span></text:p>
      <text:p text:style-name="P13"><text:span text:style-name="T75"><text:s text:c="10"/>}</text:span></text:p>
      <text:p text:style-name="P13"><text:span text:style-name="T75"><text:s text:c="8"/>]</text:span></text:p>
      <text:p text:style-name="P13"><text:span text:style-name="T75"><text:s text:c="6"/>},</text:span></text:p>
      <text:p text:style-name="P13"><text:span text:style-name="T75"><text:s text:c="6"/>"conditions": "anything_else",</text:span></text:p>
      <text:p text:style-name="P13"><text:span text:style-name="T75"><text:s text:c="6"/>"dialog_node": "Anything else",</text:span></text:p>
      <text:p text:style-name="P13"><text:span text:style-name="T75"><text:s text:c="6"/>"previous_sibling": "node_10_1590824268151",</text:span></text:p>
      <text:p text:style-name="P13"><text:span text:style-name="T75"><text:s text:c="6"/>"disambiguation_opt_out": true</text:span></text:p>
      <text:p text:style-name="P13"><text:span text:style-name="T75"><text:s text:c="4"/>},</text:span></text:p>
      <text:p text:style-name="P13"><text:span text:style-name="T75"><text:s text:c="4"/>{</text:span></text:p>
      <text:p text:style-name="P13"><text:span text:style-name="T75"><text:s text:c="6"/>"type": "standard",</text:span></text:p>
      <text:p text:style-name="P13"><text:span text:style-name="T75"><text:s text:c="6"/>"title": "what",</text:span></text:p>
      <text:p text:style-name="P13"><text:span text:style-name="T75"><text:s text:c="6"/>"output": {</text:span></text:p>
      <text:p text:style-name="P13"><text:span text:style-name="T75"><text:s text:c="8"/>"generic": [</text:span></text:p>
      <text:p text:style-name="P13"><text:span text:style-name="T75"><text:s text:c="10"/>{</text:span></text:p>
      <text:p text:style-name="P13"><text:span text:style-name="T75"><text:s text:c="12"/>"values": [</text:span></text:p>
      <text:p text:style-name="P13"><text:span text:style-name="T75"><text:s text:c="14"/>{</text:span></text:p>
      <text:p text:style-name="P13"><text:span text:style-name="T75"><text:s text:c="16"/>"text": "Techo-Bot is here to be your Guide for your Samsung products.....You can ask me about Timings,Location,Safety Warnings,Connections of your Soundbar,a mobile device,about Samsung auto remote app,installing wall mount etc..........\n\n"</text:span></text:p>
      <text:p text:style-name="P13"><text:span text:style-name="T75"><text:s text:c="14"/>}</text:span></text:p>
      <text:p text:style-name="P13"><text:span text:style-name="T75"><text:s text:c="12"/>],</text:span></text:p>
      <text:p text:style-name="P13"><text:span text:style-name="T75"><text:s text:c="12"/>"response_type": "text",</text:span></text:p>
      <text:p text:style-name="P13"><text:span text:style-name="T75"><text:s text:c="12"/>"selection_policy": "sequential"</text:span></text:p>
      <text:p text:style-name="P13"><text:span text:style-name="T75"><text:s text:c="10"/>}</text:span></text:p>
      <text:p text:style-name="P13"><text:span text:style-name="T75"><text:s text:c="8"/>]</text:span></text:p>
      <text:p text:style-name="P13"><text:span text:style-name="T75"><text:s text:c="6"/>},</text:span></text:p>
      <text:p text:style-name="P13"><text:span text:style-name="T75"><text:s text:c="6"/>"conditions": "#what",</text:span></text:p>
      <text:p text:style-name="P13"><text:span text:style-name="T75"><text:s text:c="6"/>"dialog_node": "node_6_1591290363495",</text:span></text:p>
      <text:p text:style-name="P13"><text:span text:style-name="T75"><text:s text:c="6"/>"previous_sibling": "Welcome"</text:span></text:p>
      <text:p text:style-name="P13"><text:span text:style-name="T75"><text:s text:c="4"/>},</text:span></text:p>
      <text:p text:style-name="P13"><text:span text:style-name="T75"><text:s text:c="4"/>{</text:span></text:p>
      <text:p text:style-name="P13"><text:span text:style-name="T75"><text:s text:c="6"/>"type": "standard",</text:span></text:p>
      <text:p text:style-name="P13"><text:span text:style-name="T75"><text:s text:c="6"/>"title": "bye",</text:span></text:p>
      <text:p text:style-name="P13"><text:span text:style-name="T75"><text:s text:c="6"/>"output": {</text:span></text:p>
      <text:p text:style-name="P13"><text:span text:style-name="T75"><text:s text:c="8"/>"generic": [</text:span></text:p>
      <text:p text:style-name="P13"><text:span text:style-name="T75"><text:s text:c="10"/>{</text:span></text:p>
      <text:p text:style-name="P13"><text:span text:style-name="T75"><text:s text:c="12"/>"values": [],</text:span></text:p>
      <text:p text:style-name="P13"><text:span text:style-name="T75"><text:s text:c="12"/>"response_type": "text",</text:span></text:p>
      <text:p text:style-name="P13"><text:span text:style-name="T75"><text:s text:c="12"/>"selection_policy": "sequential"</text:span></text:p>
      <text:p text:style-name="P13"><text:span text:style-name="T75"><text:s text:c="10"/>},</text:span></text:p>
      <text:p text:style-name="P13"><text:span text:style-name="T75"><text:s text:c="10"/>{</text:span></text:p>
      <text:p text:style-name="P13"><text:span text:style-name="T75"><text:s text:c="12"/>"values": [</text:span></text:p>
      <text:p text:style-name="P13"><text:span text:style-name="T75"><text:s text:c="14"/>{</text:span></text:p>
      <text:p text:style-name="P13"><text:span text:style-name="T75"><text:s text:c="16"/>"text": "Bye! Hope you had good time."</text:span></text:p>
      <text:p text:style-name="P13"><text:span text:style-name="T75"><text:s text:c="14"/>},</text:span></text:p>
      <text:p text:style-name="P13"><text:span text:style-name="T75"><text:s text:c="14"/>{</text:span></text:p>
      <text:p text:style-name="P13"><text:span text:style-name="T75"><text:s text:c="16"/>"text": "Thankyou. Do visit our store."</text:span></text:p>
      <text:p text:style-name="P13"><text:span text:style-name="T75"><text:s text:c="14"/>},</text:span></text:p>
      <text:p text:style-name="P13"><text:span text:style-name="T75"><text:s text:c="14"/>{</text:span></text:p>
      <text:p text:style-name="P13"><text:span text:style-name="T75"><text:s text:c="16"/>"text": "Thankyou. Anything else you wanna know?"</text:span></text:p>
      <text:p text:style-name="P13"><text:span text:style-name="T75"><text:s text:c="14"/>}</text:span></text:p>
      <text:p text:style-name="P13"><text:span text:style-name="T75"><text:s text:c="12"/>],</text:span></text:p>
      <text:p text:style-name="P13"><text:span text:style-name="T75"><text:s text:c="12"/>"response_type": "text",</text:span></text:p>
      <text:p text:style-name="P13"><text:span text:style-name="T75"><text:s text:c="12"/>"selection_policy": "sequential"</text:span></text:p>
      <text:p text:style-name="P13"><text:span text:style-name="T75"><text:s text:c="10"/>}</text:span></text:p>
      <text:p text:style-name="P13"><text:span text:style-name="T75"><text:s text:c="8"/>]</text:span></text:p>
      <text:p text:style-name="P13"><text:span text:style-name="T75"><text:s text:c="6"/>},</text:span></text:p>
      <text:p text:style-name="P13"><text:span text:style-name="T75"><text:s text:c="6"/>"conditions": "#bye",</text:span></text:p>
      <text:p text:style-name="P13"><text:span text:style-name="T75"><text:s text:c="6"/>"digress_in": "does_not_return",</text:span></text:p>
      <text:p text:style-name="P13"><text:span text:style-name="T75"><text:s text:c="6"/>"dialog_node": "node_10_1590824268151",</text:span></text:p>
      <text:p text:style-name="P13"><text:span text:style-name="T75"><text:s text:c="6"/>"previous_sibling": "node_7_1590305469997"</text:span></text:p>
      <text:p text:style-name="P13"><text:span text:style-name="T75"><text:s text:c="4"/>},</text:span></text:p>
      <text:p text:style-name="P13"><text:span text:style-name="T75"><text:s text:c="4"/>{</text:span></text:p>
      <text:p text:style-name="P13"><text:span text:style-name="T75"><text:s text:c="6"/>"type": "standard",</text:span></text:p>
      <text:p text:style-name="P13"><text:span text:style-name="T75"><text:s text:c="6"/>"title": "information",</text:span></text:p>
      <text:p text:style-name="P13"><text:span text:style-name="T75"><text:s text:c="6"/>"actions": [</text:span></text:p>
      <text:p text:style-name="P13"><text:span text:style-name="T75"><text:s text:c="8"/>{</text:span></text:p>
      <text:p text:style-name="P13"><text:span text:style-name="T75"><text:s text:c="10"/>"name": "main_webhook",</text:span></text:p>
      <text:p text:style-name="P13"><text:span text:style-name="T75"><text:s text:c="10"/>"type": "webhook",</text:span></text:p>
      <text:p text:style-name="P13"><text:span text:style-name="T75"><text:s text:c="10"/>"parameters": {</text:span></text:p>
      <text:p text:style-name="P13"><text:span text:style-name="T75"><text:s text:c="12"/>"input": "&lt;?input_text?&gt;"</text:span></text:p>
      <text:p text:style-name="P13"><text:span text:style-name="T75"><text:s text:c="10"/>},</text:span></text:p>
      <text:p text:style-name="P13"><text:span text:style-name="T75"><text:s text:c="10"/>"result_variable": "webhook_result_1"</text:span></text:p>
      <text:p text:style-name="P13"><text:span text:style-name="T75"><text:s text:c="8"/>}</text:span></text:p>
      <text:p text:style-name="P13"><text:span text:style-name="T75"><text:s text:c="6"/>],</text:span></text:p>
      <text:p text:style-name="P13"><text:span text:style-name="T75"><text:s text:c="6"/>"metadata": {</text:span></text:p>
      <text:p text:style-name="P13"><text:span text:style-name="T75"><text:s text:c="8"/>"_customization": {</text:span></text:p>
      <text:p text:style-name="P13"><text:span text:style-name="T75"><text:s text:c="10"/>"mcr": true</text:span></text:p>
      <text:p text:style-name="P13"><text:span text:style-name="T75"><text:s text:c="8"/>}</text:span></text:p>
      <text:p text:style-name="P13"><text:span text:style-name="T75"><text:s text:c="6"/>},</text:span></text:p>
      <text:p text:style-name="P13"><text:span text:style-name="T75"><text:s text:c="6"/>"conditions": "#information",</text:span></text:p>
      <text:p text:style-name="P13"><text:span text:style-name="T75"><text:s text:c="6"/>"dialog_node": "node_1_1591097764124",</text:span></text:p>
      <text:p text:style-name="P13"><text:span text:style-name="T75"><text:s text:c="6"/>"previous_sibling": "node_6_1591290363495"</text:span></text:p>
      <text:p text:style-name="P13"><text:span text:style-name="T75"><text:s text:c="4"/>},</text:span></text:p>
      <text:p text:style-name="P13"><text:span text:style-name="T75"><text:s text:c="4"/>{</text:span></text:p>
      <text:p text:style-name="P13"><text:span text:style-name="T75"><text:s text:c="6"/>"type": "standard",</text:span></text:p>
      <text:p text:style-name="P13"><text:span text:style-name="T75"><text:s text:c="6"/>"title": "hours",</text:span></text:p>
      <text:p text:style-name="P13"><text:span text:style-name="T75"><text:s text:c="6"/>"output": {</text:span></text:p>
      <text:p text:style-name="P13"><text:span text:style-name="T75"><text:s text:c="8"/>"generic": [</text:span></text:p>
      <text:p text:style-name="P13"><text:span text:style-name="T75"><text:s text:c="10"/>{</text:span></text:p>
      <text:p text:style-name="P13"><text:span text:style-name="T75"><text:s text:c="12"/>"values": [</text:span></text:p>
      <text:p text:style-name="P13"><text:span text:style-name="T75"><text:s text:c="14"/>{</text:span></text:p>
      <text:p text:style-name="P13"><text:span text:style-name="T75"><text:s text:c="16"/>"text": "Our Stores are open from 9am in the morning to 10pm.\n We work on Sundays also\n"</text:span></text:p>
      <text:p text:style-name="P13"><text:span text:style-name="T75"><text:s text:c="14"/>}</text:span></text:p>
      <text:p text:style-name="P13"><text:span text:style-name="T75"><text:s text:c="12"/>],</text:span></text:p>
      <text:p text:style-name="P13"><text:span text:style-name="T75"><text:s text:c="12"/>"response_type": "text",</text:span></text:p>
      <text:p text:style-name="P13"><text:span text:style-name="T75"><text:s text:c="12"/>"selection_policy": "random"</text:span></text:p>
      <text:p text:style-name="P13"><text:span text:style-name="T75"><text:s text:c="10"/>}</text:span></text:p>
      <text:p text:style-name="P13"><text:span text:style-name="T75"><text:s text:c="8"/>]</text:span></text:p>
      <text:p text:style-name="P13"><text:span text:style-name="T75"><text:s text:c="6"/>},</text:span></text:p>
      <text:p text:style-name="P13"><text:span text:style-name="T75"><text:s text:c="6"/>"conditions": "#hours &amp;&amp; @time",</text:span></text:p>
      <text:p text:style-name="P13"><text:span text:style-name="T75"><text:s text:c="6"/>"dialog_node": "node_7_1590305469997",</text:span></text:p>
      <text:p text:style-name="P13"><text:span text:style-name="T75"><text:s text:c="6"/>"previous_sibling": "node_2_1590314565555"</text:span></text:p>
      <text:p text:style-name="P13"><text:span text:style-name="T75"><text:s text:c="4"/>},</text:span></text:p>
      <text:p text:style-name="P13"><text:span text:style-name="T75"><text:s text:c="4"/>{</text:span></text:p>
      <text:p text:style-name="P13"><text:span text:style-name="T75"><text:s text:c="6"/>"type": "standard",</text:span></text:p>
      <text:p text:style-name="P13"><text:span text:style-name="T75"><text:s text:c="6"/>"title": "location",</text:span></text:p>
      <text:p text:style-name="P13"><text:span text:style-name="T75"><text:s text:c="6"/>"output": {</text:span></text:p>
      <text:p text:style-name="P13"><text:span text:style-name="T75"><text:s text:c="8"/>"generic": [</text:span></text:p>
      <text:p text:style-name="P13"><text:span text:style-name="T75"><text:s text:c="10"/>{</text:span></text:p>
      <text:p text:style-name="P13"><text:span text:style-name="T75"><text:s text:c="12"/>"values": [</text:span></text:p>
      <text:p text:style-name="P13"><text:span text:style-name="T75"><text:s text:c="14"/>{</text:span></text:p>
      <text:p text:style-name="P13"><text:span text:style-name="T75"><text:s text:c="16"/>"text": "Store locator is here to find stores near you....<text:s/></text:span><text:a xlink:href="https://www.samsung.com/in/storelocator/"><text:span text:style-name="T76">https://www.samsung.com/in/storelocator/</text:span></text:a><text:span text:style-name="T77">"</text:span></text:p>
      <text:p text:style-name="P13"><text:span text:style-name="T77"><text:s text:c="14"/>},</text:span></text:p>
      <text:p text:style-name="P13"><text:span text:style-name="T77"><text:s text:c="14"/>{</text:span></text:p>
      <text:p text:style-name="P13"><text:span text:style-name="T77"><text:s text:c="16"/>"text": ""</text:span></text:p>
      <text:p text:style-name="P13"><text:span text:style-name="T77"><text:s text:c="14"/>}</text:span></text:p>
      <text:p text:style-name="P13"><text:span text:style-name="T77"><text:s text:c="12"/>],</text:span></text:p>
      <text:p text:style-name="P13"><text:span text:style-name="T77"><text:s text:c="12"/>"response_type": "text",</text:span></text:p>
      <text:p text:style-name="P13"><text:span text:style-name="T77"><text:s text:c="12"/>"selection_policy": "sequential"</text:span></text:p>
      <text:p text:style-name="P13"><text:span text:style-name="T77"><text:s text:c="10"/>}</text:span></text:p>
      <text:p text:style-name="P13"><text:span text:style-name="T77"><text:s text:c="8"/>]</text:span></text:p>
      <text:p text:style-name="P13"><text:span text:style-name="T77"><text:s text:c="6"/>},</text:span></text:p>
      <text:p text:style-name="P13"><text:span text:style-name="T77"><text:s text:c="6"/>"conditions": "#location &amp;&amp; @place",</text:span></text:p>
      <text:p text:style-name="P13"><text:span text:style-name="T77"><text:s text:c="6"/>"dialog_node": "node_2_1590314565555",</text:span></text:p>
      <text:p text:style-name="P13"><text:span text:style-name="T77"><text:s text:c="6"/>"previous_sibling": "node_7_1590592590015"</text:span></text:p>
      <text:p text:style-name="P13"><text:span text:style-name="T77"><text:s text:c="4"/>},</text:span></text:p>
      <text:p text:style-name="P13"><text:span text:style-name="T77"><text:s text:c="4"/>{</text:span></text:p>
      <text:p text:style-name="P13"><text:span text:style-name="T77"><text:s text:c="6"/>"type": "standard",</text:span></text:p>
      <text:p text:style-name="P13"><text:span text:style-name="T77"><text:s text:c="6"/>"title": "appointment",</text:span></text:p>
      <text:p text:style-name="P13"><text:span text:style-name="T77"><text:s text:c="6"/>"output": {</text:span></text:p>
      <text:p text:style-name="P13"><text:span text:style-name="T77"><text:s text:c="8"/>"generic": [</text:span></text:p>
      <text:p text:style-name="P13"><text:span text:style-name="T77"><text:s text:c="10"/>{</text:span></text:p>
      <text:p text:style-name="P13"><text:span text:style-name="T77"><text:s text:c="12"/>"values": [],</text:span></text:p>
      <text:p text:style-name="P13"><text:span text:style-name="T77"><text:s text:c="12"/>"response_type": "text",</text:span></text:p>
      <text:p text:style-name="P13"><text:span text:style-name="T77"><text:s text:c="12"/>"selection_policy": "sequential"</text:span></text:p>
      <text:p text:style-name="P13"><text:span text:style-name="T77"><text:s text:c="10"/>},</text:span></text:p>
      <text:p text:style-name="P13"><text:span text:style-name="T77"><text:s text:c="10"/>{</text:span></text:p>
      <text:p text:style-name="P13"><text:span text:style-name="T77"><text:s text:c="12"/>"values": [</text:span></text:p>
      <text:p text:style-name="P13"><text:span text:style-name="T77"><text:s text:c="14"/>{</text:span></text:p>
      <text:p text:style-name="P13"><text:span text:style-name="T77"><text:s text:c="16"/>"text": "Please visit the store within the working hours of the store."</text:span></text:p>
      <text:p text:style-name="P13"><text:span text:style-name="T77"><text:s text:c="14"/>},</text:span></text:p>
      <text:p text:style-name="P13"><text:span text:style-name="T77"><text:s text:c="14"/>{</text:span></text:p>
      <text:p text:style-name="P13"><text:span text:style-name="T77"><text:s text:c="16"/>"text": ""</text:span></text:p>
      <text:p text:style-name="P13"><text:span text:style-name="T77"><text:s text:c="14"/>}</text:span></text:p>
      <text:p text:style-name="P13"><text:span text:style-name="T77"><text:s text:c="12"/>],</text:span></text:p>
      <text:p text:style-name="P13"><text:span text:style-name="T77"><text:s text:c="12"/>"response_type": "text",</text:span></text:p>
      <text:p text:style-name="P13"><text:span text:style-name="T77"><text:s text:c="12"/>"selection_policy": "sequential"</text:span></text:p>
      <text:p text:style-name="P13"><text:span text:style-name="T77"><text:s text:c="10"/>}</text:span></text:p>
      <text:p text:style-name="P13"><text:span text:style-name="T77"><text:s text:c="8"/>]</text:span></text:p>
      <text:p text:style-name="P13"><text:span text:style-name="T77"><text:s text:c="6"/>},</text:span></text:p>
      <text:p text:style-name="P13"><text:span text:style-name="T77"><text:s text:c="6"/>"conditions": "#Customer_Care_Appointments &amp;&amp; #appointment",</text:span></text:p>
      <text:p text:style-name="P13"><text:span text:style-name="T77"><text:s text:c="6"/>"dialog_node": "node_6_1590825453990",</text:span></text:p>
      <text:p text:style-name="P13"><text:span text:style-name="T77"><text:s text:c="6"/>"previous_sibling": "node_1_1591097764124"</text:span></text:p>
      <text:p text:style-name="P13"><text:span text:style-name="T77"><text:s text:c="4"/>},</text:span></text:p>
      <text:p text:style-name="P13"><text:span text:style-name="T77"><text:s text:c="4"/>{</text:span></text:p>
      <text:p text:style-name="P13"><text:span text:style-name="T77"><text:s text:c="6"/>"type": "standard",</text:span></text:p>
      <text:p text:style-name="P13"><text:span text:style-name="T77"><text:s text:c="6"/>"title": "Welcome",</text:span></text:p>
      <text:p text:style-name="P13"><text:span text:style-name="T77"><text:s text:c="6"/>"output": {</text:span></text:p>
      <text:p text:style-name="P13"><text:span text:style-name="T77"><text:s text:c="8"/>"generic": [</text:span></text:p>
      <text:p text:style-name="P13"><text:span text:style-name="T77"><text:s text:c="10"/>{</text:span></text:p>
      <text:p text:style-name="P13"><text:span text:style-name="T77"><text:s text:c="12"/>"values": [</text:span></text:p>
      <text:p text:style-name="P13"><text:span text:style-name="T77"><text:s text:c="14"/>{</text:span></text:p>
      <text:p text:style-name="P13"><text:span text:style-name="T77"><text:s text:c="16"/>"text": "Hello mate!. Techo-Bot is here to assist you . How may I help you? "</text:span></text:p>
      <text:p text:style-name="P13"><text:span text:style-name="T77"><text:s text:c="14"/>}</text:span></text:p>
      <text:p text:style-name="P13"><text:span text:style-name="T77"><text:s text:c="12"/>],</text:span></text:p>
      <text:p text:style-name="P13"><text:span text:style-name="T77"><text:s text:c="12"/>"response_type": "text",</text:span></text:p>
      <text:p text:style-name="P13"><text:span text:style-name="T77"><text:s text:c="12"/>"selection_policy": "sequential"</text:span></text:p>
      <text:p text:style-name="P13"><text:span text:style-name="T77"><text:s text:c="10"/>},</text:span></text:p>
      <text:p text:style-name="P13"><text:span text:style-name="T77"><text:s text:c="10"/>{</text:span></text:p>
      <text:p text:style-name="P13"><text:span text:style-name="T77"><text:s text:c="12"/>"values": [],</text:span></text:p>
      <text:p text:style-name="P13"><text:span text:style-name="T77"><text:s text:c="12"/>"response_type": "text",</text:span></text:p>
      <text:p text:style-name="P13"><text:span text:style-name="T77"><text:s text:c="12"/>"selection_policy": "sequential"</text:span></text:p>
      <text:p text:style-name="P13"><text:span text:style-name="T77"><text:s text:c="10"/>}</text:span></text:p>
      <text:p text:style-name="P13"><text:span text:style-name="T77"><text:s text:c="8"/>]</text:span></text:p>
      <text:p text:style-name="P13"><text:span text:style-name="T77"><text:s text:c="6"/>},</text:span></text:p>
      <text:p text:style-name="P13"><text:span text:style-name="T77"><text:s text:c="6"/>"conditions": "welcome",</text:span></text:p>
      <text:p text:style-name="P13"><text:span text:style-name="T77"><text:s text:c="6"/>"dialog_node": "Welcome"</text:span></text:p>
      <text:p text:style-name="P13"><text:span text:style-name="T77"><text:s text:c="4"/>}</text:span></text:p>
      <text:p text:style-name="P13"><text:span text:style-name="T77"><text:s text:c="2"/>],</text:span></text:p>
      <text:p text:style-name="P13"><text:span text:style-name="T77"><text:s text:c="2"/>"counterexamples": [],</text:span></text:p>
      <text:p text:style-name="P13"><text:span text:style-name="T77"><text:s text:c="2"/>"system_settings": {</text:span></text:p>
      <text:p text:style-name="P13"><text:span text:style-name="T77"><text:s text:c="4"/>"off_topic": {</text:span></text:p>
      <text:p text:style-name="P13"><text:span text:style-name="T77"><text:s text:c="6"/>"enabled": true</text:span></text:p>
      <text:p text:style-name="P13"><text:span text:style-name="T77"><text:s text:c="4"/>},</text:span></text:p>
      <text:p text:style-name="P13"><text:span text:style-name="T77"><text:s text:c="4"/>"disambiguation": {</text:span></text:p>
      <text:p text:style-name="P13"><text:span text:style-name="T77"><text:s text:c="6"/>"prompt": "Did you mean:",</text:span></text:p>
      <text:p text:style-name="P13"><text:span text:style-name="T77"><text:s text:c="6"/>"enabled": true,</text:span></text:p>
      <text:p text:style-name="P13"><text:span text:style-name="T77"><text:s text:c="6"/>"randomize": true,</text:span></text:p>
      <text:p text:style-name="P13"><text:span text:style-name="T77"><text:s text:c="6"/>"max_suggestions": 5,</text:span></text:p>
      <text:p text:style-name="P13"><text:span text:style-name="T77"><text:s text:c="6"/>"suggestion_text_policy": "title",</text:span></text:p>
      <text:p text:style-name="P13"><text:span text:style-name="T77"><text:s text:c="6"/>"none_of_the_above_prompt": "None of the above"</text:span></text:p>
      <text:p text:style-name="P13"><text:span text:style-name="T77"><text:s text:c="4"/>},</text:span></text:p>
      <text:p text:style-name="P13"><text:span text:style-name="T77"><text:s text:c="4"/>"system_entities": {</text:span></text:p>
      <text:p text:style-name="P13"><text:span text:style-name="T77"><text:s text:c="6"/>"enabled": true</text:span></text:p>
      <text:p text:style-name="P13"><text:span text:style-name="T77"><text:s text:c="4"/>},</text:span></text:p>
      <text:p text:style-name="P13"><text:span text:style-name="T77"><text:s text:c="4"/>"human_agent_assist": {</text:span></text:p>
      <text:p text:style-name="P13"><text:span text:style-name="T77"><text:s text:c="6"/>"prompt": "Did you mean:"</text:span></text:p>
      <text:p text:style-name="P13"><text:span text:style-name="T77"><text:s text:c="4"/>},</text:span></text:p>
      <text:p text:style-name="P13"><text:span text:style-name="T77"><text:s text:c="4"/>"spelling_auto_correct": true</text:span></text:p>
      <text:p text:style-name="P13"><text:span text:style-name="T77"><text:s text:c="2"/>},</text:span></text:p>
      <text:p text:style-name="P13"><text:span text:style-name="T77"><text:s text:c="2"/>"learning_opt_out": false,</text:span></text:p>
      <text:p text:style-name="P13"><text:span text:style-name="T77"><text:s text:c="2"/>"name": "Store Help Chatbot",</text:span></text:p>
      <text:p text:style-name="P13"><text:span text:style-name="T77"><text:s text:c="2"/>"language": "en",</text:span></text:p>
      <text:p text:style-name="P13"><text:span text:style-name="T77"><text:s text:c="2"/>"description": ""</text:span></text:p>
      <text:p text:style-name="P13"><text:span text:style-name="T77">}</text:span></text:p>
      <text:p text:style-name="P14"><text:span text:style-name="T78"/></text:p>
      <text:p text:style-name="P14"><text:span text:style-name="T78"/></text:p>
      <text:p text:style-name="P14"><text:span text:style-name="T78"/></text:p>
      <text:p text:style-name="P14"><text:span text:style-name="T78"><text:s/></text:span></text:p>
      <text:p text:style-name="P14"><text:span text:style-name="T78"/></text:p>
      <text:p text:style-name="P15"><text:span text:style-name="T7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